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902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4717in"/>
    </style:style>
    <style:style style:name="co5" style:family="table-column">
      <style:table-column-properties fo:break-before="auto" style:column-width="1.3047in"/>
    </style:style>
    <style:style style:name="co6" style:family="table-column">
      <style:table-column-properties fo:break-before="auto" style:column-width="1.1827in"/>
    </style:style>
    <style:style style:name="co7" style:family="table-column">
      <style:table-column-properties fo:break-before="auto" style:column-width="1.332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dbdbd"/>
    </style:style>
    <style:style style:name="ce2" style:family="table-cell" style:parent-style-name="Default">
      <style:table-cell-properties fo:background-color="#ff1744"/>
    </style:style>
    <style:style style:name="ce3" style:family="table-cell" style:parent-style-name="Default">
      <style:table-cell-properties fo:background-color="#536dfe"/>
    </style:style>
    <style:style style:name="ce4" style:family="table-cell" style:parent-style-name="Default">
      <style:table-cell-properties fo:background-color="#e040fb"/>
    </style:style>
    <style:style style:name="ce9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Olimex A20 GPIO Pins</text:p>
          </table:table-cell>
          <table:table-cell table:style-name="Default" table:number-columns-repeated="2"/>
          <table:table-cell table:number-columns-repeated="8"/>
        </table:table-row>
        <table:table-row table:style-name="ro1">
          <table:table-cell table:style-name="Default" office:value-type="string" calcext:value-type="string">
            <text:p>Line</text:p>
          </table:table-cell>
          <table:table-cell table:style-name="Default" office:value-type="string" calcext:value-type="string">
            <text:p>Chip</text:p>
          </table:table-cell>
          <table:table-cell table:style-name="Default" office:value-type="string" calcext:value-type="string">
            <text:p>GPIO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GPIO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Alternate Function</text:p>
          </table:table-cell>
          <table:table-cell table:number-columns-repeated="2"/>
          <table:table-cell office:value-type="string" calcext:value-type="string">
            <text:p>Used in Unicomp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piochip0</text:p>
          </table:table-cell>
          <table:table-cell table:formula="of:=&quot;GPIO&quot;&amp;CHAR(FLOOR([.A3]/32)+HEX2DEC(41))&amp;&quot;_&quot;&amp;MOD([.A3];32)" office:value-type="string" office:string-value="GPIOA_0" calcext:value-type="string">
            <text:p>GPIOA_0</text:p>
          </table:table-cell>
          <table:table-cell table:number-columns-repeated="8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string" calcext:value-type="string">
            <text:p>gpiochip0</text:p>
          </table:table-cell>
          <table:table-cell table:formula="of:=&quot;GPIO&quot;&amp;CHAR(FLOOR([.A4]/32)+HEX2DEC(41))&amp;&quot;_&quot;&amp;MOD([.A4];32)" office:value-type="string" office:string-value="GPIOA_1" calcext:value-type="string">
            <text:p>GPIOA_1</text:p>
          </table:table-cell>
          <table:table-cell table:number-columns-repeated="8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string" calcext:value-type="string">
            <text:p>gpiochip0</text:p>
          </table:table-cell>
          <table:table-cell table:formula="of:=&quot;GPIO&quot;&amp;CHAR(FLOOR([.A5]/32)+HEX2DEC(41))&amp;&quot;_&quot;&amp;MOD([.A5];32)" office:value-type="string" office:string-value="GPIOA_2" calcext:value-type="string">
            <text:p>GPIOA_2</text:p>
          </table:table-cell>
          <table:table-cell table:number-columns-repeated="8"/>
        </table:table-row>
        <table:table-row table:style-name="ro1" table:visibility="collapse">
          <table:table-cell office:value-type="float" office:value="3" calcext:value-type="float">
            <text:p>3</text:p>
          </table:table-cell>
          <table:table-cell office:value-type="string" calcext:value-type="string">
            <text:p>gpiochip0</text:p>
          </table:table-cell>
          <table:table-cell table:formula="of:=&quot;GPIO&quot;&amp;CHAR(FLOOR([.A6]/32)+HEX2DEC(41))&amp;&quot;_&quot;&amp;MOD([.A6];32)" office:value-type="string" office:string-value="GPIOA_3" calcext:value-type="string">
            <text:p>GPIOA_3</text:p>
          </table:table-cell>
          <table:table-cell table:number-columns-repeated="8"/>
        </table:table-row>
        <table:table-row table:style-name="ro1" table:visibility="collapse">
          <table:table-cell office:value-type="float" office:value="4" calcext:value-type="float">
            <text:p>4</text:p>
          </table:table-cell>
          <table:table-cell office:value-type="string" calcext:value-type="string">
            <text:p>gpiochip0</text:p>
          </table:table-cell>
          <table:table-cell table:formula="of:=&quot;GPIO&quot;&amp;CHAR(FLOOR([.A7]/32)+HEX2DEC(41))&amp;&quot;_&quot;&amp;MOD([.A7];32)" office:value-type="string" office:string-value="GPIOA_4" calcext:value-type="string">
            <text:p>GPIOA_4</text:p>
          </table:table-cell>
          <table:table-cell table:number-columns-repeated="8"/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string" calcext:value-type="string">
            <text:p>gpiochip0</text:p>
          </table:table-cell>
          <table:table-cell table:formula="of:=&quot;GPIO&quot;&amp;CHAR(FLOOR([.A8]/32)+HEX2DEC(41))&amp;&quot;_&quot;&amp;MOD([.A8];32)" office:value-type="string" office:string-value="GPIOA_5" calcext:value-type="string">
            <text:p>GPIOA_5</text:p>
          </table:table-cell>
          <table:table-cell table:number-columns-repeated="8"/>
        </table:table-row>
        <table:table-row table:style-name="ro1" table:visibility="collapse">
          <table:table-cell office:value-type="float" office:value="6" calcext:value-type="float">
            <text:p>6</text:p>
          </table:table-cell>
          <table:table-cell office:value-type="string" calcext:value-type="string">
            <text:p>gpiochip0</text:p>
          </table:table-cell>
          <table:table-cell table:formula="of:=&quot;GPIO&quot;&amp;CHAR(FLOOR([.A9]/32)+HEX2DEC(41))&amp;&quot;_&quot;&amp;MOD([.A9];32)" office:value-type="string" office:string-value="GPIOA_6" calcext:value-type="string">
            <text:p>GPIOA_6</text:p>
          </table:table-cell>
          <table:table-cell table:number-columns-repeated="8"/>
        </table:table-row>
        <table:table-row table:style-name="ro1" table:visibility="collapse">
          <table:table-cell office:value-type="float" office:value="7" calcext:value-type="float">
            <text:p>7</text:p>
          </table:table-cell>
          <table:table-cell office:value-type="string" calcext:value-type="string">
            <text:p>gpiochip0</text:p>
          </table:table-cell>
          <table:table-cell table:formula="of:=&quot;GPIO&quot;&amp;CHAR(FLOOR([.A10]/32)+HEX2DEC(41))&amp;&quot;_&quot;&amp;MOD([.A10];32)" office:value-type="string" office:string-value="GPIOA_7" calcext:value-type="string">
            <text:p>GPIOA_7</text:p>
          </table:table-cell>
          <table:table-cell table:number-columns-repeated="8"/>
        </table:table-row>
        <table:table-row table:style-name="ro1" table:visibility="collapse">
          <table:table-cell office:value-type="float" office:value="8" calcext:value-type="float">
            <text:p>8</text:p>
          </table:table-cell>
          <table:table-cell office:value-type="string" calcext:value-type="string">
            <text:p>gpiochip0</text:p>
          </table:table-cell>
          <table:table-cell table:formula="of:=&quot;GPIO&quot;&amp;CHAR(FLOOR([.A11]/32)+HEX2DEC(41))&amp;&quot;_&quot;&amp;MOD([.A11];32)" office:value-type="string" office:string-value="GPIOA_8" calcext:value-type="string">
            <text:p>GPIOA_8</text:p>
          </table:table-cell>
          <table:table-cell table:number-columns-repeated="8"/>
        </table:table-row>
        <table:table-row table:style-name="ro1" table:visibility="collapse">
          <table:table-cell office:value-type="float" office:value="9" calcext:value-type="float">
            <text:p>9</text:p>
          </table:table-cell>
          <table:table-cell office:value-type="string" calcext:value-type="string">
            <text:p>gpiochip0</text:p>
          </table:table-cell>
          <table:table-cell table:formula="of:=&quot;GPIO&quot;&amp;CHAR(FLOOR([.A12]/32)+HEX2DEC(41))&amp;&quot;_&quot;&amp;MOD([.A12];32)" office:value-type="string" office:string-value="GPIOA_9" calcext:value-type="string">
            <text:p>GPIOA_9</text:p>
          </table:table-cell>
          <table:table-cell table:number-columns-repeated="8"/>
        </table:table-row>
        <table:table-row table:style-name="ro1" table:visibility="collapse">
          <table:table-cell office:value-type="float" office:value="10" calcext:value-type="float">
            <text:p>10</text:p>
          </table:table-cell>
          <table:table-cell office:value-type="string" calcext:value-type="string">
            <text:p>gpiochip0</text:p>
          </table:table-cell>
          <table:table-cell table:formula="of:=&quot;GPIO&quot;&amp;CHAR(FLOOR([.A13]/32)+HEX2DEC(41))&amp;&quot;_&quot;&amp;MOD([.A13];32)" office:value-type="string" office:string-value="GPIOA_10" calcext:value-type="string">
            <text:p>GPIOA_10</text:p>
          </table:table-cell>
          <table:table-cell table:number-columns-repeated="8"/>
        </table:table-row>
        <table:table-row table:style-name="ro1" table:visibility="collapse">
          <table:table-cell office:value-type="float" office:value="11" calcext:value-type="float">
            <text:p>11</text:p>
          </table:table-cell>
          <table:table-cell office:value-type="string" calcext:value-type="string">
            <text:p>gpiochip0</text:p>
          </table:table-cell>
          <table:table-cell table:formula="of:=&quot;GPIO&quot;&amp;CHAR(FLOOR([.A14]/32)+HEX2DEC(41))&amp;&quot;_&quot;&amp;MOD([.A14];32)" office:value-type="string" office:string-value="GPIOA_11" calcext:value-type="string">
            <text:p>GPIOA_11</text:p>
          </table:table-cell>
          <table:table-cell table:number-columns-repeated="8"/>
        </table:table-row>
        <table:table-row table:style-name="ro1" table:visibility="collapse">
          <table:table-cell office:value-type="float" office:value="12" calcext:value-type="float">
            <text:p>12</text:p>
          </table:table-cell>
          <table:table-cell office:value-type="string" calcext:value-type="string">
            <text:p>gpiochip0</text:p>
          </table:table-cell>
          <table:table-cell table:formula="of:=&quot;GPIO&quot;&amp;CHAR(FLOOR([.A15]/32)+HEX2DEC(41))&amp;&quot;_&quot;&amp;MOD([.A15];32)" office:value-type="string" office:string-value="GPIOA_12" calcext:value-type="string">
            <text:p>GPIOA_12</text:p>
          </table:table-cell>
          <table:table-cell table:number-columns-repeated="8"/>
        </table:table-row>
        <table:table-row table:style-name="ro1" table:visibility="collapse">
          <table:table-cell office:value-type="float" office:value="13" calcext:value-type="float">
            <text:p>13</text:p>
          </table:table-cell>
          <table:table-cell office:value-type="string" calcext:value-type="string">
            <text:p>gpiochip0</text:p>
          </table:table-cell>
          <table:table-cell table:formula="of:=&quot;GPIO&quot;&amp;CHAR(FLOOR([.A16]/32)+HEX2DEC(41))&amp;&quot;_&quot;&amp;MOD([.A16];32)" office:value-type="string" office:string-value="GPIOA_13" calcext:value-type="string">
            <text:p>GPIOA_13</text:p>
          </table:table-cell>
          <table:table-cell table:number-columns-repeated="8"/>
        </table:table-row>
        <table:table-row table:style-name="ro1" table:visibility="collapse">
          <table:table-cell office:value-type="float" office:value="14" calcext:value-type="float">
            <text:p>14</text:p>
          </table:table-cell>
          <table:table-cell office:value-type="string" calcext:value-type="string">
            <text:p>gpiochip0</text:p>
          </table:table-cell>
          <table:table-cell table:formula="of:=&quot;GPIO&quot;&amp;CHAR(FLOOR([.A17]/32)+HEX2DEC(41))&amp;&quot;_&quot;&amp;MOD([.A17];32)" office:value-type="string" office:string-value="GPIOA_14" calcext:value-type="string">
            <text:p>GPIOA_14</text:p>
          </table:table-cell>
          <table:table-cell table:number-columns-repeated="8"/>
        </table:table-row>
        <table:table-row table:style-name="ro1" table:visibility="collapse">
          <table:table-cell office:value-type="float" office:value="15" calcext:value-type="float">
            <text:p>15</text:p>
          </table:table-cell>
          <table:table-cell office:value-type="string" calcext:value-type="string">
            <text:p>gpiochip0</text:p>
          </table:table-cell>
          <table:table-cell table:formula="of:=&quot;GPIO&quot;&amp;CHAR(FLOOR([.A18]/32)+HEX2DEC(41))&amp;&quot;_&quot;&amp;MOD([.A18];32)" office:value-type="string" office:string-value="GPIOA_15" calcext:value-type="string">
            <text:p>GPIOA_15</text:p>
          </table:table-cell>
          <table:table-cell table:number-columns-repeated="8"/>
        </table:table-row>
        <table:table-row table:style-name="ro1" table:visibility="collapse">
          <table:table-cell office:value-type="float" office:value="16" calcext:value-type="float">
            <text:p>16</text:p>
          </table:table-cell>
          <table:table-cell office:value-type="string" calcext:value-type="string">
            <text:p>gpiochip0</text:p>
          </table:table-cell>
          <table:table-cell table:formula="of:=&quot;GPIO&quot;&amp;CHAR(FLOOR([.A19]/32)+HEX2DEC(41))&amp;&quot;_&quot;&amp;MOD([.A19];32)" office:value-type="string" office:string-value="GPIOA_16" calcext:value-type="string">
            <text:p>GPIOA_16</text:p>
          </table:table-cell>
          <table:table-cell table:number-columns-repeated="8"/>
        </table:table-row>
        <table:table-row table:style-name="ro1" table:visibility="collapse">
          <table:table-cell office:value-type="float" office:value="17" calcext:value-type="float">
            <text:p>17</text:p>
          </table:table-cell>
          <table:table-cell office:value-type="string" calcext:value-type="string">
            <text:p>gpiochip0</text:p>
          </table:table-cell>
          <table:table-cell table:formula="of:=&quot;GPIO&quot;&amp;CHAR(FLOOR([.A20]/32)+HEX2DEC(41))&amp;&quot;_&quot;&amp;MOD([.A20];32)" office:value-type="string" office:string-value="GPIOA_17" calcext:value-type="string">
            <text:p>GPIOA_17</text:p>
          </table:table-cell>
          <table:table-cell table:number-columns-repeated="8"/>
        </table:table-row>
        <table:table-row table:style-name="ro1" table:visibility="collapse">
          <table:table-cell office:value-type="float" office:value="18" calcext:value-type="float">
            <text:p>18</text:p>
          </table:table-cell>
          <table:table-cell office:value-type="string" calcext:value-type="string">
            <text:p>gpiochip0</text:p>
          </table:table-cell>
          <table:table-cell table:formula="of:=&quot;GPIO&quot;&amp;CHAR(FLOOR([.A21]/32)+HEX2DEC(41))&amp;&quot;_&quot;&amp;MOD([.A21];32)" office:value-type="string" office:string-value="GPIOA_18" calcext:value-type="string">
            <text:p>GPIOA_18</text:p>
          </table:table-cell>
          <table:table-cell table:number-columns-repeated="8"/>
        </table:table-row>
        <table:table-row table:style-name="ro1" table:visibility="collapse">
          <table:table-cell office:value-type="float" office:value="19" calcext:value-type="float">
            <text:p>19</text:p>
          </table:table-cell>
          <table:table-cell office:value-type="string" calcext:value-type="string">
            <text:p>gpiochip0</text:p>
          </table:table-cell>
          <table:table-cell table:formula="of:=&quot;GPIO&quot;&amp;CHAR(FLOOR([.A22]/32)+HEX2DEC(41))&amp;&quot;_&quot;&amp;MOD([.A22];32)" office:value-type="string" office:string-value="GPIOA_19" calcext:value-type="string">
            <text:p>GPIOA_19</text:p>
          </table:table-cell>
          <table:table-cell table:number-columns-repeated="8"/>
        </table:table-row>
        <table:table-row table:style-name="ro1" table:visibility="collapse">
          <table:table-cell office:value-type="float" office:value="20" calcext:value-type="float">
            <text:p>20</text:p>
          </table:table-cell>
          <table:table-cell office:value-type="string" calcext:value-type="string">
            <text:p>gpiochip0</text:p>
          </table:table-cell>
          <table:table-cell table:formula="of:=&quot;GPIO&quot;&amp;CHAR(FLOOR([.A23]/32)+HEX2DEC(41))&amp;&quot;_&quot;&amp;MOD([.A23];32)" office:value-type="string" office:string-value="GPIOA_20" calcext:value-type="string">
            <text:p>GPIOA_20</text:p>
          </table:table-cell>
          <table:table-cell table:number-columns-repeated="8"/>
        </table:table-row>
        <table:table-row table:style-name="ro1" table:visibility="collapse">
          <table:table-cell office:value-type="float" office:value="21" calcext:value-type="float">
            <text:p>21</text:p>
          </table:table-cell>
          <table:table-cell office:value-type="string" calcext:value-type="string">
            <text:p>gpiochip0</text:p>
          </table:table-cell>
          <table:table-cell table:formula="of:=&quot;GPIO&quot;&amp;CHAR(FLOOR([.A24]/32)+HEX2DEC(41))&amp;&quot;_&quot;&amp;MOD([.A24];32)" office:value-type="string" office:string-value="GPIOA_21" calcext:value-type="string">
            <text:p>GPIOA_21</text:p>
          </table:table-cell>
          <table:table-cell table:number-columns-repeated="8"/>
        </table:table-row>
        <table:table-row table:style-name="ro1" table:visibility="collapse">
          <table:table-cell office:value-type="float" office:value="22" calcext:value-type="float">
            <text:p>22</text:p>
          </table:table-cell>
          <table:table-cell office:value-type="string" calcext:value-type="string">
            <text:p>gpiochip0</text:p>
          </table:table-cell>
          <table:table-cell table:formula="of:=&quot;GPIO&quot;&amp;CHAR(FLOOR([.A25]/32)+HEX2DEC(41))&amp;&quot;_&quot;&amp;MOD([.A25];32)" office:value-type="string" office:string-value="GPIOA_22" calcext:value-type="string">
            <text:p>GPIOA_22</text:p>
          </table:table-cell>
          <table:table-cell table:number-columns-repeated="8"/>
        </table:table-row>
        <table:table-row table:style-name="ro1" table:visibility="collapse">
          <table:table-cell office:value-type="float" office:value="23" calcext:value-type="float">
            <text:p>23</text:p>
          </table:table-cell>
          <table:table-cell office:value-type="string" calcext:value-type="string">
            <text:p>gpiochip0</text:p>
          </table:table-cell>
          <table:table-cell table:formula="of:=&quot;GPIO&quot;&amp;CHAR(FLOOR([.A26]/32)+HEX2DEC(41))&amp;&quot;_&quot;&amp;MOD([.A26];32)" office:value-type="string" office:string-value="GPIOA_23" calcext:value-type="string">
            <text:p>GPIOA_23</text:p>
          </table:table-cell>
          <table:table-cell table:number-columns-repeated="8"/>
        </table:table-row>
        <table:table-row table:style-name="ro1" table:visibility="collapse">
          <table:table-cell office:value-type="float" office:value="24" calcext:value-type="float">
            <text:p>24</text:p>
          </table:table-cell>
          <table:table-cell office:value-type="string" calcext:value-type="string">
            <text:p>gpiochip0</text:p>
          </table:table-cell>
          <table:table-cell table:formula="of:=&quot;GPIO&quot;&amp;CHAR(FLOOR([.A27]/32)+HEX2DEC(41))&amp;&quot;_&quot;&amp;MOD([.A27];32)" office:value-type="string" office:string-value="GPIOA_24" calcext:value-type="string">
            <text:p>GPIOA_24</text:p>
          </table:table-cell>
          <table:table-cell table:number-columns-repeated="8"/>
        </table:table-row>
        <table:table-row table:style-name="ro1" table:visibility="collapse">
          <table:table-cell office:value-type="float" office:value="25" calcext:value-type="float">
            <text:p>25</text:p>
          </table:table-cell>
          <table:table-cell office:value-type="string" calcext:value-type="string">
            <text:p>gpiochip0</text:p>
          </table:table-cell>
          <table:table-cell table:formula="of:=&quot;GPIO&quot;&amp;CHAR(FLOOR([.A28]/32)+HEX2DEC(41))&amp;&quot;_&quot;&amp;MOD([.A28];32)" office:value-type="string" office:string-value="GPIOA_25" calcext:value-type="string">
            <text:p>GPIOA_25</text:p>
          </table:table-cell>
          <table:table-cell table:number-columns-repeated="8"/>
        </table:table-row>
        <table:table-row table:style-name="ro1" table:visibility="collapse">
          <table:table-cell office:value-type="float" office:value="26" calcext:value-type="float">
            <text:p>26</text:p>
          </table:table-cell>
          <table:table-cell office:value-type="string" calcext:value-type="string">
            <text:p>gpiochip0</text:p>
          </table:table-cell>
          <table:table-cell table:formula="of:=&quot;GPIO&quot;&amp;CHAR(FLOOR([.A29]/32)+HEX2DEC(41))&amp;&quot;_&quot;&amp;MOD([.A29];32)" office:value-type="string" office:string-value="GPIOA_26" calcext:value-type="string">
            <text:p>GPIOA_26</text:p>
          </table:table-cell>
          <table:table-cell table:number-columns-repeated="8"/>
        </table:table-row>
        <table:table-row table:style-name="ro1" table:visibility="collapse">
          <table:table-cell office:value-type="float" office:value="27" calcext:value-type="float">
            <text:p>27</text:p>
          </table:table-cell>
          <table:table-cell office:value-type="string" calcext:value-type="string">
            <text:p>gpiochip0</text:p>
          </table:table-cell>
          <table:table-cell table:formula="of:=&quot;GPIO&quot;&amp;CHAR(FLOOR([.A30]/32)+HEX2DEC(41))&amp;&quot;_&quot;&amp;MOD([.A30];32)" office:value-type="string" office:string-value="GPIOA_27" calcext:value-type="string">
            <text:p>GPIOA_27</text:p>
          </table:table-cell>
          <table:table-cell table:number-columns-repeated="8"/>
        </table:table-row>
        <table:table-row table:style-name="ro1" table:visibility="collapse">
          <table:table-cell office:value-type="float" office:value="28" calcext:value-type="float">
            <text:p>28</text:p>
          </table:table-cell>
          <table:table-cell office:value-type="string" calcext:value-type="string">
            <text:p>gpiochip0</text:p>
          </table:table-cell>
          <table:table-cell table:formula="of:=&quot;GPIO&quot;&amp;CHAR(FLOOR([.A31]/32)+HEX2DEC(41))&amp;&quot;_&quot;&amp;MOD([.A31];32)" office:value-type="string" office:string-value="GPIOA_28" calcext:value-type="string">
            <text:p>GPIOA_28</text:p>
          </table:table-cell>
          <table:table-cell table:number-columns-repeated="8"/>
        </table:table-row>
        <table:table-row table:style-name="ro1" table:visibility="collapse">
          <table:table-cell office:value-type="float" office:value="29" calcext:value-type="float">
            <text:p>29</text:p>
          </table:table-cell>
          <table:table-cell office:value-type="string" calcext:value-type="string">
            <text:p>gpiochip0</text:p>
          </table:table-cell>
          <table:table-cell table:formula="of:=&quot;GPIO&quot;&amp;CHAR(FLOOR([.A32]/32)+HEX2DEC(41))&amp;&quot;_&quot;&amp;MOD([.A32];32)" office:value-type="string" office:string-value="GPIOA_29" calcext:value-type="string">
            <text:p>GPIOA_29</text:p>
          </table:table-cell>
          <table:table-cell table:number-columns-repeated="8"/>
        </table:table-row>
        <table:table-row table:style-name="ro1" table:visibility="collapse">
          <table:table-cell office:value-type="float" office:value="30" calcext:value-type="float">
            <text:p>30</text:p>
          </table:table-cell>
          <table:table-cell office:value-type="string" calcext:value-type="string">
            <text:p>gpiochip0</text:p>
          </table:table-cell>
          <table:table-cell table:formula="of:=&quot;GPIO&quot;&amp;CHAR(FLOOR([.A33]/32)+HEX2DEC(41))&amp;&quot;_&quot;&amp;MOD([.A33];32)" office:value-type="string" office:string-value="GPIOA_30" calcext:value-type="string">
            <text:p>GPIOA_30</text:p>
          </table:table-cell>
          <table:table-cell table:number-columns-repeated="8"/>
        </table:table-row>
        <table:table-row table:style-name="ro1" table:visibility="collapse">
          <table:table-cell office:value-type="float" office:value="31" calcext:value-type="float">
            <text:p>31</text:p>
          </table:table-cell>
          <table:table-cell office:value-type="string" calcext:value-type="string">
            <text:p>gpiochip0</text:p>
          </table:table-cell>
          <table:table-cell table:formula="of:=&quot;GPIO&quot;&amp;CHAR(FLOOR([.A34]/32)+HEX2DEC(41))&amp;&quot;_&quot;&amp;MOD([.A34];32)" office:value-type="string" office:string-value="GPIOA_31" calcext:value-type="string">
            <text:p>GPIOA_31</text:p>
          </table:table-cell>
          <table:table-cell table:number-columns-repeated="8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35]/32)+HEX2DEC(41))&amp;&quot;_&quot;&amp;MOD([.A35];32)" office:value-type="string" office:string-value="GPIOB_0" calcext:value-type="string">
            <text:p>GPIOB_0</text:p>
          </table:table-cell>
          <table:table-cell office:value-type="string" calcext:value-type="string">
            <text:p>GPIO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TWI0-SCK</text:p>
          </table:table-cell>
          <table:table-cell table:number-columns-repeated="3"/>
        </table:table-row>
        <table:table-row table:style-name="ro1">
          <table:table-cell table:style-name="Default" office:value-type="float" office:value="33" calcext:value-type="float">
            <text:p>3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36]/32)+HEX2DEC(41))&amp;&quot;_&quot;&amp;MOD([.A36];32)" office:value-type="string" office:string-value="GPIOB_1" calcext:value-type="string">
            <text:p>GPIOB_1</text:p>
          </table:table-cell>
          <table:table-cell office:value-type="string" calcext:value-type="string">
            <text:p>GPIO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" office:value-type="string" calcext:value-type="string">
            <text:p>TWI0-SDA</text:p>
          </table:table-cell>
          <table:table-cell table:number-columns-repeated="3"/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37]/32)+HEX2DEC(41))&amp;&quot;_&quot;&amp;MOD([.A37];32)" office:value-type="string" office:string-value="GPIOB_2" calcext:value-type="string">
            <text:p>GPIOB_2</text:p>
          </table:table-cell>
          <table:table-cell office:value-type="string" calcext:value-type="string">
            <text:p>LCD</text:p>
          </table:table-cell>
          <table:table-cell office:value-type="float" office:value="36" calcext:value-type="float">
            <text:p>36</text:p>
          </table:table-cell>
          <table:table-cell table:number-columns-repeated="6"/>
        </table:table-row>
        <table:table-row table:style-name="ro1">
          <table:table-cell table:style-name="Default" office:value-type="float" office:value="35" calcext:value-type="float">
            <text:p>3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38]/32)+HEX2DEC(41))&amp;&quot;_&quot;&amp;MOD([.A38];32)" office:value-type="string" office:string-value="GPIOB_3" calcext:value-type="string">
            <text:p>GPIOB_3</text:p>
          </table:table-cell>
          <table:table-cell office:value-type="string" calcext:value-type="string">
            <text:p>GPIO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LCD</text:p>
          </table:table-cell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IR0TX</text:p>
          </table:table-cell>
          <table:table-cell table:number-columns-repeated="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39]/32)+HEX2DEC(41))&amp;&quot;_&quot;&amp;MOD([.A39];32)" office:value-type="string" office:string-value="GPIOB_4" calcext:value-type="string">
            <text:p>GPIOB_4</text:p>
          </table:table-cell>
          <table:table-cell office:value-type="string" calcext:value-type="string">
            <text:p>GPIO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CD</text:p>
          </table:table-cell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IR0RX</text:p>
          </table:table-cell>
          <table:table-cell table:number-columns-repeated="3"/>
        </table:table-row>
        <table:table-row table:style-name="ro1">
          <table:table-cell table:style-name="Default" office:value-type="float" office:value="37" calcext:value-type="float">
            <text:p>3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0]/32)+HEX2DEC(41))&amp;&quot;_&quot;&amp;MOD([.A40];32)" office:value-type="string" office:string-value="GPIOB_5" calcext:value-type="string">
            <text:p>GPIOB_5</text:p>
          </table:table-cell>
          <table:table-cell office:value-type="string" calcext:value-type="string">
            <text:p>GPIO3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float" office:value="38" calcext:value-type="float">
            <text:p>3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1]/32)+HEX2DEC(41))&amp;&quot;_&quot;&amp;MOD([.A41];32)" office:value-type="string" office:string-value="GPIOB_6" calcext:value-type="string">
            <text:p>GPIOB_6</text:p>
          </table:table-cell>
          <table:table-cell office:value-type="string" calcext:value-type="string">
            <text:p>GPIO3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float" office:value="39" calcext:value-type="float">
            <text:p>3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2]/32)+HEX2DEC(41))&amp;&quot;_&quot;&amp;MOD([.A42];32)" office:value-type="string" office:string-value="GPIOB_7" calcext:value-type="string">
            <text:p>GPIOB_7</text:p>
          </table:table-cell>
          <table:table-cell office:value-type="string" calcext:value-type="string">
            <text:p>GPIO3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float" office:value="40" calcext:value-type="float">
            <text:p>4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3]/32)+HEX2DEC(41))&amp;&quot;_&quot;&amp;MOD([.A43];32)" office:value-type="string" office:string-value="GPIOB_8" calcext:value-type="string">
            <text:p>GPIOB_8</text:p>
          </table:table-cell>
          <table:table-cell office:value-type="string" calcext:value-type="string">
            <text:p>GPIO3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gpiochip0</text:p>
          </table:table-cell>
          <table:table-cell table:formula="of:=&quot;GPIO&quot;&amp;CHAR(FLOOR([.A44]/32)+HEX2DEC(41))&amp;&quot;_&quot;&amp;MOD([.A44];32)" office:value-type="string" office:string-value="GPIOB_9" calcext:value-type="string">
            <text:p>GPIOB_9</text:p>
          </table:table-cell>
          <table:table-cell table:number-columns-repeated="8"/>
        </table:table-row>
        <table:table-row table:style-name="ro1">
          <table:table-cell table:style-name="Default" office:value-type="float" office:value="42" calcext:value-type="float">
            <text:p>4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5]/32)+HEX2DEC(41))&amp;&quot;_&quot;&amp;MOD([.A45];32)" office:value-type="string" office:string-value="GPIOB_10" calcext:value-type="string">
            <text:p>GPIOB_10</text:p>
          </table:table-cell>
          <table:table-cell office:value-type="string" calcext:value-type="string">
            <text:p>GPIO3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float" office:value="43" calcext:value-type="float">
            <text:p>4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6]/32)+HEX2DEC(41))&amp;&quot;_&quot;&amp;MOD([.A46];32)" office:value-type="string" office:string-value="GPIOB_11" calcext:value-type="string">
            <text:p>GPIOB_11</text:p>
          </table:table-cell>
          <table:table-cell office:value-type="string" calcext:value-type="string">
            <text:p>GPIO3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float" office:value="44" calcext:value-type="float">
            <text:p>4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7]/32)+HEX2DEC(41))&amp;&quot;_&quot;&amp;MOD([.A47];32)" office:value-type="string" office:string-value="GPIOB_12" calcext:value-type="string">
            <text:p>GPIOB_12</text:p>
          </table:table-cell>
          <table:table-cell office:value-type="string" calcext:value-type="string">
            <text:p>GPIO3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float" office:value="45" calcext:value-type="float">
            <text:p>4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8]/32)+HEX2DEC(41))&amp;&quot;_&quot;&amp;MOD([.A48];32)" office:value-type="string" office:string-value="GPIOB_13" calcext:value-type="string">
            <text:p>GPIOB_13</text:p>
          </table:table-cell>
          <table:table-cell office:value-type="string" calcext:value-type="string">
            <text:p>GPIO3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4" office:value-type="string" calcext:value-type="string">
            <text:p>CS21</text:p>
          </table:table-cell>
          <table:table-cell table:number-columns-repeated="3"/>
        </table:table-row>
        <table:table-row table:style-name="ro1">
          <table:table-cell table:style-name="Default" office:value-type="float" office:value="46" calcext:value-type="float">
            <text:p>4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49]/32)+HEX2DEC(41))&amp;&quot;_&quot;&amp;MOD([.A49];32)" office:value-type="string" office:string-value="GPIOB_14" calcext:value-type="string">
            <text:p>GPIOB_14</text:p>
          </table:table-cell>
          <table:table-cell office:value-type="string" calcext:value-type="string">
            <text:p>GPIO3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table:style-name="ce4" office:value-type="string" calcext:value-type="string">
            <text:p>CS20</text:p>
          </table:table-cell>
          <table:table-cell office:value-type="string" calcext:value-type="string">
            <text:p>JTAG MS0</text:p>
          </table:table-cell>
          <table:table-cell table:number-columns-repeated="2"/>
        </table:table-row>
        <table:table-row table:style-name="ro1">
          <table:table-cell table:style-name="Default" office:value-type="float" office:value="47" calcext:value-type="float">
            <text:p>4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0]/32)+HEX2DEC(41))&amp;&quot;_&quot;&amp;MOD([.A50];32)" office:value-type="string" office:string-value="GPIOB_15" calcext:value-type="string">
            <text:p>GPIOB_15</text:p>
          </table:table-cell>
          <table:table-cell office:value-type="string" calcext:value-type="string">
            <text:p>GPIO3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table:style-name="ce4" office:value-type="string" calcext:value-type="string">
            <text:p>SCK2</text:p>
          </table:table-cell>
          <table:table-cell office:value-type="string" calcext:value-type="string">
            <text:p>JTAG CK0</text:p>
          </table:table-cell>
          <table:table-cell table:number-columns-repeated="2"/>
        </table:table-row>
        <table:table-row table:style-name="ro1">
          <table:table-cell table:style-name="Default" office:value-type="float" office:value="48" calcext:value-type="float">
            <text:p>4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1]/32)+HEX2DEC(41))&amp;&quot;_&quot;&amp;MOD([.A51];32)" office:value-type="string" office:string-value="GPIOB_16" calcext:value-type="string">
            <text:p>GPIOB_16</text:p>
          </table:table-cell>
          <table:table-cell office:value-type="string" calcext:value-type="string">
            <text:p>GPIO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4" office:value-type="string" calcext:value-type="string">
            <text:p>MOSI2</text:p>
          </table:table-cell>
          <table:table-cell office:value-type="string" calcext:value-type="string">
            <text:p>JTAG DO0</text:p>
          </table:table-cell>
          <table:table-cell table:number-columns-repeated="2"/>
        </table:table-row>
        <table:table-row table:style-name="ro1">
          <table:table-cell table:style-name="Default" office:value-type="float" office:value="49" calcext:value-type="float">
            <text:p>4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2]/32)+HEX2DEC(41))&amp;&quot;_&quot;&amp;MOD([.A52];32)" office:value-type="string" office:string-value="GPIOB_17" calcext:value-type="string">
            <text:p>GPIOB_17</text:p>
          </table:table-cell>
          <table:table-cell office:value-type="string" calcext:value-type="string">
            <text:p>GPIO3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4" office:value-type="string" calcext:value-type="string">
            <text:p>MISO2</text:p>
          </table:table-cell>
          <table:table-cell office:value-type="string" calcext:value-type="string">
            <text:p>JTAG DI0</text:p>
          </table:table-cell>
          <table:table-cell table:number-columns-repeated="2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3]/32)+HEX2DEC(41))&amp;&quot;_&quot;&amp;MOD([.A53];32)" office:value-type="string" office:string-value="GPIOB_18" calcext:value-type="string">
            <text:p>GPIOB_18</text:p>
          </table:table-cell>
          <table:table-cell office:value-type="string" calcext:value-type="string">
            <text:p>UEXT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TWI1-SCK</text:p>
          </table:table-cell>
          <table:table-cell table:number-columns-repeated="3"/>
        </table:table-row>
        <table:table-row table:style-name="ro1">
          <table:table-cell table:style-name="Default" office:value-type="float" office:value="51" calcext:value-type="float">
            <text:p>5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4]/32)+HEX2DEC(41))&amp;&quot;_&quot;&amp;MOD([.A54];32)" office:value-type="string" office:string-value="GPIOB_19" calcext:value-type="string">
            <text:p>GPIOB_19</text:p>
          </table:table-cell>
          <table:table-cell office:value-type="string" calcext:value-type="string">
            <text:p>UEXT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TWI1-SDA</text:p>
          </table:table-cell>
          <table:table-cell table:number-columns-repeated="3"/>
        </table:table-row>
        <table:table-row table:style-name="ro1">
          <table:table-cell table:style-name="Default" office:value-type="float" office:value="52" calcext:value-type="float">
            <text:p>5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5]/32)+HEX2DEC(41))&amp;&quot;_&quot;&amp;MOD([.A55];32)" office:value-type="string" office:string-value="GPIOB_20" calcext:value-type="string">
            <text:p>GPIOB_20</text:p>
          </table:table-cell>
          <table:table-cell office:value-type="string" calcext:value-type="string">
            <text:p>UEXT1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" office:value-type="string" calcext:value-type="string">
            <text:p>TWI2-SCK</text:p>
          </table:table-cell>
          <table:table-cell table:number-columns-repeated="2"/>
          <table:table-cell table:style-name="ce2" office:value-type="string" calcext:value-type="string">
            <text:p>TWI2-SCK</text:p>
          </table:table-cell>
        </table:table-row>
        <table:table-row table:style-name="ro1">
          <table:table-cell table:style-name="Default" office:value-type="float" office:value="53" calcext:value-type="float">
            <text:p>5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6]/32)+HEX2DEC(41))&amp;&quot;_&quot;&amp;MOD([.A56];32)" office:value-type="string" office:string-value="GPIOB_21" calcext:value-type="string">
            <text:p>GPIOB_21</text:p>
          </table:table-cell>
          <table:table-cell office:value-type="string" calcext:value-type="string">
            <text:p>UEXT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" office:value-type="string" calcext:value-type="string">
            <text:p>TWI2-SDA</text:p>
          </table:table-cell>
          <table:table-cell table:number-columns-repeated="2"/>
          <table:table-cell table:style-name="ce2" office:value-type="string" calcext:value-type="string">
            <text:p>TWI2-SDA</text:p>
          </table:table-cell>
        </table:table-row>
        <table:table-row table:style-name="ro1">
          <table:table-cell table:style-name="Default" office:value-type="float" office:value="54" calcext:value-type="float">
            <text:p>5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7]/32)+HEX2DEC(41))&amp;&quot;_&quot;&amp;MOD([.A57];32)" office:value-type="string" office:string-value="GPIOB_22" calcext:value-type="string">
            <text:p>GPIOB_22</text:p>
          </table:table-cell>
          <table:table-cell office:value-type="string" calcext:value-type="string">
            <text:p>GPIO2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3" office:value-type="string" calcext:value-type="string">
            <text:p>TX1</text:p>
          </table:table-cell>
          <table:table-cell table:number-columns-repeated="3"/>
        </table:table-row>
        <table:table-row table:style-name="ro1">
          <table:table-cell table:style-name="Default" office:value-type="float" office:value="55" calcext:value-type="float">
            <text:p>5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58]/32)+HEX2DEC(41))&amp;&quot;_&quot;&amp;MOD([.A58];32)" office:value-type="string" office:string-value="GPIOB_23" calcext:value-type="string">
            <text:p>GPIOB_23</text:p>
          </table:table-cell>
          <table:table-cell office:value-type="string" calcext:value-type="string">
            <text:p>GPIO2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3" office:value-type="string" calcext:value-type="string">
            <text:p>RX1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piochip0</text:p>
          </table:table-cell>
          <table:table-cell table:formula="of:=&quot;GPIO&quot;&amp;CHAR(FLOOR([.A59]/32)+HEX2DEC(41))&amp;&quot;_&quot;&amp;MOD([.A59];32)" office:value-type="string" office:string-value="GPIOB_24" calcext:value-type="string">
            <text:p>GPIOB_24</text:p>
          </table:table-cell>
          <table:table-cell table:number-columns-repeated="8"/>
        </table:table-row>
        <table:table-row table:style-name="ro1" table:visibility="collapse">
          <table:table-cell office:value-type="float" office:value="57" calcext:value-type="float">
            <text:p>57</text:p>
          </table:table-cell>
          <table:table-cell office:value-type="string" calcext:value-type="string">
            <text:p>gpiochip0</text:p>
          </table:table-cell>
          <table:table-cell table:formula="of:=&quot;GPIO&quot;&amp;CHAR(FLOOR([.A60]/32)+HEX2DEC(41))&amp;&quot;_&quot;&amp;MOD([.A60];32)" office:value-type="string" office:string-value="GPIOB_25" calcext:value-type="string">
            <text:p>GPIOB_25</text:p>
          </table:table-cell>
          <table:table-cell table:number-columns-repeated="8"/>
        </table:table-row>
        <table:table-row table:style-name="ro1" table:visibility="collapse">
          <table:table-cell office:value-type="float" office:value="58" calcext:value-type="float">
            <text:p>58</text:p>
          </table:table-cell>
          <table:table-cell office:value-type="string" calcext:value-type="string">
            <text:p>gpiochip0</text:p>
          </table:table-cell>
          <table:table-cell table:formula="of:=&quot;GPIO&quot;&amp;CHAR(FLOOR([.A61]/32)+HEX2DEC(41))&amp;&quot;_&quot;&amp;MOD([.A61];32)" office:value-type="string" office:string-value="GPIOB_26" calcext:value-type="string">
            <text:p>GPIOB_26</text:p>
          </table:table-cell>
          <table:table-cell table:number-columns-repeated="8"/>
        </table:table-row>
        <table:table-row table:style-name="ro1" table:visibility="collapse">
          <table:table-cell office:value-type="float" office:value="59" calcext:value-type="float">
            <text:p>59</text:p>
          </table:table-cell>
          <table:table-cell office:value-type="string" calcext:value-type="string">
            <text:p>gpiochip0</text:p>
          </table:table-cell>
          <table:table-cell table:formula="of:=&quot;GPIO&quot;&amp;CHAR(FLOOR([.A62]/32)+HEX2DEC(41))&amp;&quot;_&quot;&amp;MOD([.A62];32)" office:value-type="string" office:string-value="GPIOB_27" calcext:value-type="string">
            <text:p>GPIOB_27</text:p>
          </table:table-cell>
          <table:table-cell table:number-columns-repeated="8"/>
        </table:table-row>
        <table:table-row table:style-name="ro1" table:visibility="collapse">
          <table:table-cell office:value-type="float" office:value="60" calcext:value-type="float">
            <text:p>60</text:p>
          </table:table-cell>
          <table:table-cell office:value-type="string" calcext:value-type="string">
            <text:p>gpiochip0</text:p>
          </table:table-cell>
          <table:table-cell table:formula="of:=&quot;GPIO&quot;&amp;CHAR(FLOOR([.A63]/32)+HEX2DEC(41))&amp;&quot;_&quot;&amp;MOD([.A63];32)" office:value-type="string" office:string-value="GPIOB_28" calcext:value-type="string">
            <text:p>GPIOB_28</text:p>
          </table:table-cell>
          <table:table-cell table:number-columns-repeated="8"/>
        </table:table-row>
        <table:table-row table:style-name="ro1" table:visibility="collapse">
          <table:table-cell office:value-type="float" office:value="61" calcext:value-type="float">
            <text:p>61</text:p>
          </table:table-cell>
          <table:table-cell office:value-type="string" calcext:value-type="string">
            <text:p>gpiochip0</text:p>
          </table:table-cell>
          <table:table-cell table:formula="of:=&quot;GPIO&quot;&amp;CHAR(FLOOR([.A64]/32)+HEX2DEC(41))&amp;&quot;_&quot;&amp;MOD([.A64];32)" office:value-type="string" office:string-value="GPIOB_29" calcext:value-type="string">
            <text:p>GPIOB_29</text:p>
          </table:table-cell>
          <table:table-cell table:number-columns-repeated="8"/>
        </table:table-row>
        <table:table-row table:style-name="ro1" table:visibility="collapse">
          <table:table-cell office:value-type="float" office:value="62" calcext:value-type="float">
            <text:p>62</text:p>
          </table:table-cell>
          <table:table-cell office:value-type="string" calcext:value-type="string">
            <text:p>gpiochip0</text:p>
          </table:table-cell>
          <table:table-cell table:formula="of:=&quot;GPIO&quot;&amp;CHAR(FLOOR([.A65]/32)+HEX2DEC(41))&amp;&quot;_&quot;&amp;MOD([.A65];32)" office:value-type="string" office:string-value="GPIOB_30" calcext:value-type="string">
            <text:p>GPIOB_30</text:p>
          </table:table-cell>
          <table:table-cell table:number-columns-repeated="8"/>
        </table:table-row>
        <table:table-row table:style-name="ro1" table:visibility="collapse">
          <table:table-cell office:value-type="float" office:value="63" calcext:value-type="float">
            <text:p>63</text:p>
          </table:table-cell>
          <table:table-cell office:value-type="string" calcext:value-type="string">
            <text:p>gpiochip0</text:p>
          </table:table-cell>
          <table:table-cell table:formula="of:=&quot;GPIO&quot;&amp;CHAR(FLOOR([.A66]/32)+HEX2DEC(41))&amp;&quot;_&quot;&amp;MOD([.A66];32)" office:value-type="string" office:string-value="GPIOB_31" calcext:value-type="string">
            <text:p>GPIOB_31</text:p>
          </table:table-cell>
          <table:table-cell table:number-columns-repeated="8"/>
        </table:table-row>
        <table:table-row table:style-name="ro1" table:visibility="collapse">
          <table:table-cell office:value-type="float" office:value="64" calcext:value-type="float">
            <text:p>64</text:p>
          </table:table-cell>
          <table:table-cell office:value-type="string" calcext:value-type="string">
            <text:p>gpiochip0</text:p>
          </table:table-cell>
          <table:table-cell table:formula="of:=&quot;GPIO&quot;&amp;CHAR(FLOOR([.A67]/32)+HEX2DEC(41))&amp;&quot;_&quot;&amp;MOD([.A67];32)" office:value-type="string" office:string-value="GPIOC_0" calcext:value-type="string">
            <text:p>GPIOC_0</text:p>
          </table:table-cell>
          <table:table-cell table:number-columns-repeated="8"/>
        </table:table-row>
        <table:table-row table:style-name="ro1" table:visibility="collapse">
          <table:table-cell office:value-type="float" office:value="65" calcext:value-type="float">
            <text:p>65</text:p>
          </table:table-cell>
          <table:table-cell office:value-type="string" calcext:value-type="string">
            <text:p>gpiochip0</text:p>
          </table:table-cell>
          <table:table-cell table:formula="of:=&quot;GPIO&quot;&amp;CHAR(FLOOR([.A68]/32)+HEX2DEC(41))&amp;&quot;_&quot;&amp;MOD([.A68];32)" office:value-type="string" office:string-value="GPIOC_1" calcext:value-type="string">
            <text:p>GPIOC_1</text:p>
          </table:table-cell>
          <table:table-cell table:number-columns-repeated="8"/>
        </table:table-row>
        <table:table-row table:style-name="ro1" table:visibility="collapse">
          <table:table-cell office:value-type="float" office:value="66" calcext:value-type="float">
            <text:p>66</text:p>
          </table:table-cell>
          <table:table-cell office:value-type="string" calcext:value-type="string">
            <text:p>gpiochip0</text:p>
          </table:table-cell>
          <table:table-cell table:formula="of:=&quot;GPIO&quot;&amp;CHAR(FLOOR([.A69]/32)+HEX2DEC(41))&amp;&quot;_&quot;&amp;MOD([.A69];32)" office:value-type="string" office:string-value="GPIOC_2" calcext:value-type="string">
            <text:p>GPIOC_2</text:p>
          </table:table-cell>
          <table:table-cell table:number-columns-repeated="8"/>
        </table:table-row>
        <table:table-row table:style-name="ro1">
          <table:table-cell table:style-name="Default" office:value-type="float" office:value="67" calcext:value-type="float">
            <text:p>6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70]/32)+HEX2DEC(41))&amp;&quot;_&quot;&amp;MOD([.A70];32)" office:value-type="string" office:string-value="GPIOC_3" calcext:value-type="string">
            <text:p>GPIOC_3</text:p>
          </table:table-cell>
          <table:table-cell office:value-type="string" calcext:value-type="string">
            <text:p>GPIO2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piochip0</text:p>
          </table:table-cell>
          <table:table-cell table:formula="of:=&quot;GPIO&quot;&amp;CHAR(FLOOR([.A71]/32)+HEX2DEC(41))&amp;&quot;_&quot;&amp;MOD([.A71];32)" office:value-type="string" office:string-value="GPIOC_4" calcext:value-type="string">
            <text:p>GPIOC_4</text:p>
          </table:table-cell>
          <table:table-cell table:number-columns-repeated="8"/>
        </table:table-row>
        <table:table-row table:style-name="ro1" table:visibility="collapse">
          <table:table-cell office:value-type="float" office:value="69" calcext:value-type="float">
            <text:p>69</text:p>
          </table:table-cell>
          <table:table-cell office:value-type="string" calcext:value-type="string">
            <text:p>gpiochip0</text:p>
          </table:table-cell>
          <table:table-cell table:formula="of:=&quot;GPIO&quot;&amp;CHAR(FLOOR([.A72]/32)+HEX2DEC(41))&amp;&quot;_&quot;&amp;MOD([.A72];32)" office:value-type="string" office:string-value="GPIOC_5" calcext:value-type="string">
            <text:p>GPIOC_5</text:p>
          </table:table-cell>
          <table:table-cell table:number-columns-repeated="8"/>
        </table:table-row>
        <table:table-row table:style-name="ro1" table:visibility="collapse">
          <table:table-cell office:value-type="float" office:value="70" calcext:value-type="float">
            <text:p>70</text:p>
          </table:table-cell>
          <table:table-cell office:value-type="string" calcext:value-type="string">
            <text:p>gpiochip0</text:p>
          </table:table-cell>
          <table:table-cell table:formula="of:=&quot;GPIO&quot;&amp;CHAR(FLOOR([.A73]/32)+HEX2DEC(41))&amp;&quot;_&quot;&amp;MOD([.A73];32)" office:value-type="string" office:string-value="GPIOC_6" calcext:value-type="string">
            <text:p>GPIOC_6</text:p>
          </table:table-cell>
          <table:table-cell table:number-columns-repeated="8"/>
        </table:table-row>
        <table:table-row table:style-name="ro1">
          <table:table-cell table:style-name="Default" office:value-type="float" office:value="71" calcext:value-type="float">
            <text:p>7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74]/32)+HEX2DEC(41))&amp;&quot;_&quot;&amp;MOD([.A74];32)" office:value-type="string" office:string-value="GPIOC_7" calcext:value-type="string">
            <text:p>GPIOC_7</text:p>
          </table:table-cell>
          <table:table-cell office:value-type="string" calcext:value-type="string">
            <text:p>GPIO2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gpiochip0</text:p>
          </table:table-cell>
          <table:table-cell table:formula="of:=&quot;GPIO&quot;&amp;CHAR(FLOOR([.A75]/32)+HEX2DEC(41))&amp;&quot;_&quot;&amp;MOD([.A75];32)" office:value-type="string" office:string-value="GPIOC_8" calcext:value-type="string">
            <text:p>GPIOC_8</text:p>
          </table:table-cell>
          <table:table-cell table:number-columns-repeated="8"/>
        </table:table-row>
        <table:table-row table:style-name="ro1" table:visibility="collapse">
          <table:table-cell office:value-type="float" office:value="73" calcext:value-type="float">
            <text:p>73</text:p>
          </table:table-cell>
          <table:table-cell office:value-type="string" calcext:value-type="string">
            <text:p>gpiochip0</text:p>
          </table:table-cell>
          <table:table-cell table:formula="of:=&quot;GPIO&quot;&amp;CHAR(FLOOR([.A76]/32)+HEX2DEC(41))&amp;&quot;_&quot;&amp;MOD([.A76];32)" office:value-type="string" office:string-value="GPIOC_9" calcext:value-type="string">
            <text:p>GPIOC_9</text:p>
          </table:table-cell>
          <table:table-cell table:number-columns-repeated="8"/>
        </table:table-row>
        <table:table-row table:style-name="ro1" table:visibility="collapse">
          <table:table-cell office:value-type="float" office:value="74" calcext:value-type="float">
            <text:p>74</text:p>
          </table:table-cell>
          <table:table-cell office:value-type="string" calcext:value-type="string">
            <text:p>gpiochip0</text:p>
          </table:table-cell>
          <table:table-cell table:formula="of:=&quot;GPIO&quot;&amp;CHAR(FLOOR([.A77]/32)+HEX2DEC(41))&amp;&quot;_&quot;&amp;MOD([.A77];32)" office:value-type="string" office:string-value="GPIOC_10" calcext:value-type="string">
            <text:p>GPIOC_10</text:p>
          </table:table-cell>
          <table:table-cell table:number-columns-repeated="8"/>
        </table:table-row>
        <table:table-row table:style-name="ro1" table:visibility="collapse">
          <table:table-cell office:value-type="float" office:value="75" calcext:value-type="float">
            <text:p>75</text:p>
          </table:table-cell>
          <table:table-cell office:value-type="string" calcext:value-type="string">
            <text:p>gpiochip0</text:p>
          </table:table-cell>
          <table:table-cell table:formula="of:=&quot;GPIO&quot;&amp;CHAR(FLOOR([.A78]/32)+HEX2DEC(41))&amp;&quot;_&quot;&amp;MOD([.A78];32)" office:value-type="string" office:string-value="GPIOC_11" calcext:value-type="string">
            <text:p>GPIOC_11</text:p>
          </table:table-cell>
          <table:table-cell table:number-columns-repeated="8"/>
        </table:table-row>
        <table:table-row table:style-name="ro1" table:visibility="collapse">
          <table:table-cell office:value-type="float" office:value="76" calcext:value-type="float">
            <text:p>76</text:p>
          </table:table-cell>
          <table:table-cell office:value-type="string" calcext:value-type="string">
            <text:p>gpiochip0</text:p>
          </table:table-cell>
          <table:table-cell table:formula="of:=&quot;GPIO&quot;&amp;CHAR(FLOOR([.A79]/32)+HEX2DEC(41))&amp;&quot;_&quot;&amp;MOD([.A79];32)" office:value-type="string" office:string-value="GPIOC_12" calcext:value-type="string">
            <text:p>GPIOC_12</text:p>
          </table:table-cell>
          <table:table-cell table:number-columns-repeated="8"/>
        </table:table-row>
        <table:table-row table:style-name="ro1" table:visibility="collapse">
          <table:table-cell office:value-type="float" office:value="77" calcext:value-type="float">
            <text:p>77</text:p>
          </table:table-cell>
          <table:table-cell office:value-type="string" calcext:value-type="string">
            <text:p>gpiochip0</text:p>
          </table:table-cell>
          <table:table-cell table:formula="of:=&quot;GPIO&quot;&amp;CHAR(FLOOR([.A80]/32)+HEX2DEC(41))&amp;&quot;_&quot;&amp;MOD([.A80];32)" office:value-type="string" office:string-value="GPIOC_13" calcext:value-type="string">
            <text:p>GPIOC_13</text:p>
          </table:table-cell>
          <table:table-cell table:number-columns-repeated="8"/>
        </table:table-row>
        <table:table-row table:style-name="ro1" table:visibility="collapse">
          <table:table-cell office:value-type="float" office:value="78" calcext:value-type="float">
            <text:p>78</text:p>
          </table:table-cell>
          <table:table-cell office:value-type="string" calcext:value-type="string">
            <text:p>gpiochip0</text:p>
          </table:table-cell>
          <table:table-cell table:formula="of:=&quot;GPIO&quot;&amp;CHAR(FLOOR([.A81]/32)+HEX2DEC(41))&amp;&quot;_&quot;&amp;MOD([.A81];32)" office:value-type="string" office:string-value="GPIOC_14" calcext:value-type="string">
            <text:p>GPIOC_14</text:p>
          </table:table-cell>
          <table:table-cell table:number-columns-repeated="8"/>
        </table:table-row>
        <table:table-row table:style-name="ro1" table:visibility="collapse">
          <table:table-cell office:value-type="float" office:value="79" calcext:value-type="float">
            <text:p>79</text:p>
          </table:table-cell>
          <table:table-cell office:value-type="string" calcext:value-type="string">
            <text:p>gpiochip0</text:p>
          </table:table-cell>
          <table:table-cell table:formula="of:=&quot;GPIO&quot;&amp;CHAR(FLOOR([.A82]/32)+HEX2DEC(41))&amp;&quot;_&quot;&amp;MOD([.A82];32)" office:value-type="string" office:string-value="GPIOC_15" calcext:value-type="string">
            <text:p>GPIOC_15</text:p>
          </table:table-cell>
          <table:table-cell table:number-columns-repeated="8"/>
        </table:table-row>
        <table:table-row table:style-name="ro1">
          <table:table-cell table:style-name="Default" office:value-type="float" office:value="80" calcext:value-type="float">
            <text:p>8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3]/32)+HEX2DEC(41))&amp;&quot;_&quot;&amp;MOD([.A83];32)" office:value-type="string" office:string-value="GPIOC_16" calcext:value-type="string">
            <text:p>GPIOC_16</text:p>
          </table:table-cell>
          <table:table-cell office:value-type="string" calcext:value-type="string">
            <text:p>GPIO2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Default" office:value-type="float" office:value="81" calcext:value-type="float">
            <text:p>8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4]/32)+HEX2DEC(41))&amp;&quot;_&quot;&amp;MOD([.A84];32)" office:value-type="string" office:string-value="GPIOC_17" calcext:value-type="string">
            <text:p>GPIOC_17</text:p>
          </table:table-cell>
          <table:table-cell office:value-type="string" calcext:value-type="string">
            <text:p>GPIO2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Default" office:value-type="float" office:value="82" calcext:value-type="float">
            <text:p>8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5]/32)+HEX2DEC(41))&amp;&quot;_&quot;&amp;MOD([.A85];32)" office:value-type="string" office:string-value="GPIOC_18" calcext:value-type="string">
            <text:p>GPIOC_18</text:p>
          </table:table-cell>
          <table:table-cell office:value-type="string" calcext:value-type="string">
            <text:p>GPIO2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style-name="Default" office:value-type="float" office:value="83" calcext:value-type="float">
            <text:p>8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6]/32)+HEX2DEC(41))&amp;&quot;_&quot;&amp;MOD([.A86];32)" office:value-type="string" office:string-value="GPIOC_19" calcext:value-type="string">
            <text:p>GPIOC_19</text:p>
          </table:table-cell>
          <table:table-cell office:value-type="string" calcext:value-type="string">
            <text:p>UEXT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string" calcext:value-type="string">
            <text:p>CS20</text:p>
          </table:table-cell>
          <table:table-cell table:number-columns-repeated="3"/>
        </table:table-row>
        <table:table-row table:style-name="ro1">
          <table:table-cell table:style-name="Default" office:value-type="float" office:value="84" calcext:value-type="float">
            <text:p>8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7]/32)+HEX2DEC(41))&amp;&quot;_&quot;&amp;MOD([.A87];32)" office:value-type="string" office:string-value="GPIOC_20" calcext:value-type="string">
            <text:p>GPIOC_20</text:p>
          </table:table-cell>
          <table:table-cell office:value-type="string" calcext:value-type="string">
            <text:p>UEXT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SCK2</text:p>
          </table:table-cell>
          <table:table-cell table:number-columns-repeated="2"/>
          <table:table-cell table:style-name="ce4" office:value-type="string" calcext:value-type="string">
            <text:p>SCK2</text:p>
          </table:table-cell>
        </table:table-row>
        <table:table-row table:style-name="ro1">
          <table:table-cell table:style-name="Default" office:value-type="float" office:value="85" calcext:value-type="float">
            <text:p>8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8]/32)+HEX2DEC(41))&amp;&quot;_&quot;&amp;MOD([.A88];32)" office:value-type="string" office:string-value="GPIOC_21" calcext:value-type="string">
            <text:p>GPIOC_21</text:p>
          </table:table-cell>
          <table:table-cell office:value-type="string" calcext:value-type="string">
            <text:p>UEXT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" office:value-type="string" calcext:value-type="string">
            <text:p>MOSI2</text:p>
          </table:table-cell>
          <table:table-cell table:number-columns-repeated="2"/>
          <table:table-cell table:style-name="ce4" office:value-type="string" calcext:value-type="string">
            <text:p>MOSI2</text:p>
          </table:table-cell>
        </table:table-row>
        <table:table-row table:style-name="ro1">
          <table:table-cell table:style-name="Default" office:value-type="float" office:value="86" calcext:value-type="float">
            <text:p>8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89]/32)+HEX2DEC(41))&amp;&quot;_&quot;&amp;MOD([.A89];32)" office:value-type="string" office:string-value="GPIOC_22" calcext:value-type="string">
            <text:p>GPIOC_22</text:p>
          </table:table-cell>
          <table:table-cell office:value-type="string" calcext:value-type="string">
            <text:p>UEXT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4" office:value-type="string" calcext:value-type="string">
            <text:p>MISO2</text:p>
          </table:table-cell>
          <table:table-cell table:number-columns-repeated="3"/>
        </table:table-row>
        <table:table-row table:style-name="ro1">
          <table:table-cell table:style-name="Default" office:value-type="float" office:value="87" calcext:value-type="float">
            <text:p>8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90]/32)+HEX2DEC(41))&amp;&quot;_&quot;&amp;MOD([.A90];32)" office:value-type="string" office:string-value="GPIOC_23" calcext:value-type="string">
            <text:p>GPIOC_23</text:p>
          </table:table-cell>
          <table:table-cell office:value-type="string" calcext:value-type="string">
            <text:p>GPIO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table:style-name="ce4" office:value-type="string" calcext:value-type="string">
            <text:p>CS0</text:p>
          </table:table-cell>
          <table:table-cell table:number-columns-repeated="3"/>
        </table:table-row>
        <table:table-row table:style-name="ro1">
          <table:table-cell table:style-name="Default" office:value-type="float" office:value="88" calcext:value-type="float">
            <text:p>8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91]/32)+HEX2DEC(41))&amp;&quot;_&quot;&amp;MOD([.A91];32)" office:value-type="string" office:string-value="GPIOC_24" calcext:value-type="string">
            <text:p>GPIOC_24</text:p>
          </table:table-cell>
          <table:table-cell office:value-type="string" calcext:value-type="string">
            <text:p>GPIO2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gpiochip0</text:p>
          </table:table-cell>
          <table:table-cell table:formula="of:=&quot;GPIO&quot;&amp;CHAR(FLOOR([.A92]/32)+HEX2DEC(41))&amp;&quot;_&quot;&amp;MOD([.A92];32)" office:value-type="string" office:string-value="GPIOC_25" calcext:value-type="string">
            <text:p>GPIOC_25</text:p>
          </table:table-cell>
          <table:table-cell table:number-columns-repeated="8"/>
        </table:table-row>
        <table:table-row table:style-name="ro1" table:visibility="collapse">
          <table:table-cell office:value-type="float" office:value="90" calcext:value-type="float">
            <text:p>90</text:p>
          </table:table-cell>
          <table:table-cell office:value-type="string" calcext:value-type="string">
            <text:p>gpiochip0</text:p>
          </table:table-cell>
          <table:table-cell table:formula="of:=&quot;GPIO&quot;&amp;CHAR(FLOOR([.A93]/32)+HEX2DEC(41))&amp;&quot;_&quot;&amp;MOD([.A93];32)" office:value-type="string" office:string-value="GPIOC_26" calcext:value-type="string">
            <text:p>GPIOC_26</text:p>
          </table:table-cell>
          <table:table-cell table:number-columns-repeated="8"/>
        </table:table-row>
        <table:table-row table:style-name="ro1" table:visibility="collapse">
          <table:table-cell office:value-type="float" office:value="91" calcext:value-type="float">
            <text:p>91</text:p>
          </table:table-cell>
          <table:table-cell office:value-type="string" calcext:value-type="string">
            <text:p>gpiochip0</text:p>
          </table:table-cell>
          <table:table-cell table:formula="of:=&quot;GPIO&quot;&amp;CHAR(FLOOR([.A94]/32)+HEX2DEC(41))&amp;&quot;_&quot;&amp;MOD([.A94];32)" office:value-type="string" office:string-value="GPIOC_27" calcext:value-type="string">
            <text:p>GPIOC_27</text:p>
          </table:table-cell>
          <table:table-cell table:number-columns-repeated="8"/>
        </table:table-row>
        <table:table-row table:style-name="ro1" table:visibility="collapse">
          <table:table-cell office:value-type="float" office:value="92" calcext:value-type="float">
            <text:p>92</text:p>
          </table:table-cell>
          <table:table-cell office:value-type="string" calcext:value-type="string">
            <text:p>gpiochip0</text:p>
          </table:table-cell>
          <table:table-cell table:formula="of:=&quot;GPIO&quot;&amp;CHAR(FLOOR([.A95]/32)+HEX2DEC(41))&amp;&quot;_&quot;&amp;MOD([.A95];32)" office:value-type="string" office:string-value="GPIOC_28" calcext:value-type="string">
            <text:p>GPIOC_28</text:p>
          </table:table-cell>
          <table:table-cell table:number-columns-repeated="8"/>
        </table:table-row>
        <table:table-row table:style-name="ro1" table:visibility="collapse">
          <table:table-cell office:value-type="float" office:value="93" calcext:value-type="float">
            <text:p>93</text:p>
          </table:table-cell>
          <table:table-cell office:value-type="string" calcext:value-type="string">
            <text:p>gpiochip0</text:p>
          </table:table-cell>
          <table:table-cell table:formula="of:=&quot;GPIO&quot;&amp;CHAR(FLOOR([.A96]/32)+HEX2DEC(41))&amp;&quot;_&quot;&amp;MOD([.A96];32)" office:value-type="string" office:string-value="GPIOC_29" calcext:value-type="string">
            <text:p>GPIOC_29</text:p>
          </table:table-cell>
          <table:table-cell table:number-columns-repeated="8"/>
        </table:table-row>
        <table:table-row table:style-name="ro1" table:visibility="collapse">
          <table:table-cell office:value-type="float" office:value="94" calcext:value-type="float">
            <text:p>94</text:p>
          </table:table-cell>
          <table:table-cell office:value-type="string" calcext:value-type="string">
            <text:p>gpiochip0</text:p>
          </table:table-cell>
          <table:table-cell table:formula="of:=&quot;GPIO&quot;&amp;CHAR(FLOOR([.A97]/32)+HEX2DEC(41))&amp;&quot;_&quot;&amp;MOD([.A97];32)" office:value-type="string" office:string-value="GPIOC_30" calcext:value-type="string">
            <text:p>GPIOC_30</text:p>
          </table:table-cell>
          <table:table-cell table:number-columns-repeated="8"/>
        </table:table-row>
        <table:table-row table:style-name="ro1" table:visibility="collapse">
          <table:table-cell office:value-type="float" office:value="95" calcext:value-type="float">
            <text:p>95</text:p>
          </table:table-cell>
          <table:table-cell office:value-type="string" calcext:value-type="string">
            <text:p>gpiochip0</text:p>
          </table:table-cell>
          <table:table-cell table:formula="of:=&quot;GPIO&quot;&amp;CHAR(FLOOR([.A98]/32)+HEX2DEC(41))&amp;&quot;_&quot;&amp;MOD([.A98];32)" office:value-type="string" office:string-value="GPIOC_31" calcext:value-type="string">
            <text:p>GPIOC_31</text:p>
          </table:table-cell>
          <table:table-cell table:number-columns-repeated="8"/>
        </table:table-row>
        <table:table-row table:style-name="ro1">
          <table:table-cell table:style-name="Default" office:value-type="float" office:value="96" calcext:value-type="float">
            <text:p>9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99]/32)+HEX2DEC(41))&amp;&quot;_&quot;&amp;MOD([.A99];32)" office:value-type="string" office:string-value="GPIOD_0" calcext:value-type="string">
            <text:p>GPIOD_0</text:p>
          </table:table-cell>
          <table:table-cell office:value-type="string" calcext:value-type="string">
            <text:p>LCD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float" office:value="97" calcext:value-type="float">
            <text:p>9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0]/32)+HEX2DEC(41))&amp;&quot;_&quot;&amp;MOD([.A100];32)" office:value-type="string" office:string-value="GPIOD_1" calcext:value-type="string">
            <text:p>GPIOD_1</text:p>
          </table:table-cell>
          <table:table-cell office:value-type="string" calcext:value-type="string">
            <text:p>LCD</text:p>
          </table:table-cell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1">
          <table:table-cell table:style-name="Default" office:value-type="float" office:value="98" calcext:value-type="float">
            <text:p>9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1]/32)+HEX2DEC(41))&amp;&quot;_&quot;&amp;MOD([.A101];32)" office:value-type="string" office:string-value="GPIOD_2" calcext:value-type="string">
            <text:p>GPIOD_2</text:p>
          </table:table-cell>
          <table:table-cell office:value-type="string" calcext:value-type="string">
            <text:p>LCD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float" office:value="99" calcext:value-type="float">
            <text:p>9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2]/32)+HEX2DEC(41))&amp;&quot;_&quot;&amp;MOD([.A102];32)" office:value-type="string" office:string-value="GPIOD_3" calcext:value-type="string">
            <text:p>GPIOD_3</text:p>
          </table:table-cell>
          <table:table-cell office:value-type="string" calcext:value-type="string">
            <text:p>LCD</text:p>
          </table:table-cell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style-name="Default" office:value-type="float" office:value="100" calcext:value-type="float">
            <text:p>10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3]/32)+HEX2DEC(41))&amp;&quot;_&quot;&amp;MOD([.A103];32)" office:value-type="string" office:string-value="GPIOD_4" calcext:value-type="string">
            <text:p>GPIOD_4</text:p>
          </table:table-cell>
          <table:table-cell office:value-type="string" calcext:value-type="string">
            <text:p>LCD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Default" office:value-type="float" office:value="101" calcext:value-type="float">
            <text:p>10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4]/32)+HEX2DEC(41))&amp;&quot;_&quot;&amp;MOD([.A104];32)" office:value-type="string" office:string-value="GPIOD_5" calcext:value-type="string">
            <text:p>GPIOD_5</text:p>
          </table:table-cell>
          <table:table-cell office:value-type="string" calcext:value-type="string">
            <text:p>LCD</text:p>
          </table:table-cell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1">
          <table:table-cell table:style-name="Default" office:value-type="float" office:value="102" calcext:value-type="float">
            <text:p>10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5]/32)+HEX2DEC(41))&amp;&quot;_&quot;&amp;MOD([.A105];32)" office:value-type="string" office:string-value="GPIOD_6" calcext:value-type="string">
            <text:p>GPIOD_6</text:p>
          </table:table-cell>
          <table:table-cell office:value-type="string" calcext:value-type="string">
            <text:p>LCD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Default" office:value-type="float" office:value="103" calcext:value-type="float">
            <text:p>10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6]/32)+HEX2DEC(41))&amp;&quot;_&quot;&amp;MOD([.A106];32)" office:value-type="string" office:string-value="GPIOD_7" calcext:value-type="string">
            <text:p>GPIOD_7</text:p>
          </table:table-cell>
          <table:table-cell office:value-type="string" calcext:value-type="string">
            <text:p>LCD</text:p>
          </table:table-cell>
          <table:table-cell office:value-type="float" office:value="28" calcext:value-type="float">
            <text:p>28</text:p>
          </table:table-cell>
          <table:table-cell table:number-columns-repeated="6"/>
        </table:table-row>
        <table:table-row table:style-name="ro1">
          <table:table-cell table:style-name="Default" office:value-type="float" office:value="104" calcext:value-type="float">
            <text:p>10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7]/32)+HEX2DEC(41))&amp;&quot;_&quot;&amp;MOD([.A107];32)" office:value-type="string" office:string-value="GPIOD_8" calcext:value-type="string">
            <text:p>GPIOD_8</text:p>
          </table:table-cell>
          <table:table-cell office:value-type="string" calcext:value-type="string">
            <text:p>LCD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float" office:value="105" calcext:value-type="float">
            <text:p>10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8]/32)+HEX2DEC(41))&amp;&quot;_&quot;&amp;MOD([.A108];32)" office:value-type="string" office:string-value="GPIOD_9" calcext:value-type="string">
            <text:p>GPIOD_9</text:p>
          </table:table-cell>
          <table:table-cell office:value-type="string" calcext:value-type="string">
            <text:p>LCD</text:p>
          </table:table-cell>
          <table:table-cell office:value-type="float" office:value="14" calcext:value-type="float">
            <text:p>14</text:p>
          </table:table-cell>
          <table:table-cell table:number-columns-repeated="6"/>
        </table:table-row>
        <table:table-row table:style-name="ro1">
          <table:table-cell table:style-name="Default" office:value-type="float" office:value="106" calcext:value-type="float">
            <text:p>10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09]/32)+HEX2DEC(41))&amp;&quot;_&quot;&amp;MOD([.A109];32)" office:value-type="string" office:string-value="GPIOD_10" calcext:value-type="string">
            <text:p>GPIOD_10</text:p>
          </table:table-cell>
          <table:table-cell office:value-type="string" calcext:value-type="string">
            <text:p>LCD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float" office:value="107" calcext:value-type="float">
            <text:p>10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0]/32)+HEX2DEC(41))&amp;&quot;_&quot;&amp;MOD([.A110];32)" office:value-type="string" office:string-value="GPIOD_11" calcext:value-type="string">
            <text:p>GPIOD_11</text:p>
          </table:table-cell>
          <table:table-cell office:value-type="string" calcext:value-type="string">
            <text:p>LCD</text:p>
          </table:table-cell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1">
          <table:table-cell table:style-name="Default" office:value-type="float" office:value="108" calcext:value-type="float">
            <text:p>10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1]/32)+HEX2DEC(41))&amp;&quot;_&quot;&amp;MOD([.A111];32)" office:value-type="string" office:string-value="GPIOD_12" calcext:value-type="string">
            <text:p>GPIOD_12</text:p>
          </table:table-cell>
          <table:table-cell office:value-type="string" calcext:value-type="string">
            <text:p>LCD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float" office:value="109" calcext:value-type="float">
            <text:p>10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2]/32)+HEX2DEC(41))&amp;&quot;_&quot;&amp;MOD([.A112];32)" office:value-type="string" office:string-value="GPIOD_13" calcext:value-type="string">
            <text:p>GPIOD_13</text:p>
          </table:table-cell>
          <table:table-cell office:value-type="string" calcext:value-type="string">
            <text:p>LCD</text:p>
          </table:table-cell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style-name="Default" office:value-type="float" office:value="110" calcext:value-type="float">
            <text:p>11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3]/32)+HEX2DEC(41))&amp;&quot;_&quot;&amp;MOD([.A113];32)" office:value-type="string" office:string-value="GPIOD_14" calcext:value-type="string">
            <text:p>GPIOD_14</text:p>
          </table:table-cell>
          <table:table-cell office:value-type="string" calcext:value-type="string">
            <text:p>LCD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float" office:value="111" calcext:value-type="float">
            <text:p>11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4]/32)+HEX2DEC(41))&amp;&quot;_&quot;&amp;MOD([.A114];32)" office:value-type="string" office:string-value="GPIOD_15" calcext:value-type="string">
            <text:p>GPIOD_15</text:p>
          </table:table-cell>
          <table:table-cell office:value-type="string" calcext:value-type="string">
            <text:p>LCD</text:p>
          </table:table-cell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 table:style-name="Default" office:value-type="float" office:value="112" calcext:value-type="float">
            <text:p>11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5]/32)+HEX2DEC(41))&amp;&quot;_&quot;&amp;MOD([.A115];32)" office:value-type="string" office:string-value="GPIOD_16" calcext:value-type="string">
            <text:p>GPIOD_16</text:p>
          </table:table-cell>
          <table:table-cell office:value-type="string" calcext:value-type="string">
            <text:p>LCD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float" office:value="113" calcext:value-type="float">
            <text:p>11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6]/32)+HEX2DEC(41))&amp;&quot;_&quot;&amp;MOD([.A116];32)" office:value-type="string" office:string-value="GPIOD_17" calcext:value-type="string">
            <text:p>GPIOD_17</text:p>
          </table:table-cell>
          <table:table-cell office:value-type="string" calcext:value-type="string">
            <text:p>LCD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table:style-name="Default" office:value-type="float" office:value="114" calcext:value-type="float">
            <text:p>11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7]/32)+HEX2DEC(41))&amp;&quot;_&quot;&amp;MOD([.A117];32)" office:value-type="string" office:string-value="GPIOD_18" calcext:value-type="string">
            <text:p>GPIOD_18</text:p>
          </table:table-cell>
          <table:table-cell office:value-type="string" calcext:value-type="string">
            <text:p>LCD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float" office:value="115" calcext:value-type="float">
            <text:p>11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8]/32)+HEX2DEC(41))&amp;&quot;_&quot;&amp;MOD([.A118];32)" office:value-type="string" office:string-value="GPIOD_19" calcext:value-type="string">
            <text:p>GPIOD_19</text:p>
          </table:table-cell>
          <table:table-cell office:value-type="string" calcext:value-type="string">
            <text:p>LCD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table:style-name="Default" office:value-type="float" office:value="116" calcext:value-type="float">
            <text:p>11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19]/32)+HEX2DEC(41))&amp;&quot;_&quot;&amp;MOD([.A119];32)" office:value-type="string" office:string-value="GPIOD_20" calcext:value-type="string">
            <text:p>GPIOD_20</text:p>
          </table:table-cell>
          <table:table-cell office:value-type="string" calcext:value-type="string">
            <text:p>LCD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float" office:value="117" calcext:value-type="float">
            <text:p>11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0]/32)+HEX2DEC(41))&amp;&quot;_&quot;&amp;MOD([.A120];32)" office:value-type="string" office:string-value="GPIOD_21" calcext:value-type="string">
            <text:p>GPIOD_21</text:p>
          </table:table-cell>
          <table:table-cell office:value-type="string" calcext:value-type="string">
            <text:p>LCD</text:p>
          </table:table-cell>
          <table:table-cell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table:style-name="Default" office:value-type="float" office:value="118" calcext:value-type="float">
            <text:p>11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1]/32)+HEX2DEC(41))&amp;&quot;_&quot;&amp;MOD([.A121];32)" office:value-type="string" office:string-value="GPIOD_22" calcext:value-type="string">
            <text:p>GPIOD_22</text:p>
          </table:table-cell>
          <table:table-cell office:value-type="string" calcext:value-type="string">
            <text:p>LCD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float" office:value="119" calcext:value-type="float">
            <text:p>11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2]/32)+HEX2DEC(41))&amp;&quot;_&quot;&amp;MOD([.A122];32)" office:value-type="string" office:string-value="GPIOD_23" calcext:value-type="string">
            <text:p>GPIOD_23</text:p>
          </table:table-cell>
          <table:table-cell office:value-type="string" calcext:value-type="string">
            <text:p>LCD</text:p>
          </table:table-cell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1">
          <table:table-cell table:style-name="Default" office:value-type="float" office:value="120" calcext:value-type="float">
            <text:p>12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3]/32)+HEX2DEC(41))&amp;&quot;_&quot;&amp;MOD([.A123];32)" office:value-type="string" office:string-value="GPIOD_24" calcext:value-type="string">
            <text:p>GPIOD_24</text:p>
          </table:table-cell>
          <table:table-cell office:value-type="string" calcext:value-type="string">
            <text:p>LCD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Default" office:value-type="float" office:value="121" calcext:value-type="float">
            <text:p>12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4]/32)+HEX2DEC(41))&amp;&quot;_&quot;&amp;MOD([.A124];32)" office:value-type="string" office:string-value="GPIOD_25" calcext:value-type="string">
            <text:p>GPIOD_25</text:p>
          </table:table-cell>
          <table:table-cell office:value-type="string" calcext:value-type="string">
            <text:p>LCD</text:p>
          </table:table-cell>
          <table:table-cell office:value-type="float" office:value="32" calcext:value-type="float">
            <text:p>32</text:p>
          </table:table-cell>
          <table:table-cell table:number-columns-repeated="6"/>
        </table:table-row>
        <table:table-row table:style-name="ro1">
          <table:table-cell table:style-name="Default" office:value-type="float" office:value="122" calcext:value-type="float">
            <text:p>12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5]/32)+HEX2DEC(41))&amp;&quot;_&quot;&amp;MOD([.A125];32)" office:value-type="string" office:string-value="GPIOD_26" calcext:value-type="string">
            <text:p>GPIOD_26</text:p>
          </table:table-cell>
          <table:table-cell office:value-type="string" calcext:value-type="string">
            <text:p>LCD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style-name="Default" office:value-type="float" office:value="123" calcext:value-type="float">
            <text:p>12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26]/32)+HEX2DEC(41))&amp;&quot;_&quot;&amp;MOD([.A126];32)" office:value-type="string" office:string-value="GPIOD_27" calcext:value-type="string">
            <text:p>GPIOD_27</text:p>
          </table:table-cell>
          <table:table-cell office:value-type="string" calcext:value-type="string">
            <text:p>LCD</text:p>
          </table:table-cell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gpiochip0</text:p>
          </table:table-cell>
          <table:table-cell table:formula="of:=&quot;GPIO&quot;&amp;CHAR(FLOOR([.A127]/32)+HEX2DEC(41))&amp;&quot;_&quot;&amp;MOD([.A127];32)" office:value-type="string" office:string-value="GPIOD_28" calcext:value-type="string">
            <text:p>GPIOD_28</text:p>
          </table:table-cell>
          <table:table-cell table:number-columns-repeated="8"/>
        </table:table-row>
        <table:table-row table:style-name="ro1" table:visibility="collapse">
          <table:table-cell office:value-type="float" office:value="125" calcext:value-type="float">
            <text:p>125</text:p>
          </table:table-cell>
          <table:table-cell office:value-type="string" calcext:value-type="string">
            <text:p>gpiochip0</text:p>
          </table:table-cell>
          <table:table-cell table:formula="of:=&quot;GPIO&quot;&amp;CHAR(FLOOR([.A128]/32)+HEX2DEC(41))&amp;&quot;_&quot;&amp;MOD([.A128];32)" office:value-type="string" office:string-value="GPIOD_29" calcext:value-type="string">
            <text:p>GPIOD_29</text:p>
          </table:table-cell>
          <table:table-cell table:number-columns-repeated="8"/>
        </table:table-row>
        <table:table-row table:style-name="ro1" table:visibility="collapse">
          <table:table-cell office:value-type="float" office:value="126" calcext:value-type="float">
            <text:p>126</text:p>
          </table:table-cell>
          <table:table-cell office:value-type="string" calcext:value-type="string">
            <text:p>gpiochip0</text:p>
          </table:table-cell>
          <table:table-cell table:formula="of:=&quot;GPIO&quot;&amp;CHAR(FLOOR([.A129]/32)+HEX2DEC(41))&amp;&quot;_&quot;&amp;MOD([.A129];32)" office:value-type="string" office:string-value="GPIOD_30" calcext:value-type="string">
            <text:p>GPIOD_30</text:p>
          </table:table-cell>
          <table:table-cell table:number-columns-repeated="8"/>
        </table:table-row>
        <table:table-row table:style-name="ro1" table:visibility="collapse">
          <table:table-cell office:value-type="float" office:value="127" calcext:value-type="float">
            <text:p>127</text:p>
          </table:table-cell>
          <table:table-cell office:value-type="string" calcext:value-type="string">
            <text:p>gpiochip0</text:p>
          </table:table-cell>
          <table:table-cell table:formula="of:=&quot;GPIO&quot;&amp;CHAR(FLOOR([.A130]/32)+HEX2DEC(41))&amp;&quot;_&quot;&amp;MOD([.A130];32)" office:value-type="string" office:string-value="GPIOD_31" calcext:value-type="string">
            <text:p>GPIOD_31</text:p>
          </table:table-cell>
          <table:table-cell table:number-columns-repeated="8"/>
        </table:table-row>
        <table:table-row table:style-name="ro1">
          <table:table-cell table:style-name="Default" office:value-type="float" office:value="128" calcext:value-type="float">
            <text:p>12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1]/32)+HEX2DEC(41))&amp;&quot;_&quot;&amp;MOD([.A131];32)" office:value-type="string" office:string-value="GPIOE_0" calcext:value-type="string">
            <text:p>GPIOE_0</text:p>
          </table:table-cell>
          <table:table-cell office:value-type="string" calcext:value-type="string">
            <text:p>GPIO2</text:p>
          </table:table-cell>
          <table:table-cell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/CS0</text:p>
          </table:table-cell>
        </table:table-row>
        <table:table-row table:style-name="ro1">
          <table:table-cell table:style-name="Default" office:value-type="float" office:value="129" calcext:value-type="float">
            <text:p>12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2]/32)+HEX2DEC(41))&amp;&quot;_&quot;&amp;MOD([.A132];32)" office:value-type="string" office:string-value="GPIOE_1" calcext:value-type="string">
            <text:p>GPIOE_1</text:p>
          </table:table-cell>
          <table:table-cell office:value-type="string" calcext:value-type="string">
            <text:p>GPIO2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string" calcext:value-type="string">
            <text:p>/CS1</text:p>
          </table:table-cell>
        </table:table-row>
        <table:table-row table:style-name="ro1">
          <table:table-cell table:style-name="Default" office:value-type="float" office:value="130" calcext:value-type="float">
            <text:p>13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3]/32)+HEX2DEC(41))&amp;&quot;_&quot;&amp;MOD([.A133];32)" office:value-type="string" office:string-value="GPIOE_2" calcext:value-type="string">
            <text:p>GPIOE_2</text:p>
          </table:table-cell>
          <table:table-cell office:value-type="string" calcext:value-type="string">
            <text:p>GPIO2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string" calcext:value-type="string">
            <text:p>/CS2</text:p>
          </table:table-cell>
        </table:table-row>
        <table:table-row table:style-name="ro1">
          <table:table-cell table:style-name="Default" office:value-type="float" office:value="131" calcext:value-type="float">
            <text:p>13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4]/32)+HEX2DEC(41))&amp;&quot;_&quot;&amp;MOD([.A134];32)" office:value-type="string" office:string-value="GPIOE_3" calcext:value-type="string">
            <text:p>GPIOE_3</text:p>
          </table:table-cell>
          <table:table-cell office:value-type="string" calcext:value-type="string">
            <text:p>GPIO2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/CS3</text:p>
          </table:table-cell>
        </table:table-row>
        <table:table-row table:style-name="ro1">
          <table:table-cell table:style-name="Default" office:value-type="float" office:value="132" calcext:value-type="float">
            <text:p>13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5]/32)+HEX2DEC(41))&amp;&quot;_&quot;&amp;MOD([.A135];32)" office:value-type="string" office:string-value="GPIOE_4" calcext:value-type="string">
            <text:p>GPIOE_4</text:p>
          </table:table-cell>
          <table:table-cell office:value-type="string" calcext:value-type="string">
            <text:p>GPIO2</text:p>
          </table:table-cell>
          <table:table-cell office:value-type="float" office:value="14" calcext:value-type="float">
            <text:p>14</text:p>
          </table:table-cell>
          <table:table-cell table:number-columns-repeated="5"/>
          <table:table-cell office:value-type="string" calcext:value-type="string">
            <text:p>/CS4</text:p>
          </table:table-cell>
        </table:table-row>
        <table:table-row table:style-name="ro1">
          <table:table-cell table:style-name="Default" office:value-type="float" office:value="133" calcext:value-type="float">
            <text:p>13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6]/32)+HEX2DEC(41))&amp;&quot;_&quot;&amp;MOD([.A136];32)" office:value-type="string" office:string-value="GPIOE_5" calcext:value-type="string">
            <text:p>GPIOE_5</text:p>
          </table:table-cell>
          <table:table-cell office:value-type="string" calcext:value-type="string">
            <text:p>GPIO2</text:p>
          </table:table-cell>
          <table:table-cell office:value-type="float" office:value="16" calcext:value-type="float">
            <text:p>16</text:p>
          </table:table-cell>
          <table:table-cell table:number-columns-repeated="5"/>
          <table:table-cell office:value-type="string" calcext:value-type="string">
            <text:p>/CS5</text:p>
          </table:table-cell>
        </table:table-row>
        <table:table-row table:style-name="ro1">
          <table:table-cell table:style-name="Default" office:value-type="float" office:value="134" calcext:value-type="float">
            <text:p>13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7]/32)+HEX2DEC(41))&amp;&quot;_&quot;&amp;MOD([.A137];32)" office:value-type="string" office:string-value="GPIOE_6" calcext:value-type="string">
            <text:p>GPIOE_6</text:p>
          </table:table-cell>
          <table:table-cell office:value-type="string" calcext:value-type="string">
            <text:p>GPIO2</text:p>
          </table:table-cell>
          <table:table-cell office:value-type="float" office:value="18" calcext:value-type="float">
            <text:p>18</text:p>
          </table:table-cell>
          <table:table-cell table:number-columns-repeated="5"/>
          <table:table-cell office:value-type="string" calcext:value-type="string">
            <text:p>/CS6</text:p>
          </table:table-cell>
        </table:table-row>
        <table:table-row table:style-name="ro1">
          <table:table-cell table:style-name="Default" office:value-type="float" office:value="135" calcext:value-type="float">
            <text:p>13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8]/32)+HEX2DEC(41))&amp;&quot;_&quot;&amp;MOD([.A138];32)" office:value-type="string" office:string-value="GPIOE_7" calcext:value-type="string">
            <text:p>GPIOE_7</text:p>
          </table:table-cell>
          <table:table-cell office:value-type="string" calcext:value-type="string">
            <text:p>GPIO2</text:p>
          </table:table-cell>
          <table:table-cell office:value-type="float" office:value="20" calcext:value-type="float">
            <text:p>20</text:p>
          </table:table-cell>
          <table:table-cell table:number-columns-repeated="5"/>
          <table:table-cell office:value-type="string" calcext:value-type="string">
            <text:p>/CS7</text:p>
          </table:table-cell>
        </table:table-row>
        <table:table-row table:style-name="ro1">
          <table:table-cell table:style-name="Default" office:value-type="float" office:value="136" calcext:value-type="float">
            <text:p>13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39]/32)+HEX2DEC(41))&amp;&quot;_&quot;&amp;MOD([.A139];32)" office:value-type="string" office:string-value="GPIOE_8" calcext:value-type="string">
            <text:p>GPIOE_8</text:p>
          </table:table-cell>
          <table:table-cell office:value-type="string" calcext:value-type="string">
            <text:p>GPIO2</text:p>
          </table:table-cell>
          <table:table-cell office:value-type="float" office:value="22" calcext:value-type="float">
            <text:p>22</text:p>
          </table:table-cell>
          <table:table-cell table:number-columns-repeated="5"/>
          <table:table-cell office:value-type="string" calcext:value-type="string">
            <text:p>CON0</text:p>
          </table:table-cell>
        </table:table-row>
        <table:table-row table:style-name="ro1">
          <table:table-cell table:style-name="Default" office:value-type="float" office:value="137" calcext:value-type="float">
            <text:p>13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40]/32)+HEX2DEC(41))&amp;&quot;_&quot;&amp;MOD([.A140];32)" office:value-type="string" office:string-value="GPIOE_9" calcext:value-type="string">
            <text:p>GPIOE_9</text:p>
          </table:table-cell>
          <table:table-cell office:value-type="string" calcext:value-type="string">
            <text:p>GPIO2</text:p>
          </table:table-cell>
          <table:table-cell office:value-type="float" office:value="24" calcext:value-type="float">
            <text:p>24</text:p>
          </table:table-cell>
          <table:table-cell table:number-columns-repeated="5"/>
          <table:table-cell office:value-type="string" calcext:value-type="string">
            <text:p>CON1</text:p>
          </table:table-cell>
        </table:table-row>
        <table:table-row table:style-name="ro1">
          <table:table-cell table:style-name="Default" office:value-type="float" office:value="138" calcext:value-type="float">
            <text:p>13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41]/32)+HEX2DEC(41))&amp;&quot;_&quot;&amp;MOD([.A141];32)" office:value-type="string" office:string-value="GPIOE_10" calcext:value-type="string">
            <text:p>GPIOE_10</text:p>
          </table:table-cell>
          <table:table-cell office:value-type="string" calcext:value-type="string">
            <text:p>GPIO2</text:p>
          </table:table-cell>
          <table:table-cell office:value-type="float" office:value="26" calcext:value-type="float">
            <text:p>26</text:p>
          </table:table-cell>
          <table:table-cell table:number-columns-repeated="5"/>
          <table:table-cell office:value-type="string" calcext:value-type="string">
            <text:p>CON2</text:p>
          </table:table-cell>
        </table:table-row>
        <table:table-row table:style-name="ro1">
          <table:table-cell table:style-name="Default" office:value-type="float" office:value="139" calcext:value-type="float">
            <text:p>13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42]/32)+HEX2DEC(41))&amp;&quot;_&quot;&amp;MOD([.A142];32)" office:value-type="string" office:string-value="GPIOE_11" calcext:value-type="string">
            <text:p>GPIOE_11</text:p>
          </table:table-cell>
          <table:table-cell office:value-type="string" calcext:value-type="string">
            <text:p>GPIO2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string" calcext:value-type="string">
            <text:p>/RESET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gpiochip0</text:p>
          </table:table-cell>
          <table:table-cell table:formula="of:=&quot;GPIO&quot;&amp;CHAR(FLOOR([.A143]/32)+HEX2DEC(41))&amp;&quot;_&quot;&amp;MOD([.A143];32)" office:value-type="string" office:string-value="GPIOE_12" calcext:value-type="string">
            <text:p>GPIOE_12</text:p>
          </table:table-cell>
          <table:table-cell table:number-columns-repeated="8"/>
        </table:table-row>
        <table:table-row table:style-name="ro1" table:visibility="collapse">
          <table:table-cell office:value-type="float" office:value="141" calcext:value-type="float">
            <text:p>141</text:p>
          </table:table-cell>
          <table:table-cell office:value-type="string" calcext:value-type="string">
            <text:p>gpiochip0</text:p>
          </table:table-cell>
          <table:table-cell table:formula="of:=&quot;GPIO&quot;&amp;CHAR(FLOOR([.A144]/32)+HEX2DEC(41))&amp;&quot;_&quot;&amp;MOD([.A144];32)" office:value-type="string" office:string-value="GPIOE_13" calcext:value-type="string">
            <text:p>GPIOE_13</text:p>
          </table:table-cell>
          <table:table-cell table:number-columns-repeated="8"/>
        </table:table-row>
        <table:table-row table:style-name="ro1" table:visibility="collapse">
          <table:table-cell office:value-type="float" office:value="142" calcext:value-type="float">
            <text:p>142</text:p>
          </table:table-cell>
          <table:table-cell office:value-type="string" calcext:value-type="string">
            <text:p>gpiochip0</text:p>
          </table:table-cell>
          <table:table-cell table:formula="of:=&quot;GPIO&quot;&amp;CHAR(FLOOR([.A145]/32)+HEX2DEC(41))&amp;&quot;_&quot;&amp;MOD([.A145];32)" office:value-type="string" office:string-value="GPIOE_14" calcext:value-type="string">
            <text:p>GPIOE_14</text:p>
          </table:table-cell>
          <table:table-cell table:number-columns-repeated="8"/>
        </table:table-row>
        <table:table-row table:style-name="ro1" table:visibility="collapse">
          <table:table-cell office:value-type="float" office:value="143" calcext:value-type="float">
            <text:p>143</text:p>
          </table:table-cell>
          <table:table-cell office:value-type="string" calcext:value-type="string">
            <text:p>gpiochip0</text:p>
          </table:table-cell>
          <table:table-cell table:formula="of:=&quot;GPIO&quot;&amp;CHAR(FLOOR([.A146]/32)+HEX2DEC(41))&amp;&quot;_&quot;&amp;MOD([.A146];32)" office:value-type="string" office:string-value="GPIOE_15" calcext:value-type="string">
            <text:p>GPIOE_15</text:p>
          </table:table-cell>
          <table:table-cell table:number-columns-repeated="8"/>
        </table:table-row>
        <table:table-row table:style-name="ro1" table:visibility="collapse">
          <table:table-cell office:value-type="float" office:value="144" calcext:value-type="float">
            <text:p>144</text:p>
          </table:table-cell>
          <table:table-cell office:value-type="string" calcext:value-type="string">
            <text:p>gpiochip0</text:p>
          </table:table-cell>
          <table:table-cell table:formula="of:=&quot;GPIO&quot;&amp;CHAR(FLOOR([.A147]/32)+HEX2DEC(41))&amp;&quot;_&quot;&amp;MOD([.A147];32)" office:value-type="string" office:string-value="GPIOE_16" calcext:value-type="string">
            <text:p>GPIOE_16</text:p>
          </table:table-cell>
          <table:table-cell table:number-columns-repeated="8"/>
        </table:table-row>
        <table:table-row table:style-name="ro1" table:visibility="collapse">
          <table:table-cell office:value-type="float" office:value="145" calcext:value-type="float">
            <text:p>145</text:p>
          </table:table-cell>
          <table:table-cell office:value-type="string" calcext:value-type="string">
            <text:p>gpiochip0</text:p>
          </table:table-cell>
          <table:table-cell table:formula="of:=&quot;GPIO&quot;&amp;CHAR(FLOOR([.A148]/32)+HEX2DEC(41))&amp;&quot;_&quot;&amp;MOD([.A148];32)" office:value-type="string" office:string-value="GPIOE_17" calcext:value-type="string">
            <text:p>GPIOE_17</text:p>
          </table:table-cell>
          <table:table-cell table:number-columns-repeated="8"/>
        </table:table-row>
        <table:table-row table:style-name="ro1" table:visibility="collapse">
          <table:table-cell office:value-type="float" office:value="146" calcext:value-type="float">
            <text:p>146</text:p>
          </table:table-cell>
          <table:table-cell office:value-type="string" calcext:value-type="string">
            <text:p>gpiochip0</text:p>
          </table:table-cell>
          <table:table-cell table:formula="of:=&quot;GPIO&quot;&amp;CHAR(FLOOR([.A149]/32)+HEX2DEC(41))&amp;&quot;_&quot;&amp;MOD([.A149];32)" office:value-type="string" office:string-value="GPIOE_18" calcext:value-type="string">
            <text:p>GPIOE_18</text:p>
          </table:table-cell>
          <table:table-cell table:number-columns-repeated="8"/>
        </table:table-row>
        <table:table-row table:style-name="ro1" table:visibility="collapse">
          <table:table-cell office:value-type="float" office:value="147" calcext:value-type="float">
            <text:p>147</text:p>
          </table:table-cell>
          <table:table-cell office:value-type="string" calcext:value-type="string">
            <text:p>gpiochip0</text:p>
          </table:table-cell>
          <table:table-cell table:formula="of:=&quot;GPIO&quot;&amp;CHAR(FLOOR([.A150]/32)+HEX2DEC(41))&amp;&quot;_&quot;&amp;MOD([.A150];32)" office:value-type="string" office:string-value="GPIOE_19" calcext:value-type="string">
            <text:p>GPIOE_19</text:p>
          </table:table-cell>
          <table:table-cell table:number-columns-repeated="8"/>
        </table:table-row>
        <table:table-row table:style-name="ro1" table:visibility="collapse">
          <table:table-cell office:value-type="float" office:value="148" calcext:value-type="float">
            <text:p>148</text:p>
          </table:table-cell>
          <table:table-cell office:value-type="string" calcext:value-type="string">
            <text:p>gpiochip0</text:p>
          </table:table-cell>
          <table:table-cell table:formula="of:=&quot;GPIO&quot;&amp;CHAR(FLOOR([.A151]/32)+HEX2DEC(41))&amp;&quot;_&quot;&amp;MOD([.A151];32)" office:value-type="string" office:string-value="GPIOE_20" calcext:value-type="string">
            <text:p>GPIOE_20</text:p>
          </table:table-cell>
          <table:table-cell table:number-columns-repeated="8"/>
        </table:table-row>
        <table:table-row table:style-name="ro1" table:visibility="collapse">
          <table:table-cell office:value-type="float" office:value="149" calcext:value-type="float">
            <text:p>149</text:p>
          </table:table-cell>
          <table:table-cell office:value-type="string" calcext:value-type="string">
            <text:p>gpiochip0</text:p>
          </table:table-cell>
          <table:table-cell table:formula="of:=&quot;GPIO&quot;&amp;CHAR(FLOOR([.A152]/32)+HEX2DEC(41))&amp;&quot;_&quot;&amp;MOD([.A152];32)" office:value-type="string" office:string-value="GPIOE_21" calcext:value-type="string">
            <text:p>GPIOE_21</text:p>
          </table:table-cell>
          <table:table-cell table:number-columns-repeated="8"/>
        </table:table-row>
        <table:table-row table:style-name="ro1" table:visibility="collapse">
          <table:table-cell office:value-type="float" office:value="150" calcext:value-type="float">
            <text:p>150</text:p>
          </table:table-cell>
          <table:table-cell office:value-type="string" calcext:value-type="string">
            <text:p>gpiochip0</text:p>
          </table:table-cell>
          <table:table-cell table:formula="of:=&quot;GPIO&quot;&amp;CHAR(FLOOR([.A153]/32)+HEX2DEC(41))&amp;&quot;_&quot;&amp;MOD([.A153];32)" office:value-type="string" office:string-value="GPIOE_22" calcext:value-type="string">
            <text:p>GPIOE_22</text:p>
          </table:table-cell>
          <table:table-cell table:number-columns-repeated="8"/>
        </table:table-row>
        <table:table-row table:style-name="ro1" table:visibility="collapse">
          <table:table-cell office:value-type="float" office:value="151" calcext:value-type="float">
            <text:p>151</text:p>
          </table:table-cell>
          <table:table-cell office:value-type="string" calcext:value-type="string">
            <text:p>gpiochip0</text:p>
          </table:table-cell>
          <table:table-cell table:formula="of:=&quot;GPIO&quot;&amp;CHAR(FLOOR([.A154]/32)+HEX2DEC(41))&amp;&quot;_&quot;&amp;MOD([.A154];32)" office:value-type="string" office:string-value="GPIOE_23" calcext:value-type="string">
            <text:p>GPIOE_23</text:p>
          </table:table-cell>
          <table:table-cell table:number-columns-repeated="8"/>
        </table:table-row>
        <table:table-row table:style-name="ro1" table:visibility="collapse">
          <table:table-cell office:value-type="float" office:value="152" calcext:value-type="float">
            <text:p>152</text:p>
          </table:table-cell>
          <table:table-cell office:value-type="string" calcext:value-type="string">
            <text:p>gpiochip0</text:p>
          </table:table-cell>
          <table:table-cell table:formula="of:=&quot;GPIO&quot;&amp;CHAR(FLOOR([.A155]/32)+HEX2DEC(41))&amp;&quot;_&quot;&amp;MOD([.A155];32)" office:value-type="string" office:string-value="GPIOE_24" calcext:value-type="string">
            <text:p>GPIOE_24</text:p>
          </table:table-cell>
          <table:table-cell table:number-columns-repeated="8"/>
        </table:table-row>
        <table:table-row table:style-name="ro1" table:visibility="collapse">
          <table:table-cell office:value-type="float" office:value="153" calcext:value-type="float">
            <text:p>153</text:p>
          </table:table-cell>
          <table:table-cell office:value-type="string" calcext:value-type="string">
            <text:p>gpiochip0</text:p>
          </table:table-cell>
          <table:table-cell table:formula="of:=&quot;GPIO&quot;&amp;CHAR(FLOOR([.A156]/32)+HEX2DEC(41))&amp;&quot;_&quot;&amp;MOD([.A156];32)" office:value-type="string" office:string-value="GPIOE_25" calcext:value-type="string">
            <text:p>GPIOE_25</text:p>
          </table:table-cell>
          <table:table-cell table:number-columns-repeated="8"/>
        </table:table-row>
        <table:table-row table:style-name="ro1" table:visibility="collapse">
          <table:table-cell office:value-type="float" office:value="154" calcext:value-type="float">
            <text:p>154</text:p>
          </table:table-cell>
          <table:table-cell office:value-type="string" calcext:value-type="string">
            <text:p>gpiochip0</text:p>
          </table:table-cell>
          <table:table-cell table:formula="of:=&quot;GPIO&quot;&amp;CHAR(FLOOR([.A157]/32)+HEX2DEC(41))&amp;&quot;_&quot;&amp;MOD([.A157];32)" office:value-type="string" office:string-value="GPIOE_26" calcext:value-type="string">
            <text:p>GPIOE_26</text:p>
          </table:table-cell>
          <table:table-cell table:number-columns-repeated="8"/>
        </table:table-row>
        <table:table-row table:style-name="ro1" table:visibility="collapse">
          <table:table-cell office:value-type="float" office:value="155" calcext:value-type="float">
            <text:p>155</text:p>
          </table:table-cell>
          <table:table-cell office:value-type="string" calcext:value-type="string">
            <text:p>gpiochip0</text:p>
          </table:table-cell>
          <table:table-cell table:formula="of:=&quot;GPIO&quot;&amp;CHAR(FLOOR([.A158]/32)+HEX2DEC(41))&amp;&quot;_&quot;&amp;MOD([.A158];32)" office:value-type="string" office:string-value="GPIOE_27" calcext:value-type="string">
            <text:p>GPIOE_27</text:p>
          </table:table-cell>
          <table:table-cell table:number-columns-repeated="8"/>
        </table:table-row>
        <table:table-row table:style-name="ro1" table:visibility="collapse">
          <table:table-cell office:value-type="float" office:value="156" calcext:value-type="float">
            <text:p>156</text:p>
          </table:table-cell>
          <table:table-cell office:value-type="string" calcext:value-type="string">
            <text:p>gpiochip0</text:p>
          </table:table-cell>
          <table:table-cell table:formula="of:=&quot;GPIO&quot;&amp;CHAR(FLOOR([.A159]/32)+HEX2DEC(41))&amp;&quot;_&quot;&amp;MOD([.A159];32)" office:value-type="string" office:string-value="GPIOE_28" calcext:value-type="string">
            <text:p>GPIOE_28</text:p>
          </table:table-cell>
          <table:table-cell table:number-columns-repeated="8"/>
        </table:table-row>
        <table:table-row table:style-name="ro1" table:visibility="collapse">
          <table:table-cell office:value-type="float" office:value="157" calcext:value-type="float">
            <text:p>157</text:p>
          </table:table-cell>
          <table:table-cell office:value-type="string" calcext:value-type="string">
            <text:p>gpiochip0</text:p>
          </table:table-cell>
          <table:table-cell table:formula="of:=&quot;GPIO&quot;&amp;CHAR(FLOOR([.A160]/32)+HEX2DEC(41))&amp;&quot;_&quot;&amp;MOD([.A160];32)" office:value-type="string" office:string-value="GPIOE_29" calcext:value-type="string">
            <text:p>GPIOE_29</text:p>
          </table:table-cell>
          <table:table-cell table:number-columns-repeated="8"/>
        </table:table-row>
        <table:table-row table:style-name="ro1" table:visibility="collapse">
          <table:table-cell office:value-type="float" office:value="158" calcext:value-type="float">
            <text:p>158</text:p>
          </table:table-cell>
          <table:table-cell office:value-type="string" calcext:value-type="string">
            <text:p>gpiochip0</text:p>
          </table:table-cell>
          <table:table-cell table:formula="of:=&quot;GPIO&quot;&amp;CHAR(FLOOR([.A161]/32)+HEX2DEC(41))&amp;&quot;_&quot;&amp;MOD([.A161];32)" office:value-type="string" office:string-value="GPIOE_30" calcext:value-type="string">
            <text:p>GPIOE_30</text:p>
          </table:table-cell>
          <table:table-cell table:number-columns-repeated="8"/>
        </table:table-row>
        <table:table-row table:style-name="ro1" table:visibility="collapse">
          <table:table-cell office:value-type="float" office:value="159" calcext:value-type="float">
            <text:p>159</text:p>
          </table:table-cell>
          <table:table-cell office:value-type="string" calcext:value-type="string">
            <text:p>gpiochip0</text:p>
          </table:table-cell>
          <table:table-cell table:formula="of:=&quot;GPIO&quot;&amp;CHAR(FLOOR([.A162]/32)+HEX2DEC(41))&amp;&quot;_&quot;&amp;MOD([.A162];32)" office:value-type="string" office:string-value="GPIOE_31" calcext:value-type="string">
            <text:p>GPIOE_31</text:p>
          </table:table-cell>
          <table:table-cell table:number-columns-repeated="8"/>
        </table:table-row>
        <table:table-row table:style-name="ro1" table:visibility="collapse">
          <table:table-cell office:value-type="float" office:value="160" calcext:value-type="float">
            <text:p>160</text:p>
          </table:table-cell>
          <table:table-cell office:value-type="string" calcext:value-type="string">
            <text:p>gpiochip0</text:p>
          </table:table-cell>
          <table:table-cell table:formula="of:=&quot;GPIO&quot;&amp;CHAR(FLOOR([.A163]/32)+HEX2DEC(41))&amp;&quot;_&quot;&amp;MOD([.A163];32)" office:value-type="string" office:string-value="GPIOF_0" calcext:value-type="string">
            <text:p>GPIOF_0</text:p>
          </table:table-cell>
          <table:table-cell table:number-columns-repeated="8"/>
        </table:table-row>
        <table:table-row table:style-name="ro1" table:visibility="collapse">
          <table:table-cell office:value-type="float" office:value="161" calcext:value-type="float">
            <text:p>161</text:p>
          </table:table-cell>
          <table:table-cell office:value-type="string" calcext:value-type="string">
            <text:p>gpiochip0</text:p>
          </table:table-cell>
          <table:table-cell table:formula="of:=&quot;GPIO&quot;&amp;CHAR(FLOOR([.A164]/32)+HEX2DEC(41))&amp;&quot;_&quot;&amp;MOD([.A164];32)" office:value-type="string" office:string-value="GPIOF_1" calcext:value-type="string">
            <text:p>GPIOF_1</text:p>
          </table:table-cell>
          <table:table-cell table:number-columns-repeated="8"/>
        </table:table-row>
        <table:table-row table:style-name="ro1" table:visibility="collapse">
          <table:table-cell office:value-type="float" office:value="162" calcext:value-type="float">
            <text:p>162</text:p>
          </table:table-cell>
          <table:table-cell office:value-type="string" calcext:value-type="string">
            <text:p>gpiochip0</text:p>
          </table:table-cell>
          <table:table-cell table:formula="of:=&quot;GPIO&quot;&amp;CHAR(FLOOR([.A165]/32)+HEX2DEC(41))&amp;&quot;_&quot;&amp;MOD([.A165];32)" office:value-type="string" office:string-value="GPIOF_2" calcext:value-type="string">
            <text:p>GPIOF_2</text:p>
          </table:table-cell>
          <table:table-cell table:number-columns-repeated="8"/>
        </table:table-row>
        <table:table-row table:style-name="ro1" table:visibility="collapse">
          <table:table-cell office:value-type="float" office:value="163" calcext:value-type="float">
            <text:p>163</text:p>
          </table:table-cell>
          <table:table-cell office:value-type="string" calcext:value-type="string">
            <text:p>gpiochip0</text:p>
          </table:table-cell>
          <table:table-cell table:formula="of:=&quot;GPIO&quot;&amp;CHAR(FLOOR([.A166]/32)+HEX2DEC(41))&amp;&quot;_&quot;&amp;MOD([.A166];32)" office:value-type="string" office:string-value="GPIOF_3" calcext:value-type="string">
            <text:p>GPIOF_3</text:p>
          </table:table-cell>
          <table:table-cell table:number-columns-repeated="8"/>
        </table:table-row>
        <table:table-row table:style-name="ro1" table:visibility="collapse">
          <table:table-cell office:value-type="float" office:value="164" calcext:value-type="float">
            <text:p>164</text:p>
          </table:table-cell>
          <table:table-cell office:value-type="string" calcext:value-type="string">
            <text:p>gpiochip0</text:p>
          </table:table-cell>
          <table:table-cell table:formula="of:=&quot;GPIO&quot;&amp;CHAR(FLOOR([.A167]/32)+HEX2DEC(41))&amp;&quot;_&quot;&amp;MOD([.A167];32)" office:value-type="string" office:string-value="GPIOF_4" calcext:value-type="string">
            <text:p>GPIOF_4</text:p>
          </table:table-cell>
          <table:table-cell table:number-columns-repeated="8"/>
        </table:table-row>
        <table:table-row table:style-name="ro1" table:visibility="collapse">
          <table:table-cell office:value-type="float" office:value="165" calcext:value-type="float">
            <text:p>165</text:p>
          </table:table-cell>
          <table:table-cell office:value-type="string" calcext:value-type="string">
            <text:p>gpiochip0</text:p>
          </table:table-cell>
          <table:table-cell table:formula="of:=&quot;GPIO&quot;&amp;CHAR(FLOOR([.A168]/32)+HEX2DEC(41))&amp;&quot;_&quot;&amp;MOD([.A168];32)" office:value-type="string" office:string-value="GPIOF_5" calcext:value-type="string">
            <text:p>GPIOF_5</text:p>
          </table:table-cell>
          <table:table-cell table:number-columns-repeated="8"/>
        </table:table-row>
        <table:table-row table:style-name="ro1" table:visibility="collapse">
          <table:table-cell office:value-type="float" office:value="166" calcext:value-type="float">
            <text:p>166</text:p>
          </table:table-cell>
          <table:table-cell office:value-type="string" calcext:value-type="string">
            <text:p>gpiochip0</text:p>
          </table:table-cell>
          <table:table-cell table:formula="of:=&quot;GPIO&quot;&amp;CHAR(FLOOR([.A169]/32)+HEX2DEC(41))&amp;&quot;_&quot;&amp;MOD([.A169];32)" office:value-type="string" office:string-value="GPIOF_6" calcext:value-type="string">
            <text:p>GPIOF_6</text:p>
          </table:table-cell>
          <table:table-cell table:number-columns-repeated="8"/>
        </table:table-row>
        <table:table-row table:style-name="ro1" table:visibility="collapse">
          <table:table-cell office:value-type="float" office:value="167" calcext:value-type="float">
            <text:p>167</text:p>
          </table:table-cell>
          <table:table-cell office:value-type="string" calcext:value-type="string">
            <text:p>gpiochip0</text:p>
          </table:table-cell>
          <table:table-cell table:formula="of:=&quot;GPIO&quot;&amp;CHAR(FLOOR([.A170]/32)+HEX2DEC(41))&amp;&quot;_&quot;&amp;MOD([.A170];32)" office:value-type="string" office:string-value="GPIOF_7" calcext:value-type="string">
            <text:p>GPIOF_7</text:p>
          </table:table-cell>
          <table:table-cell table:number-columns-repeated="8"/>
        </table:table-row>
        <table:table-row table:style-name="ro1" table:visibility="collapse">
          <table:table-cell office:value-type="float" office:value="168" calcext:value-type="float">
            <text:p>168</text:p>
          </table:table-cell>
          <table:table-cell office:value-type="string" calcext:value-type="string">
            <text:p>gpiochip0</text:p>
          </table:table-cell>
          <table:table-cell table:formula="of:=&quot;GPIO&quot;&amp;CHAR(FLOOR([.A171]/32)+HEX2DEC(41))&amp;&quot;_&quot;&amp;MOD([.A171];32)" office:value-type="string" office:string-value="GPIOF_8" calcext:value-type="string">
            <text:p>GPIOF_8</text:p>
          </table:table-cell>
          <table:table-cell table:number-columns-repeated="8"/>
        </table:table-row>
        <table:table-row table:style-name="ro1" table:visibility="collapse">
          <table:table-cell office:value-type="float" office:value="169" calcext:value-type="float">
            <text:p>169</text:p>
          </table:table-cell>
          <table:table-cell office:value-type="string" calcext:value-type="string">
            <text:p>gpiochip0</text:p>
          </table:table-cell>
          <table:table-cell table:formula="of:=&quot;GPIO&quot;&amp;CHAR(FLOOR([.A172]/32)+HEX2DEC(41))&amp;&quot;_&quot;&amp;MOD([.A172];32)" office:value-type="string" office:string-value="GPIOF_9" calcext:value-type="string">
            <text:p>GPIOF_9</text:p>
          </table:table-cell>
          <table:table-cell table:number-columns-repeated="8"/>
        </table:table-row>
        <table:table-row table:style-name="ro1" table:visibility="collapse">
          <table:table-cell office:value-type="float" office:value="170" calcext:value-type="float">
            <text:p>170</text:p>
          </table:table-cell>
          <table:table-cell office:value-type="string" calcext:value-type="string">
            <text:p>gpiochip0</text:p>
          </table:table-cell>
          <table:table-cell table:formula="of:=&quot;GPIO&quot;&amp;CHAR(FLOOR([.A173]/32)+HEX2DEC(41))&amp;&quot;_&quot;&amp;MOD([.A173];32)" office:value-type="string" office:string-value="GPIOF_10" calcext:value-type="string">
            <text:p>GPIOF_10</text:p>
          </table:table-cell>
          <table:table-cell table:number-columns-repeated="8"/>
        </table:table-row>
        <table:table-row table:style-name="ro1" table:visibility="collapse">
          <table:table-cell office:value-type="float" office:value="171" calcext:value-type="float">
            <text:p>171</text:p>
          </table:table-cell>
          <table:table-cell office:value-type="string" calcext:value-type="string">
            <text:p>gpiochip0</text:p>
          </table:table-cell>
          <table:table-cell table:formula="of:=&quot;GPIO&quot;&amp;CHAR(FLOOR([.A174]/32)+HEX2DEC(41))&amp;&quot;_&quot;&amp;MOD([.A174];32)" office:value-type="string" office:string-value="GPIOF_11" calcext:value-type="string">
            <text:p>GPIOF_11</text:p>
          </table:table-cell>
          <table:table-cell table:number-columns-repeated="8"/>
        </table:table-row>
        <table:table-row table:style-name="ro1" table:visibility="collapse">
          <table:table-cell office:value-type="float" office:value="172" calcext:value-type="float">
            <text:p>172</text:p>
          </table:table-cell>
          <table:table-cell office:value-type="string" calcext:value-type="string">
            <text:p>gpiochip0</text:p>
          </table:table-cell>
          <table:table-cell table:formula="of:=&quot;GPIO&quot;&amp;CHAR(FLOOR([.A175]/32)+HEX2DEC(41))&amp;&quot;_&quot;&amp;MOD([.A175];32)" office:value-type="string" office:string-value="GPIOF_12" calcext:value-type="string">
            <text:p>GPIOF_12</text:p>
          </table:table-cell>
          <table:table-cell table:number-columns-repeated="8"/>
        </table:table-row>
        <table:table-row table:style-name="ro1" table:visibility="collapse">
          <table:table-cell office:value-type="float" office:value="173" calcext:value-type="float">
            <text:p>173</text:p>
          </table:table-cell>
          <table:table-cell office:value-type="string" calcext:value-type="string">
            <text:p>gpiochip0</text:p>
          </table:table-cell>
          <table:table-cell table:formula="of:=&quot;GPIO&quot;&amp;CHAR(FLOOR([.A176]/32)+HEX2DEC(41))&amp;&quot;_&quot;&amp;MOD([.A176];32)" office:value-type="string" office:string-value="GPIOF_13" calcext:value-type="string">
            <text:p>GPIOF_13</text:p>
          </table:table-cell>
          <table:table-cell table:number-columns-repeated="8"/>
        </table:table-row>
        <table:table-row table:style-name="ro1" table:visibility="collapse">
          <table:table-cell office:value-type="float" office:value="174" calcext:value-type="float">
            <text:p>174</text:p>
          </table:table-cell>
          <table:table-cell office:value-type="string" calcext:value-type="string">
            <text:p>gpiochip0</text:p>
          </table:table-cell>
          <table:table-cell table:formula="of:=&quot;GPIO&quot;&amp;CHAR(FLOOR([.A177]/32)+HEX2DEC(41))&amp;&quot;_&quot;&amp;MOD([.A177];32)" office:value-type="string" office:string-value="GPIOF_14" calcext:value-type="string">
            <text:p>GPIOF_14</text:p>
          </table:table-cell>
          <table:table-cell table:number-columns-repeated="8"/>
        </table:table-row>
        <table:table-row table:style-name="ro1" table:visibility="collapse">
          <table:table-cell office:value-type="float" office:value="175" calcext:value-type="float">
            <text:p>175</text:p>
          </table:table-cell>
          <table:table-cell office:value-type="string" calcext:value-type="string">
            <text:p>gpiochip0</text:p>
          </table:table-cell>
          <table:table-cell table:formula="of:=&quot;GPIO&quot;&amp;CHAR(FLOOR([.A178]/32)+HEX2DEC(41))&amp;&quot;_&quot;&amp;MOD([.A178];32)" office:value-type="string" office:string-value="GPIOF_15" calcext:value-type="string">
            <text:p>GPIOF_15</text:p>
          </table:table-cell>
          <table:table-cell table:number-columns-repeated="8"/>
        </table:table-row>
        <table:table-row table:style-name="ro1" table:visibility="collapse">
          <table:table-cell office:value-type="float" office:value="176" calcext:value-type="float">
            <text:p>176</text:p>
          </table:table-cell>
          <table:table-cell office:value-type="string" calcext:value-type="string">
            <text:p>gpiochip0</text:p>
          </table:table-cell>
          <table:table-cell table:formula="of:=&quot;GPIO&quot;&amp;CHAR(FLOOR([.A179]/32)+HEX2DEC(41))&amp;&quot;_&quot;&amp;MOD([.A179];32)" office:value-type="string" office:string-value="GPIOF_16" calcext:value-type="string">
            <text:p>GPIOF_16</text:p>
          </table:table-cell>
          <table:table-cell table:number-columns-repeated="8"/>
        </table:table-row>
        <table:table-row table:style-name="ro1" table:visibility="collapse">
          <table:table-cell office:value-type="float" office:value="177" calcext:value-type="float">
            <text:p>177</text:p>
          </table:table-cell>
          <table:table-cell office:value-type="string" calcext:value-type="string">
            <text:p>gpiochip0</text:p>
          </table:table-cell>
          <table:table-cell table:formula="of:=&quot;GPIO&quot;&amp;CHAR(FLOOR([.A180]/32)+HEX2DEC(41))&amp;&quot;_&quot;&amp;MOD([.A180];32)" office:value-type="string" office:string-value="GPIOF_17" calcext:value-type="string">
            <text:p>GPIOF_17</text:p>
          </table:table-cell>
          <table:table-cell table:number-columns-repeated="8"/>
        </table:table-row>
        <table:table-row table:style-name="ro1" table:visibility="collapse">
          <table:table-cell office:value-type="float" office:value="178" calcext:value-type="float">
            <text:p>178</text:p>
          </table:table-cell>
          <table:table-cell office:value-type="string" calcext:value-type="string">
            <text:p>gpiochip0</text:p>
          </table:table-cell>
          <table:table-cell table:formula="of:=&quot;GPIO&quot;&amp;CHAR(FLOOR([.A181]/32)+HEX2DEC(41))&amp;&quot;_&quot;&amp;MOD([.A181];32)" office:value-type="string" office:string-value="GPIOF_18" calcext:value-type="string">
            <text:p>GPIOF_18</text:p>
          </table:table-cell>
          <table:table-cell table:number-columns-repeated="8"/>
        </table:table-row>
        <table:table-row table:style-name="ro1" table:visibility="collapse">
          <table:table-cell office:value-type="float" office:value="179" calcext:value-type="float">
            <text:p>179</text:p>
          </table:table-cell>
          <table:table-cell office:value-type="string" calcext:value-type="string">
            <text:p>gpiochip0</text:p>
          </table:table-cell>
          <table:table-cell table:formula="of:=&quot;GPIO&quot;&amp;CHAR(FLOOR([.A182]/32)+HEX2DEC(41))&amp;&quot;_&quot;&amp;MOD([.A182];32)" office:value-type="string" office:string-value="GPIOF_19" calcext:value-type="string">
            <text:p>GPIOF_19</text:p>
          </table:table-cell>
          <table:table-cell table:number-columns-repeated="8"/>
        </table:table-row>
        <table:table-row table:style-name="ro1" table:visibility="collapse">
          <table:table-cell office:value-type="float" office:value="180" calcext:value-type="float">
            <text:p>180</text:p>
          </table:table-cell>
          <table:table-cell office:value-type="string" calcext:value-type="string">
            <text:p>gpiochip0</text:p>
          </table:table-cell>
          <table:table-cell table:formula="of:=&quot;GPIO&quot;&amp;CHAR(FLOOR([.A183]/32)+HEX2DEC(41))&amp;&quot;_&quot;&amp;MOD([.A183];32)" office:value-type="string" office:string-value="GPIOF_20" calcext:value-type="string">
            <text:p>GPIOF_20</text:p>
          </table:table-cell>
          <table:table-cell table:number-columns-repeated="8"/>
        </table:table-row>
        <table:table-row table:style-name="ro1" table:visibility="collapse">
          <table:table-cell office:value-type="float" office:value="181" calcext:value-type="float">
            <text:p>181</text:p>
          </table:table-cell>
          <table:table-cell office:value-type="string" calcext:value-type="string">
            <text:p>gpiochip0</text:p>
          </table:table-cell>
          <table:table-cell table:formula="of:=&quot;GPIO&quot;&amp;CHAR(FLOOR([.A184]/32)+HEX2DEC(41))&amp;&quot;_&quot;&amp;MOD([.A184];32)" office:value-type="string" office:string-value="GPIOF_21" calcext:value-type="string">
            <text:p>GPIOF_21</text:p>
          </table:table-cell>
          <table:table-cell table:number-columns-repeated="8"/>
        </table:table-row>
        <table:table-row table:style-name="ro1" table:visibility="collapse">
          <table:table-cell office:value-type="float" office:value="182" calcext:value-type="float">
            <text:p>182</text:p>
          </table:table-cell>
          <table:table-cell office:value-type="string" calcext:value-type="string">
            <text:p>gpiochip0</text:p>
          </table:table-cell>
          <table:table-cell table:formula="of:=&quot;GPIO&quot;&amp;CHAR(FLOOR([.A185]/32)+HEX2DEC(41))&amp;&quot;_&quot;&amp;MOD([.A185];32)" office:value-type="string" office:string-value="GPIOF_22" calcext:value-type="string">
            <text:p>GPIOF_22</text:p>
          </table:table-cell>
          <table:table-cell table:number-columns-repeated="8"/>
        </table:table-row>
        <table:table-row table:style-name="ro1" table:visibility="collapse">
          <table:table-cell office:value-type="float" office:value="183" calcext:value-type="float">
            <text:p>183</text:p>
          </table:table-cell>
          <table:table-cell office:value-type="string" calcext:value-type="string">
            <text:p>gpiochip0</text:p>
          </table:table-cell>
          <table:table-cell table:formula="of:=&quot;GPIO&quot;&amp;CHAR(FLOOR([.A186]/32)+HEX2DEC(41))&amp;&quot;_&quot;&amp;MOD([.A186];32)" office:value-type="string" office:string-value="GPIOF_23" calcext:value-type="string">
            <text:p>GPIOF_23</text:p>
          </table:table-cell>
          <table:table-cell table:number-columns-repeated="8"/>
        </table:table-row>
        <table:table-row table:style-name="ro1" table:visibility="collapse">
          <table:table-cell office:value-type="float" office:value="184" calcext:value-type="float">
            <text:p>184</text:p>
          </table:table-cell>
          <table:table-cell office:value-type="string" calcext:value-type="string">
            <text:p>gpiochip0</text:p>
          </table:table-cell>
          <table:table-cell table:formula="of:=&quot;GPIO&quot;&amp;CHAR(FLOOR([.A187]/32)+HEX2DEC(41))&amp;&quot;_&quot;&amp;MOD([.A187];32)" office:value-type="string" office:string-value="GPIOF_24" calcext:value-type="string">
            <text:p>GPIOF_24</text:p>
          </table:table-cell>
          <table:table-cell table:number-columns-repeated="8"/>
        </table:table-row>
        <table:table-row table:style-name="ro1" table:visibility="collapse">
          <table:table-cell office:value-type="float" office:value="185" calcext:value-type="float">
            <text:p>185</text:p>
          </table:table-cell>
          <table:table-cell office:value-type="string" calcext:value-type="string">
            <text:p>gpiochip0</text:p>
          </table:table-cell>
          <table:table-cell table:formula="of:=&quot;GPIO&quot;&amp;CHAR(FLOOR([.A188]/32)+HEX2DEC(41))&amp;&quot;_&quot;&amp;MOD([.A188];32)" office:value-type="string" office:string-value="GPIOF_25" calcext:value-type="string">
            <text:p>GPIOF_25</text:p>
          </table:table-cell>
          <table:table-cell table:number-columns-repeated="8"/>
        </table:table-row>
        <table:table-row table:style-name="ro1" table:visibility="collapse">
          <table:table-cell office:value-type="float" office:value="186" calcext:value-type="float">
            <text:p>186</text:p>
          </table:table-cell>
          <table:table-cell office:value-type="string" calcext:value-type="string">
            <text:p>gpiochip0</text:p>
          </table:table-cell>
          <table:table-cell table:formula="of:=&quot;GPIO&quot;&amp;CHAR(FLOOR([.A189]/32)+HEX2DEC(41))&amp;&quot;_&quot;&amp;MOD([.A189];32)" office:value-type="string" office:string-value="GPIOF_26" calcext:value-type="string">
            <text:p>GPIOF_26</text:p>
          </table:table-cell>
          <table:table-cell table:number-columns-repeated="8"/>
        </table:table-row>
        <table:table-row table:style-name="ro1" table:visibility="collapse">
          <table:table-cell office:value-type="float" office:value="187" calcext:value-type="float">
            <text:p>187</text:p>
          </table:table-cell>
          <table:table-cell office:value-type="string" calcext:value-type="string">
            <text:p>gpiochip0</text:p>
          </table:table-cell>
          <table:table-cell table:formula="of:=&quot;GPIO&quot;&amp;CHAR(FLOOR([.A190]/32)+HEX2DEC(41))&amp;&quot;_&quot;&amp;MOD([.A190];32)" office:value-type="string" office:string-value="GPIOF_27" calcext:value-type="string">
            <text:p>GPIOF_27</text:p>
          </table:table-cell>
          <table:table-cell table:number-columns-repeated="8"/>
        </table:table-row>
        <table:table-row table:style-name="ro1" table:visibility="collapse">
          <table:table-cell office:value-type="float" office:value="188" calcext:value-type="float">
            <text:p>188</text:p>
          </table:table-cell>
          <table:table-cell office:value-type="string" calcext:value-type="string">
            <text:p>gpiochip0</text:p>
          </table:table-cell>
          <table:table-cell table:formula="of:=&quot;GPIO&quot;&amp;CHAR(FLOOR([.A191]/32)+HEX2DEC(41))&amp;&quot;_&quot;&amp;MOD([.A191];32)" office:value-type="string" office:string-value="GPIOF_28" calcext:value-type="string">
            <text:p>GPIOF_28</text:p>
          </table:table-cell>
          <table:table-cell table:number-columns-repeated="8"/>
        </table:table-row>
        <table:table-row table:style-name="ro1" table:visibility="collapse">
          <table:table-cell office:value-type="float" office:value="189" calcext:value-type="float">
            <text:p>189</text:p>
          </table:table-cell>
          <table:table-cell office:value-type="string" calcext:value-type="string">
            <text:p>gpiochip0</text:p>
          </table:table-cell>
          <table:table-cell table:formula="of:=&quot;GPIO&quot;&amp;CHAR(FLOOR([.A192]/32)+HEX2DEC(41))&amp;&quot;_&quot;&amp;MOD([.A192];32)" office:value-type="string" office:string-value="GPIOF_29" calcext:value-type="string">
            <text:p>GPIOF_29</text:p>
          </table:table-cell>
          <table:table-cell table:number-columns-repeated="8"/>
        </table:table-row>
        <table:table-row table:style-name="ro1" table:visibility="collapse">
          <table:table-cell office:value-type="float" office:value="190" calcext:value-type="float">
            <text:p>190</text:p>
          </table:table-cell>
          <table:table-cell office:value-type="string" calcext:value-type="string">
            <text:p>gpiochip0</text:p>
          </table:table-cell>
          <table:table-cell table:formula="of:=&quot;GPIO&quot;&amp;CHAR(FLOOR([.A193]/32)+HEX2DEC(41))&amp;&quot;_&quot;&amp;MOD([.A193];32)" office:value-type="string" office:string-value="GPIOF_30" calcext:value-type="string">
            <text:p>GPIOF_30</text:p>
          </table:table-cell>
          <table:table-cell table:number-columns-repeated="8"/>
        </table:table-row>
        <table:table-row table:style-name="ro1" table:visibility="collapse">
          <table:table-cell office:value-type="float" office:value="191" calcext:value-type="float">
            <text:p>191</text:p>
          </table:table-cell>
          <table:table-cell office:value-type="string" calcext:value-type="string">
            <text:p>gpiochip0</text:p>
          </table:table-cell>
          <table:table-cell table:formula="of:=&quot;GPIO&quot;&amp;CHAR(FLOOR([.A194]/32)+HEX2DEC(41))&amp;&quot;_&quot;&amp;MOD([.A194];32)" office:value-type="string" office:string-value="GPIOF_31" calcext:value-type="string">
            <text:p>GPIOF_31</text:p>
          </table:table-cell>
          <table:table-cell table:number-columns-repeated="8"/>
        </table:table-row>
        <table:table-row table:style-name="ro1">
          <table:table-cell table:style-name="Default" office:value-type="float" office:value="192" calcext:value-type="float">
            <text:p>19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95]/32)+HEX2DEC(41))&amp;&quot;_&quot;&amp;MOD([.A195];32)" office:value-type="string" office:string-value="GPIOG_0" calcext:value-type="string">
            <text:p>GPIOG_0</text:p>
          </table:table-cell>
          <table:table-cell office:value-type="string" calcext:value-type="string">
            <text:p>GPIO1</text:p>
          </table:table-cell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 table:style-name="Default" office:value-type="float" office:value="193" calcext:value-type="float">
            <text:p>19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96]/32)+HEX2DEC(41))&amp;&quot;_&quot;&amp;MOD([.A196];32)" office:value-type="string" office:string-value="GPIOG_1" calcext:value-type="string">
            <text:p>GPIOG_1</text:p>
          </table:table-cell>
          <table:table-cell office:value-type="string" calcext:value-type="string">
            <text:p>GPIO1</text:p>
          </table:table-cell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table:style-name="Default" office:value-type="float" office:value="194" calcext:value-type="float">
            <text:p>19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97]/32)+HEX2DEC(41))&amp;&quot;_&quot;&amp;MOD([.A197];32)" office:value-type="string" office:string-value="GPIOG_2" calcext:value-type="string">
            <text:p>GPIOG_2</text:p>
          </table:table-cell>
          <table:table-cell office:value-type="string" calcext:value-type="string">
            <text:p>GPIO1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float" office:value="195" calcext:value-type="float">
            <text:p>19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98]/32)+HEX2DEC(41))&amp;&quot;_&quot;&amp;MOD([.A198];32)" office:value-type="string" office:string-value="GPIOG_3" calcext:value-type="string">
            <text:p>GPIOG_3</text:p>
          </table:table-cell>
          <table:table-cell office:value-type="string" calcext:value-type="string">
            <text:p>GPIO1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float" office:value="196" calcext:value-type="float">
            <text:p>19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199]/32)+HEX2DEC(41))&amp;&quot;_&quot;&amp;MOD([.A199];32)" office:value-type="string" office:string-value="GPIOG_4" calcext:value-type="string">
            <text:p>GPIOG_4</text:p>
          </table:table-cell>
          <table:table-cell office:value-type="string" calcext:value-type="string">
            <text:p>GPIO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float" office:value="197" calcext:value-type="float">
            <text:p>19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0]/32)+HEX2DEC(41))&amp;&quot;_&quot;&amp;MOD([.A200];32)" office:value-type="string" office:string-value="GPIOG_5" calcext:value-type="string">
            <text:p>GPIOG_5</text:p>
          </table:table-cell>
          <table:table-cell office:value-type="string" calcext:value-type="string">
            <text:p>GPIO1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float" office:value="198" calcext:value-type="float">
            <text:p>19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1]/32)+HEX2DEC(41))&amp;&quot;_&quot;&amp;MOD([.A201];32)" office:value-type="string" office:string-value="GPIOG_6" calcext:value-type="string">
            <text:p>GPIOG_6</text:p>
          </table:table-cell>
          <table:table-cell office:value-type="string" calcext:value-type="string">
            <text:p>GPIO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3" office:value-type="string" calcext:value-type="string">
            <text:p>TX3 (TTYS1)</text:p>
          </table:table-cell>
          <table:table-cell table:number-columns-repeated="3"/>
        </table:table-row>
        <table:table-row table:style-name="ro1">
          <table:table-cell table:style-name="Default" office:value-type="float" office:value="199" calcext:value-type="float">
            <text:p>19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2]/32)+HEX2DEC(41))&amp;&quot;_&quot;&amp;MOD([.A202];32)" office:value-type="string" office:string-value="GPIOG_7" calcext:value-type="string">
            <text:p>GPIOG_7</text:p>
          </table:table-cell>
          <table:table-cell office:value-type="string" calcext:value-type="string">
            <text:p>GPIO1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RX3 (TTYS1)</text:p>
          </table:table-cell>
          <table:table-cell table:number-columns-repeated="3"/>
        </table:table-row>
        <table:table-row table:style-name="ro1">
          <table:table-cell table:style-name="Default" office:value-type="float" office:value="200" calcext:value-type="float">
            <text:p>20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3]/32)+HEX2DEC(41))&amp;&quot;_&quot;&amp;MOD([.A203];32)" office:value-type="string" office:string-value="GPIOG_8" calcext:value-type="string">
            <text:p>GPIOG_8</text:p>
          </table:table-cell>
          <table:table-cell office:value-type="string" calcext:value-type="string">
            <text:p>GPIO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table:style-name="ce3" office:value-type="string" calcext:value-type="string">
            <text:p>RTS3 (TTYS1)</text:p>
          </table:table-cell>
          <table:table-cell table:number-columns-repeated="3"/>
        </table:table-row>
        <table:table-row table:style-name="ro1">
          <table:table-cell table:style-name="Default" office:value-type="float" office:value="201" calcext:value-type="float">
            <text:p>20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4]/32)+HEX2DEC(41))&amp;&quot;_&quot;&amp;MOD([.A204];32)" office:value-type="string" office:string-value="GPIOG_9" calcext:value-type="string">
            <text:p>GPIOG_9</text:p>
          </table:table-cell>
          <table:table-cell office:value-type="string" calcext:value-type="string">
            <text:p>GPIO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table:style-name="ce3" office:value-type="string" calcext:value-type="string">
            <text:p>CTS3 (TTYS1)</text:p>
          </table:table-cell>
          <table:table-cell table:number-columns-repeated="3"/>
        </table:table-row>
        <table:table-row table:style-name="ro1">
          <table:table-cell table:style-name="Default" office:value-type="float" office:value="202" calcext:value-type="float">
            <text:p>20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5]/32)+HEX2DEC(41))&amp;&quot;_&quot;&amp;MOD([.A205];32)" office:value-type="string" office:string-value="GPIOG_10" calcext:value-type="string">
            <text:p>GPIOG_10</text:p>
          </table:table-cell>
          <table:table-cell office:value-type="string" calcext:value-type="string">
            <text:p>GPIO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table:style-name="ce3" office:value-type="string" calcext:value-type="string">
            <text:p>TX4 (TTYS2)</text:p>
          </table:table-cell>
          <table:table-cell table:number-columns-repeated="2"/>
          <table:table-cell table:style-name="ce3" office:value-type="string" calcext:value-type="string">
            <text:p>TX4 (TTYS2)</text:p>
          </table:table-cell>
        </table:table-row>
        <table:table-row table:style-name="ro1">
          <table:table-cell table:style-name="Default" office:value-type="float" office:value="203" calcext:value-type="float">
            <text:p>20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06]/32)+HEX2DEC(41))&amp;&quot;_&quot;&amp;MOD([.A206];32)" office:value-type="string" office:string-value="GPIOG_11" calcext:value-type="string">
            <text:p>GPIOG_11</text:p>
          </table:table-cell>
          <table:table-cell office:value-type="string" calcext:value-type="string">
            <text:p>GPIO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ce3" office:value-type="string" calcext:value-type="string">
            <text:p>RX4 (TTYS2)</text:p>
          </table:table-cell>
          <table:table-cell table:number-columns-repeated="2"/>
          <table:table-cell table:style-name="ce3" office:value-type="string" calcext:value-type="string">
            <text:p>RX4 (TTYS2)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gpiochip0</text:p>
          </table:table-cell>
          <table:table-cell table:formula="of:=&quot;GPIO&quot;&amp;CHAR(FLOOR([.A207]/32)+HEX2DEC(41))&amp;&quot;_&quot;&amp;MOD([.A207];32)" office:value-type="string" office:string-value="GPIOG_12" calcext:value-type="string">
            <text:p>GPIOG_12</text:p>
          </table:table-cell>
          <table:table-cell table:number-columns-repeated="8"/>
        </table:table-row>
        <table:table-row table:style-name="ro1" table:visibility="collapse">
          <table:table-cell office:value-type="float" office:value="205" calcext:value-type="float">
            <text:p>205</text:p>
          </table:table-cell>
          <table:table-cell office:value-type="string" calcext:value-type="string">
            <text:p>gpiochip0</text:p>
          </table:table-cell>
          <table:table-cell table:formula="of:=&quot;GPIO&quot;&amp;CHAR(FLOOR([.A208]/32)+HEX2DEC(41))&amp;&quot;_&quot;&amp;MOD([.A208];32)" office:value-type="string" office:string-value="GPIOG_13" calcext:value-type="string">
            <text:p>GPIOG_13</text:p>
          </table:table-cell>
          <table:table-cell table:number-columns-repeated="8"/>
        </table:table-row>
        <table:table-row table:style-name="ro1" table:visibility="collapse">
          <table:table-cell office:value-type="float" office:value="206" calcext:value-type="float">
            <text:p>206</text:p>
          </table:table-cell>
          <table:table-cell office:value-type="string" calcext:value-type="string">
            <text:p>gpiochip0</text:p>
          </table:table-cell>
          <table:table-cell table:formula="of:=&quot;GPIO&quot;&amp;CHAR(FLOOR([.A209]/32)+HEX2DEC(41))&amp;&quot;_&quot;&amp;MOD([.A209];32)" office:value-type="string" office:string-value="GPIOG_14" calcext:value-type="string">
            <text:p>GPIOG_14</text:p>
          </table:table-cell>
          <table:table-cell table:number-columns-repeated="8"/>
        </table:table-row>
        <table:table-row table:style-name="ro1" table:visibility="collapse">
          <table:table-cell office:value-type="float" office:value="207" calcext:value-type="float">
            <text:p>207</text:p>
          </table:table-cell>
          <table:table-cell office:value-type="string" calcext:value-type="string">
            <text:p>gpiochip0</text:p>
          </table:table-cell>
          <table:table-cell table:formula="of:=&quot;GPIO&quot;&amp;CHAR(FLOOR([.A210]/32)+HEX2DEC(41))&amp;&quot;_&quot;&amp;MOD([.A210];32)" office:value-type="string" office:string-value="GPIOG_15" calcext:value-type="string">
            <text:p>GPIOG_15</text:p>
          </table:table-cell>
          <table:table-cell table:number-columns-repeated="8"/>
        </table:table-row>
        <table:table-row table:style-name="ro1" table:visibility="collapse">
          <table:table-cell office:value-type="float" office:value="208" calcext:value-type="float">
            <text:p>208</text:p>
          </table:table-cell>
          <table:table-cell office:value-type="string" calcext:value-type="string">
            <text:p>gpiochip0</text:p>
          </table:table-cell>
          <table:table-cell table:formula="of:=&quot;GPIO&quot;&amp;CHAR(FLOOR([.A211]/32)+HEX2DEC(41))&amp;&quot;_&quot;&amp;MOD([.A211];32)" office:value-type="string" office:string-value="GPIOG_16" calcext:value-type="string">
            <text:p>GPIOG_16</text:p>
          </table:table-cell>
          <table:table-cell table:number-columns-repeated="8"/>
        </table:table-row>
        <table:table-row table:style-name="ro1" table:visibility="collapse">
          <table:table-cell office:value-type="float" office:value="209" calcext:value-type="float">
            <text:p>209</text:p>
          </table:table-cell>
          <table:table-cell office:value-type="string" calcext:value-type="string">
            <text:p>gpiochip0</text:p>
          </table:table-cell>
          <table:table-cell table:formula="of:=&quot;GPIO&quot;&amp;CHAR(FLOOR([.A212]/32)+HEX2DEC(41))&amp;&quot;_&quot;&amp;MOD([.A212];32)" office:value-type="string" office:string-value="GPIOG_17" calcext:value-type="string">
            <text:p>GPIOG_17</text:p>
          </table:table-cell>
          <table:table-cell table:number-columns-repeated="8"/>
        </table:table-row>
        <table:table-row table:style-name="ro1" table:visibility="collapse">
          <table:table-cell office:value-type="float" office:value="210" calcext:value-type="float">
            <text:p>210</text:p>
          </table:table-cell>
          <table:table-cell office:value-type="string" calcext:value-type="string">
            <text:p>gpiochip0</text:p>
          </table:table-cell>
          <table:table-cell table:formula="of:=&quot;GPIO&quot;&amp;CHAR(FLOOR([.A213]/32)+HEX2DEC(41))&amp;&quot;_&quot;&amp;MOD([.A213];32)" office:value-type="string" office:string-value="GPIOG_18" calcext:value-type="string">
            <text:p>GPIOG_18</text:p>
          </table:table-cell>
          <table:table-cell table:number-columns-repeated="8"/>
        </table:table-row>
        <table:table-row table:style-name="ro1" table:visibility="collapse">
          <table:table-cell office:value-type="float" office:value="211" calcext:value-type="float">
            <text:p>211</text:p>
          </table:table-cell>
          <table:table-cell office:value-type="string" calcext:value-type="string">
            <text:p>gpiochip0</text:p>
          </table:table-cell>
          <table:table-cell table:formula="of:=&quot;GPIO&quot;&amp;CHAR(FLOOR([.A214]/32)+HEX2DEC(41))&amp;&quot;_&quot;&amp;MOD([.A214];32)" office:value-type="string" office:string-value="GPIOG_19" calcext:value-type="string">
            <text:p>GPIOG_19</text:p>
          </table:table-cell>
          <table:table-cell table:number-columns-repeated="8"/>
        </table:table-row>
        <table:table-row table:style-name="ro1" table:visibility="collapse">
          <table:table-cell office:value-type="float" office:value="212" calcext:value-type="float">
            <text:p>212</text:p>
          </table:table-cell>
          <table:table-cell office:value-type="string" calcext:value-type="string">
            <text:p>gpiochip0</text:p>
          </table:table-cell>
          <table:table-cell table:formula="of:=&quot;GPIO&quot;&amp;CHAR(FLOOR([.A215]/32)+HEX2DEC(41))&amp;&quot;_&quot;&amp;MOD([.A215];32)" office:value-type="string" office:string-value="GPIOG_20" calcext:value-type="string">
            <text:p>GPIOG_20</text:p>
          </table:table-cell>
          <table:table-cell table:number-columns-repeated="8"/>
        </table:table-row>
        <table:table-row table:style-name="ro1" table:visibility="collapse">
          <table:table-cell office:value-type="float" office:value="213" calcext:value-type="float">
            <text:p>213</text:p>
          </table:table-cell>
          <table:table-cell office:value-type="string" calcext:value-type="string">
            <text:p>gpiochip0</text:p>
          </table:table-cell>
          <table:table-cell table:formula="of:=&quot;GPIO&quot;&amp;CHAR(FLOOR([.A216]/32)+HEX2DEC(41))&amp;&quot;_&quot;&amp;MOD([.A216];32)" office:value-type="string" office:string-value="GPIOG_21" calcext:value-type="string">
            <text:p>GPIOG_21</text:p>
          </table:table-cell>
          <table:table-cell table:number-columns-repeated="8"/>
        </table:table-row>
        <table:table-row table:style-name="ro1" table:visibility="collapse">
          <table:table-cell office:value-type="float" office:value="214" calcext:value-type="float">
            <text:p>214</text:p>
          </table:table-cell>
          <table:table-cell office:value-type="string" calcext:value-type="string">
            <text:p>gpiochip0</text:p>
          </table:table-cell>
          <table:table-cell table:formula="of:=&quot;GPIO&quot;&amp;CHAR(FLOOR([.A217]/32)+HEX2DEC(41))&amp;&quot;_&quot;&amp;MOD([.A217];32)" office:value-type="string" office:string-value="GPIOG_22" calcext:value-type="string">
            <text:p>GPIOG_22</text:p>
          </table:table-cell>
          <table:table-cell table:number-columns-repeated="8"/>
        </table:table-row>
        <table:table-row table:style-name="ro1" table:visibility="collapse">
          <table:table-cell office:value-type="float" office:value="215" calcext:value-type="float">
            <text:p>215</text:p>
          </table:table-cell>
          <table:table-cell office:value-type="string" calcext:value-type="string">
            <text:p>gpiochip0</text:p>
          </table:table-cell>
          <table:table-cell table:formula="of:=&quot;GPIO&quot;&amp;CHAR(FLOOR([.A218]/32)+HEX2DEC(41))&amp;&quot;_&quot;&amp;MOD([.A218];32)" office:value-type="string" office:string-value="GPIOG_23" calcext:value-type="string">
            <text:p>GPIOG_23</text:p>
          </table:table-cell>
          <table:table-cell table:number-columns-repeated="8"/>
        </table:table-row>
        <table:table-row table:style-name="ro1" table:visibility="collapse">
          <table:table-cell office:value-type="float" office:value="216" calcext:value-type="float">
            <text:p>216</text:p>
          </table:table-cell>
          <table:table-cell office:value-type="string" calcext:value-type="string">
            <text:p>gpiochip0</text:p>
          </table:table-cell>
          <table:table-cell table:formula="of:=&quot;GPIO&quot;&amp;CHAR(FLOOR([.A219]/32)+HEX2DEC(41))&amp;&quot;_&quot;&amp;MOD([.A219];32)" office:value-type="string" office:string-value="GPIOG_24" calcext:value-type="string">
            <text:p>GPIOG_24</text:p>
          </table:table-cell>
          <table:table-cell table:number-columns-repeated="8"/>
        </table:table-row>
        <table:table-row table:style-name="ro1" table:visibility="collapse">
          <table:table-cell office:value-type="float" office:value="217" calcext:value-type="float">
            <text:p>217</text:p>
          </table:table-cell>
          <table:table-cell office:value-type="string" calcext:value-type="string">
            <text:p>gpiochip0</text:p>
          </table:table-cell>
          <table:table-cell table:formula="of:=&quot;GPIO&quot;&amp;CHAR(FLOOR([.A220]/32)+HEX2DEC(41))&amp;&quot;_&quot;&amp;MOD([.A220];32)" office:value-type="string" office:string-value="GPIOG_25" calcext:value-type="string">
            <text:p>GPIOG_25</text:p>
          </table:table-cell>
          <table:table-cell table:number-columns-repeated="8"/>
        </table:table-row>
        <table:table-row table:style-name="ro1" table:visibility="collapse">
          <table:table-cell office:value-type="float" office:value="218" calcext:value-type="float">
            <text:p>218</text:p>
          </table:table-cell>
          <table:table-cell office:value-type="string" calcext:value-type="string">
            <text:p>gpiochip0</text:p>
          </table:table-cell>
          <table:table-cell table:formula="of:=&quot;GPIO&quot;&amp;CHAR(FLOOR([.A221]/32)+HEX2DEC(41))&amp;&quot;_&quot;&amp;MOD([.A221];32)" office:value-type="string" office:string-value="GPIOG_26" calcext:value-type="string">
            <text:p>GPIOG_26</text:p>
          </table:table-cell>
          <table:table-cell table:number-columns-repeated="8"/>
        </table:table-row>
        <table:table-row table:style-name="ro1" table:visibility="collapse">
          <table:table-cell office:value-type="float" office:value="219" calcext:value-type="float">
            <text:p>219</text:p>
          </table:table-cell>
          <table:table-cell office:value-type="string" calcext:value-type="string">
            <text:p>gpiochip0</text:p>
          </table:table-cell>
          <table:table-cell table:formula="of:=&quot;GPIO&quot;&amp;CHAR(FLOOR([.A222]/32)+HEX2DEC(41))&amp;&quot;_&quot;&amp;MOD([.A222];32)" office:value-type="string" office:string-value="GPIOG_27" calcext:value-type="string">
            <text:p>GPIOG_27</text:p>
          </table:table-cell>
          <table:table-cell table:number-columns-repeated="8"/>
        </table:table-row>
        <table:table-row table:style-name="ro1" table:visibility="collapse">
          <table:table-cell office:value-type="float" office:value="220" calcext:value-type="float">
            <text:p>220</text:p>
          </table:table-cell>
          <table:table-cell office:value-type="string" calcext:value-type="string">
            <text:p>gpiochip0</text:p>
          </table:table-cell>
          <table:table-cell table:formula="of:=&quot;GPIO&quot;&amp;CHAR(FLOOR([.A223]/32)+HEX2DEC(41))&amp;&quot;_&quot;&amp;MOD([.A223];32)" office:value-type="string" office:string-value="GPIOG_28" calcext:value-type="string">
            <text:p>GPIOG_28</text:p>
          </table:table-cell>
          <table:table-cell table:number-columns-repeated="8"/>
        </table:table-row>
        <table:table-row table:style-name="ro1" table:visibility="collapse">
          <table:table-cell office:value-type="float" office:value="221" calcext:value-type="float">
            <text:p>221</text:p>
          </table:table-cell>
          <table:table-cell office:value-type="string" calcext:value-type="string">
            <text:p>gpiochip0</text:p>
          </table:table-cell>
          <table:table-cell table:formula="of:=&quot;GPIO&quot;&amp;CHAR(FLOOR([.A224]/32)+HEX2DEC(41))&amp;&quot;_&quot;&amp;MOD([.A224];32)" office:value-type="string" office:string-value="GPIOG_29" calcext:value-type="string">
            <text:p>GPIOG_29</text:p>
          </table:table-cell>
          <table:table-cell table:number-columns-repeated="8"/>
        </table:table-row>
        <table:table-row table:style-name="ro1" table:visibility="collapse">
          <table:table-cell office:value-type="float" office:value="222" calcext:value-type="float">
            <text:p>222</text:p>
          </table:table-cell>
          <table:table-cell office:value-type="string" calcext:value-type="string">
            <text:p>gpiochip0</text:p>
          </table:table-cell>
          <table:table-cell table:formula="of:=&quot;GPIO&quot;&amp;CHAR(FLOOR([.A225]/32)+HEX2DEC(41))&amp;&quot;_&quot;&amp;MOD([.A225];32)" office:value-type="string" office:string-value="GPIOG_30" calcext:value-type="string">
            <text:p>GPIOG_30</text:p>
          </table:table-cell>
          <table:table-cell table:number-columns-repeated="8"/>
        </table:table-row>
        <table:table-row table:style-name="ro1" table:visibility="collapse">
          <table:table-cell office:value-type="float" office:value="223" calcext:value-type="float">
            <text:p>223</text:p>
          </table:table-cell>
          <table:table-cell office:value-type="string" calcext:value-type="string">
            <text:p>gpiochip0</text:p>
          </table:table-cell>
          <table:table-cell table:formula="of:=&quot;GPIO&quot;&amp;CHAR(FLOOR([.A226]/32)+HEX2DEC(41))&amp;&quot;_&quot;&amp;MOD([.A226];32)" office:value-type="string" office:string-value="GPIOG_31" calcext:value-type="string">
            <text:p>GPIOG_31</text:p>
          </table:table-cell>
          <table:table-cell table:number-columns-repeated="8"/>
        </table:table-row>
        <table:table-row table:style-name="ro1">
          <table:table-cell table:style-name="Default" office:value-type="float" office:value="224" calcext:value-type="float">
            <text:p>22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27]/32)+HEX2DEC(41))&amp;&quot;_&quot;&amp;MOD([.A227];32)" office:value-type="string" office:string-value="GPIOH_0" calcext:value-type="string">
            <text:p>GPIOH_0</text:p>
          </table:table-cell>
          <table:table-cell office:value-type="string" calcext:value-type="string">
            <text:p>GPIO3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/Enable für DS108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gpiochip0</text:p>
          </table:table-cell>
          <table:table-cell table:formula="of:=&quot;GPIO&quot;&amp;CHAR(FLOOR([.A228]/32)+HEX2DEC(41))&amp;&quot;_&quot;&amp;MOD([.A228];32)" office:value-type="string" office:string-value="GPIOH_1" calcext:value-type="string">
            <text:p>GPIOH_1</text:p>
          </table:table-cell>
          <table:table-cell table:number-columns-repeated="8"/>
        </table:table-row>
        <table:table-row table:style-name="ro1">
          <table:table-cell table:style-name="Default" office:value-type="float" office:value="226" calcext:value-type="float">
            <text:p>22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29]/32)+HEX2DEC(41))&amp;&quot;_&quot;&amp;MOD([.A229];32)" office:value-type="string" office:string-value="GPIOH_2" calcext:value-type="string">
            <text:p>GPIOH_2</text:p>
          </table:table-cell>
          <table:table-cell office:value-type="string" calcext:value-type="string">
            <text:p>GPIO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LED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gpiochip0</text:p>
          </table:table-cell>
          <table:table-cell table:formula="of:=&quot;GPIO&quot;&amp;CHAR(FLOOR([.A230]/32)+HEX2DEC(41))&amp;&quot;_&quot;&amp;MOD([.A230];32)" office:value-type="string" office:string-value="GPIOH_3" calcext:value-type="string">
            <text:p>GPIOH_3</text:p>
          </table:table-cell>
          <table:table-cell table:number-columns-repeated="8"/>
        </table:table-row>
        <table:table-row table:style-name="ro1" table:visibility="collapse">
          <table:table-cell office:value-type="float" office:value="228" calcext:value-type="float">
            <text:p>228</text:p>
          </table:table-cell>
          <table:table-cell office:value-type="string" calcext:value-type="string">
            <text:p>gpiochip0</text:p>
          </table:table-cell>
          <table:table-cell table:formula="of:=&quot;GPIO&quot;&amp;CHAR(FLOOR([.A231]/32)+HEX2DEC(41))&amp;&quot;_&quot;&amp;MOD([.A231];32)" office:value-type="string" office:string-value="GPIOH_4" calcext:value-type="string">
            <text:p>GPIOH_4</text:p>
          </table:table-cell>
          <table:table-cell table:number-columns-repeated="8"/>
        </table:table-row>
        <table:table-row table:style-name="ro1" table:visibility="collapse">
          <table:table-cell office:value-type="float" office:value="229" calcext:value-type="float">
            <text:p>229</text:p>
          </table:table-cell>
          <table:table-cell office:value-type="string" calcext:value-type="string">
            <text:p>gpiochip0</text:p>
          </table:table-cell>
          <table:table-cell table:formula="of:=&quot;GPIO&quot;&amp;CHAR(FLOOR([.A232]/32)+HEX2DEC(41))&amp;&quot;_&quot;&amp;MOD([.A232];32)" office:value-type="string" office:string-value="GPIOH_5" calcext:value-type="string">
            <text:p>GPIOH_5</text:p>
          </table:table-cell>
          <table:table-cell table:number-columns-repeated="8"/>
        </table:table-row>
        <table:table-row table:style-name="ro1" table:visibility="collapse">
          <table:table-cell office:value-type="float" office:value="230" calcext:value-type="float">
            <text:p>230</text:p>
          </table:table-cell>
          <table:table-cell office:value-type="string" calcext:value-type="string">
            <text:p>gpiochip0</text:p>
          </table:table-cell>
          <table:table-cell table:formula="of:=&quot;GPIO&quot;&amp;CHAR(FLOOR([.A233]/32)+HEX2DEC(41))&amp;&quot;_&quot;&amp;MOD([.A233];32)" office:value-type="string" office:string-value="GPIOH_6" calcext:value-type="string">
            <text:p>GPIOH_6</text:p>
          </table:table-cell>
          <table:table-cell table:number-columns-repeated="8"/>
        </table:table-row>
        <table:table-row table:style-name="ro1">
          <table:table-cell table:style-name="Default" office:value-type="float" office:value="231" calcext:value-type="float">
            <text:p>23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4]/32)+HEX2DEC(41))&amp;&quot;_&quot;&amp;MOD([.A234];32)" office:value-type="string" office:string-value="GPIOH_7" calcext:value-type="string">
            <text:p>GPIOH_7</text:p>
          </table:table-cell>
          <table:table-cell office:value-type="string" calcext:value-type="string">
            <text:p>GPIO3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float" office:value="232" calcext:value-type="float">
            <text:p>23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5]/32)+HEX2DEC(41))&amp;&quot;_&quot;&amp;MOD([.A235];32)" office:value-type="string" office:string-value="GPIOH_8" calcext:value-type="string">
            <text:p>GPIOH_8</text:p>
          </table:table-cell>
          <table:table-cell office:value-type="string" calcext:value-type="string">
            <text:p>LCD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style-name="Default" office:value-type="float" office:value="233" calcext:value-type="float">
            <text:p>23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6]/32)+HEX2DEC(41))&amp;&quot;_&quot;&amp;MOD([.A236];32)" office:value-type="string" office:string-value="GPIOH_9" calcext:value-type="string">
            <text:p>GPIOH_9</text:p>
          </table:table-cell>
          <table:table-cell office:value-type="string" calcext:value-type="string">
            <text:p>GPIO3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float" office:value="234" calcext:value-type="float">
            <text:p>23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7]/32)+HEX2DEC(41))&amp;&quot;_&quot;&amp;MOD([.A237];32)" office:value-type="string" office:string-value="GPIOH_10" calcext:value-type="string">
            <text:p>GPIOH_10</text:p>
          </table:table-cell>
          <table:table-cell office:value-type="string" calcext:value-type="string">
            <text:p>GPIO3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float" office:value="235" calcext:value-type="float">
            <text:p>23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8]/32)+HEX2DEC(41))&amp;&quot;_&quot;&amp;MOD([.A238];32)" office:value-type="string" office:string-value="GPIOH_11" calcext:value-type="string">
            <text:p>GPIOH_11</text:p>
          </table:table-cell>
          <table:table-cell office:value-type="string" calcext:value-type="string">
            <text:p>GPIO3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style-name="Default" office:value-type="float" office:value="236" calcext:value-type="float">
            <text:p>23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39]/32)+HEX2DEC(41))&amp;&quot;_&quot;&amp;MOD([.A239];32)" office:value-type="string" office:string-value="GPIOH_12" calcext:value-type="string">
            <text:p>GPIOH_12</text:p>
          </table:table-cell>
          <table:table-cell office:value-type="string" calcext:value-type="string">
            <text:p>GPIO3</text:p>
          </table:table-cell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1">
          <table:table-cell table:style-name="Default" office:value-type="float" office:value="237" calcext:value-type="float">
            <text:p>23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0]/32)+HEX2DEC(41))&amp;&quot;_&quot;&amp;MOD([.A240];32)" office:value-type="string" office:string-value="GPIOH_13" calcext:value-type="string">
            <text:p>GPIOH_13</text:p>
          </table:table-cell>
          <table:table-cell office:value-type="string" calcext:value-type="string">
            <text:p>GPIO3</text:p>
          </table:table-cell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1">
          <table:table-cell table:style-name="Default" office:value-type="float" office:value="238" calcext:value-type="float">
            <text:p>23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1]/32)+HEX2DEC(41))&amp;&quot;_&quot;&amp;MOD([.A241];32)" office:value-type="string" office:string-value="GPIOH_14" calcext:value-type="string">
            <text:p>GPIOH_14</text:p>
          </table:table-cell>
          <table:table-cell office:value-type="string" calcext:value-type="string">
            <text:p>GPIO3</text:p>
          </table:table-cell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1">
          <table:table-cell table:style-name="Default" office:value-type="float" office:value="239" calcext:value-type="float">
            <text:p>23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2]/32)+HEX2DEC(41))&amp;&quot;_&quot;&amp;MOD([.A242];32)" office:value-type="string" office:string-value="GPIOH_15" calcext:value-type="string">
            <text:p>GPIOH_15</text:p>
          </table:table-cell>
          <table:table-cell office:value-type="string" calcext:value-type="string">
            <text:p>GPIO3</text:p>
          </table:table-cell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1"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3]/32)+HEX2DEC(41))&amp;&quot;_&quot;&amp;MOD([.A243];32)" office:value-type="string" office:string-value="GPIOH_16" calcext:value-type="string">
            <text:p>GPIOH_16</text:p>
          </table:table-cell>
          <table:table-cell office:value-type="string" calcext:value-type="string">
            <text:p>GPIO3</text:p>
          </table:table-cell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 table:style-name="Default" office:value-type="float" office:value="241" calcext:value-type="float">
            <text:p>24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4]/32)+HEX2DEC(41))&amp;&quot;_&quot;&amp;MOD([.A244];32)" office:value-type="string" office:string-value="GPIOH_17" calcext:value-type="string">
            <text:p>GPIOH_17</text:p>
          </table:table-cell>
          <table:table-cell office:value-type="string" calcext:value-type="string">
            <text:p>GPIO3</text:p>
          </table:table-cell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1">
          <table:table-cell table:style-name="Default" office:value-type="float" office:value="242" calcext:value-type="float">
            <text:p>24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5]/32)+HEX2DEC(41))&amp;&quot;_&quot;&amp;MOD([.A245];32)" office:value-type="string" office:string-value="GPIOH_18" calcext:value-type="string">
            <text:p>GPIOH_18</text:p>
          </table:table-cell>
          <table:table-cell office:value-type="string" calcext:value-type="string">
            <text:p>GPIO3</text:p>
          </table:table-cell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1">
          <table:table-cell table:style-name="Default" office:value-type="float" office:value="243" calcext:value-type="float">
            <text:p>24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6]/32)+HEX2DEC(41))&amp;&quot;_&quot;&amp;MOD([.A246];32)" office:value-type="string" office:string-value="GPIOH_19" calcext:value-type="string">
            <text:p>GPIOH_19</text:p>
          </table:table-cell>
          <table:table-cell office:value-type="string" calcext:value-type="string">
            <text:p>GPIO3</text:p>
          </table:table-cell>
          <table:table-cell office:value-type="float" office:value="31" calcext:value-type="float">
            <text:p>31</text:p>
          </table:table-cell>
          <table:table-cell table:number-columns-repeated="6"/>
        </table:table-row>
        <table:table-row table:style-name="ro1">
          <table:table-cell table:style-name="Default" office:value-type="float" office:value="244" calcext:value-type="float">
            <text:p>24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7]/32)+HEX2DEC(41))&amp;&quot;_&quot;&amp;MOD([.A247];32)" office:value-type="string" office:string-value="GPIOH_20" calcext:value-type="string">
            <text:p>GPIOH_20</text:p>
          </table:table-cell>
          <table:table-cell office:value-type="string" calcext:value-type="string">
            <text:p>GPIO3</text:p>
          </table:table-cell>
          <table:table-cell office:value-type="float" office:value="33" calcext:value-type="float">
            <text:p>33</text:p>
          </table:table-cell>
          <table:table-cell table:number-columns-repeated="6"/>
        </table:table-row>
        <table:table-row table:style-name="ro1">
          <table:table-cell table:style-name="Default" office:value-type="float" office:value="245" calcext:value-type="float">
            <text:p>24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8]/32)+HEX2DEC(41))&amp;&quot;_&quot;&amp;MOD([.A248];32)" office:value-type="string" office:string-value="GPIOH_21" calcext:value-type="string">
            <text:p>GPIOH_21</text:p>
          </table:table-cell>
          <table:table-cell office:value-type="string" calcext:value-type="string">
            <text:p>GPIO3</text:p>
          </table:table-cell>
          <table:table-cell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style-name="Default" office:value-type="float" office:value="246" calcext:value-type="float">
            <text:p>24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49]/32)+HEX2DEC(41))&amp;&quot;_&quot;&amp;MOD([.A249];32)" office:value-type="string" office:string-value="GPIOH_22" calcext:value-type="string">
            <text:p>GPIOH_22</text:p>
          </table:table-cell>
          <table:table-cell office:value-type="string" calcext:value-type="string">
            <text:p>GPIO3</text:p>
          </table:table-cell>
          <table:table-cell office:value-type="float" office:value="37" calcext:value-type="float">
            <text:p>37</text:p>
          </table:table-cell>
          <table:table-cell table:number-columns-repeated="6"/>
        </table:table-row>
        <table:table-row table:style-name="ro1">
          <table:table-cell table:style-name="Default" office:value-type="float" office:value="247" calcext:value-type="float">
            <text:p>24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0]/32)+HEX2DEC(41))&amp;&quot;_&quot;&amp;MOD([.A250];32)" office:value-type="string" office:string-value="GPIOH_23" calcext:value-type="string">
            <text:p>GPIOH_23</text:p>
          </table:table-cell>
          <table:table-cell office:value-type="string" calcext:value-type="string">
            <text:p>GPIO3</text:p>
          </table:table-cell>
          <table:table-cell office:value-type="float" office:value="39" calcext:value-type="float">
            <text:p>39</text:p>
          </table:table-cell>
          <table:table-cell table:number-columns-repeated="6"/>
        </table:table-row>
        <table:table-row table:style-name="ro1">
          <table:table-cell table:style-name="Default" office:value-type="float" office:value="248" calcext:value-type="float">
            <text:p>24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1]/32)+HEX2DEC(41))&amp;&quot;_&quot;&amp;MOD([.A251];32)" office:value-type="string" office:string-value="GPIOH_24" calcext:value-type="string">
            <text:p>GPIOH_24</text:p>
          </table:table-cell>
          <table:table-cell office:value-type="string" calcext:value-type="string">
            <text:p>GPIO3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table:style-name="ce9" office:value-type="string" calcext:value-type="string">
            <text:p>TDO</text:p>
          </table:table-cell>
          <table:table-cell table:style-name="ce9" office:value-type="string" calcext:value-type="string">
            <text:p>xc3sprog pins</text:p>
          </table:table-cell>
          <table:table-cell/>
          <table:table-cell table:style-name="ce9" office:value-type="string" calcext:value-type="string">
            <text:p><text:s/></text:p>
          </table:table-cell>
        </table:table-row>
        <table:table-row table:style-name="ro1">
          <table:table-cell table:style-name="Default" office:value-type="float" office:value="249" calcext:value-type="float">
            <text:p>24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2]/32)+HEX2DEC(41))&amp;&quot;_&quot;&amp;MOD([.A252];32)" office:value-type="string" office:string-value="GPIOH_25" calcext:value-type="string">
            <text:p>GPIOH_25</text:p>
          </table:table-cell>
          <table:table-cell office:value-type="string" calcext:value-type="string">
            <text:p>GPIO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table:style-name="ce9" office:value-type="string" calcext:value-type="string">
            <text:p>TDI</text:p>
          </table:table-cell>
          <table:table-cell table:style-name="ce9" office:value-type="string" calcext:value-type="string">
            <text:p>xc3sprog pins</text:p>
          </table:table-cell>
          <table:table-cell/>
          <table:table-cell table:style-name="ce9" office:value-type="string" calcext:value-type="string">
            <text:p>xc3sprog pins</text:p>
          </table:table-cell>
        </table:table-row>
        <table:table-row table:style-name="ro1">
          <table:table-cell table:style-name="Default" office:value-type="float" office:value="250" calcext:value-type="float">
            <text:p>25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3]/32)+HEX2DEC(41))&amp;&quot;_&quot;&amp;MOD([.A253];32)" office:value-type="string" office:string-value="GPIOH_26" calcext:value-type="string">
            <text:p>GPIOH_26</text:p>
          </table:table-cell>
          <table:table-cell office:value-type="string" calcext:value-type="string">
            <text:p>GPIO3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table:style-name="ce9" office:value-type="string" calcext:value-type="string">
            <text:p>TCK</text:p>
          </table:table-cell>
          <table:table-cell table:style-name="ce9" office:value-type="string" calcext:value-type="string">
            <text:p>xc3sprog pins</text:p>
          </table:table-cell>
          <table:table-cell/>
          <table:table-cell table:style-name="ce9" office:value-type="string" calcext:value-type="string">
            <text:p>xc3sprog pins</text:p>
          </table:table-cell>
        </table:table-row>
        <table:table-row table:style-name="ro1">
          <table:table-cell table:style-name="Default" office:value-type="float" office:value="251" calcext:value-type="float">
            <text:p>25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4]/32)+HEX2DEC(41))&amp;&quot;_&quot;&amp;MOD([.A254];32)" office:value-type="string" office:string-value="GPIOH_27" calcext:value-type="string">
            <text:p>GPIOH_27</text:p>
          </table:table-cell>
          <table:table-cell office:value-type="string" calcext:value-type="string">
            <text:p>GPIO3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table:style-name="ce9" office:value-type="string" calcext:value-type="string">
            <text:p>TMS</text:p>
          </table:table-cell>
          <table:table-cell table:style-name="ce9" office:value-type="string" calcext:value-type="string">
            <text:p>xc3sprog pins</text:p>
          </table:table-cell>
          <table:table-cell/>
          <table:table-cell table:style-name="ce9" office:value-type="string" calcext:value-type="string">
            <text:p>xc3sprog pin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gpiochip0</text:p>
          </table:table-cell>
          <table:table-cell table:formula="of:=&quot;GPIO&quot;&amp;CHAR(FLOOR([.A255]/32)+HEX2DEC(41))&amp;&quot;_&quot;&amp;MOD([.A255];32)" office:value-type="string" office:string-value="GPIOH_28" calcext:value-type="string">
            <text:p>GPIOH_28</text:p>
          </table:table-cell>
          <table:table-cell table:number-columns-repeated="8"/>
        </table:table-row>
        <table:table-row table:style-name="ro1" table:visibility="collapse">
          <table:table-cell office:value-type="float" office:value="253" calcext:value-type="float">
            <text:p>253</text:p>
          </table:table-cell>
          <table:table-cell office:value-type="string" calcext:value-type="string">
            <text:p>gpiochip0</text:p>
          </table:table-cell>
          <table:table-cell table:formula="of:=&quot;GPIO&quot;&amp;CHAR(FLOOR([.A256]/32)+HEX2DEC(41))&amp;&quot;_&quot;&amp;MOD([.A256];32)" office:value-type="string" office:string-value="GPIOH_29" calcext:value-type="string">
            <text:p>GPIOH_29</text:p>
          </table:table-cell>
          <table:table-cell table:number-columns-repeated="8"/>
        </table:table-row>
        <table:table-row table:style-name="ro1" table:visibility="collapse">
          <table:table-cell office:value-type="float" office:value="254" calcext:value-type="float">
            <text:p>254</text:p>
          </table:table-cell>
          <table:table-cell office:value-type="string" calcext:value-type="string">
            <text:p>gpiochip0</text:p>
          </table:table-cell>
          <table:table-cell table:formula="of:=&quot;GPIO&quot;&amp;CHAR(FLOOR([.A257]/32)+HEX2DEC(41))&amp;&quot;_&quot;&amp;MOD([.A257];32)" office:value-type="string" office:string-value="GPIOH_30" calcext:value-type="string">
            <text:p>GPIOH_30</text:p>
          </table:table-cell>
          <table:table-cell table:number-columns-repeated="8"/>
        </table:table-row>
        <table:table-row table:style-name="ro1" table:visibility="collapse">
          <table:table-cell office:value-type="float" office:value="255" calcext:value-type="float">
            <text:p>255</text:p>
          </table:table-cell>
          <table:table-cell office:value-type="string" calcext:value-type="string">
            <text:p>gpiochip0</text:p>
          </table:table-cell>
          <table:table-cell table:formula="of:=&quot;GPIO&quot;&amp;CHAR(FLOOR([.A258]/32)+HEX2DEC(41))&amp;&quot;_&quot;&amp;MOD([.A258];32)" office:value-type="string" office:string-value="GPIOH_31" calcext:value-type="string">
            <text:p>GPIOH_31</text:p>
          </table:table-cell>
          <table:table-cell table:number-columns-repeated="8"/>
        </table:table-row>
        <table:table-row table:style-name="ro1">
          <table:table-cell table:style-name="Default" office:value-type="float" office:value="256" calcext:value-type="float">
            <text:p>25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59]/32)+HEX2DEC(41))&amp;&quot;_&quot;&amp;MOD([.A259];32)" office:value-type="string" office:string-value="GPIOI_0" calcext:value-type="string">
            <text:p>GPIOI_0</text:p>
          </table:table-cell>
          <table:table-cell office:value-type="string" calcext:value-type="string">
            <text:p>GPIO2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table:style-name="Default" office:value-type="float" office:value="257" calcext:value-type="float">
            <text:p>25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60]/32)+HEX2DEC(41))&amp;&quot;_&quot;&amp;MOD([.A260];32)" office:value-type="string" office:string-value="GPIOI_1" calcext:value-type="string">
            <text:p>GPIOI_1</text:p>
          </table:table-cell>
          <table:table-cell office:value-type="string" calcext:value-type="string">
            <text:p>GPIO2</text:p>
          </table:table-cell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table:style-name="Default" office:value-type="float" office:value="258" calcext:value-type="float">
            <text:p>25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61]/32)+HEX2DEC(41))&amp;&quot;_&quot;&amp;MOD([.A261];32)" office:value-type="string" office:string-value="GPIOI_2" calcext:value-type="string">
            <text:p>GPIOI_2</text:p>
          </table:table-cell>
          <table:table-cell office:value-type="string" calcext:value-type="string">
            <text:p>GPIO2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1">
          <table:table-cell table:style-name="Default" office:value-type="float" office:value="259" calcext:value-type="float">
            <text:p>25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62]/32)+HEX2DEC(41))&amp;&quot;_&quot;&amp;MOD([.A262];32)" office:value-type="string" office:string-value="GPIOI_3" calcext:value-type="string">
            <text:p>GPIOI_3</text:p>
          </table:table-cell>
          <table:table-cell office:value-type="string" calcext:value-type="string">
            <text:p>GPIO2</text:p>
          </table:table-cell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gpiochip0</text:p>
          </table:table-cell>
          <table:table-cell table:formula="of:=&quot;GPIO&quot;&amp;CHAR(FLOOR([.A263]/32)+HEX2DEC(41))&amp;&quot;_&quot;&amp;MOD([.A263];32)" office:value-type="string" office:string-value="GPIOI_4" calcext:value-type="string">
            <text:p>GPIOI_4</text:p>
          </table:table-cell>
          <table:table-cell table:number-columns-repeated="8"/>
        </table:table-row>
        <table:table-row table:style-name="ro1" table:visibility="collapse">
          <table:table-cell office:value-type="float" office:value="261" calcext:value-type="float">
            <text:p>261</text:p>
          </table:table-cell>
          <table:table-cell office:value-type="string" calcext:value-type="string">
            <text:p>gpiochip0</text:p>
          </table:table-cell>
          <table:table-cell table:formula="of:=&quot;GPIO&quot;&amp;CHAR(FLOOR([.A264]/32)+HEX2DEC(41))&amp;&quot;_&quot;&amp;MOD([.A264];32)" office:value-type="string" office:string-value="GPIOI_5" calcext:value-type="string">
            <text:p>GPIOI_5</text:p>
          </table:table-cell>
          <table:table-cell table:number-columns-repeated="8"/>
        </table:table-row>
        <table:table-row table:style-name="ro1" table:visibility="collapse">
          <table:table-cell office:value-type="float" office:value="262" calcext:value-type="float">
            <text:p>262</text:p>
          </table:table-cell>
          <table:table-cell office:value-type="string" calcext:value-type="string">
            <text:p>gpiochip0</text:p>
          </table:table-cell>
          <table:table-cell table:formula="of:=&quot;GPIO&quot;&amp;CHAR(FLOOR([.A265]/32)+HEX2DEC(41))&amp;&quot;_&quot;&amp;MOD([.A265];32)" office:value-type="string" office:string-value="GPIOI_6" calcext:value-type="string">
            <text:p>GPIOI_6</text:p>
          </table:table-cell>
          <table:table-cell table:number-columns-repeated="8"/>
        </table:table-row>
        <table:table-row table:style-name="ro1" table:visibility="collapse">
          <table:table-cell office:value-type="float" office:value="263" calcext:value-type="float">
            <text:p>263</text:p>
          </table:table-cell>
          <table:table-cell office:value-type="string" calcext:value-type="string">
            <text:p>gpiochip0</text:p>
          </table:table-cell>
          <table:table-cell table:formula="of:=&quot;GPIO&quot;&amp;CHAR(FLOOR([.A266]/32)+HEX2DEC(41))&amp;&quot;_&quot;&amp;MOD([.A266];32)" office:value-type="string" office:string-value="GPIOI_7" calcext:value-type="string">
            <text:p>GPIOI_7</text:p>
          </table:table-cell>
          <table:table-cell table:number-columns-repeated="8"/>
        </table:table-row>
        <table:table-row table:style-name="ro1" table:visibility="collapse">
          <table:table-cell office:value-type="float" office:value="264" calcext:value-type="float">
            <text:p>264</text:p>
          </table:table-cell>
          <table:table-cell office:value-type="string" calcext:value-type="string">
            <text:p>gpiochip0</text:p>
          </table:table-cell>
          <table:table-cell table:formula="of:=&quot;GPIO&quot;&amp;CHAR(FLOOR([.A267]/32)+HEX2DEC(41))&amp;&quot;_&quot;&amp;MOD([.A267];32)" office:value-type="string" office:string-value="GPIOI_8" calcext:value-type="string">
            <text:p>GPIOI_8</text:p>
          </table:table-cell>
          <table:table-cell table:number-columns-repeated="8"/>
        </table:table-row>
        <table:table-row table:style-name="ro1" table:visibility="collapse">
          <table:table-cell office:value-type="float" office:value="265" calcext:value-type="float">
            <text:p>265</text:p>
          </table:table-cell>
          <table:table-cell office:value-type="string" calcext:value-type="string">
            <text:p>gpiochip0</text:p>
          </table:table-cell>
          <table:table-cell table:formula="of:=&quot;GPIO&quot;&amp;CHAR(FLOOR([.A268]/32)+HEX2DEC(41))&amp;&quot;_&quot;&amp;MOD([.A268];32)" office:value-type="string" office:string-value="GPIOI_9" calcext:value-type="string">
            <text:p>GPIOI_9</text:p>
          </table:table-cell>
          <table:table-cell table:number-columns-repeated="8"/>
        </table:table-row>
        <table:table-row table:style-name="ro1">
          <table:table-cell table:style-name="Default" office:value-type="float" office:value="266" calcext:value-type="float">
            <text:p>26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69]/32)+HEX2DEC(41))&amp;&quot;_&quot;&amp;MOD([.A269];32)" office:value-type="string" office:string-value="GPIOI_10" calcext:value-type="string">
            <text:p>GPIOI_10</text:p>
          </table:table-cell>
          <table:table-cell office:value-type="string" calcext:value-type="string">
            <text:p>GPIO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3" office:value-type="string" calcext:value-type="string">
            <text:p>TX5 (TTYS3)</text:p>
          </table:table-cell>
          <table:table-cell table:style-name="ce4" office:value-type="string" calcext:value-type="string">
            <text:p>CS0</text:p>
          </table:table-cell>
          <table:table-cell/>
          <table:table-cell table:style-name="ce3" office:value-type="string" calcext:value-type="string">
            <text:p>TX5 (TTYS3)</text:p>
          </table:table-cell>
        </table:table-row>
        <table:table-row table:style-name="ro1">
          <table:table-cell table:style-name="Default" office:value-type="float" office:value="267" calcext:value-type="float">
            <text:p>26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0]/32)+HEX2DEC(41))&amp;&quot;_&quot;&amp;MOD([.A270];32)" office:value-type="string" office:string-value="GPIOI_11" calcext:value-type="string">
            <text:p>GPIOI_11</text:p>
          </table:table-cell>
          <table:table-cell office:value-type="string" calcext:value-type="string">
            <text:p>GPIO2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ce3" office:value-type="string" calcext:value-type="string">
            <text:p>RX5 (TTYS3)</text:p>
          </table:table-cell>
          <table:table-cell table:style-name="ce4" office:value-type="string" calcext:value-type="string">
            <text:p>SCK0</text:p>
          </table:table-cell>
          <table:table-cell/>
          <table:table-cell table:style-name="ce3" office:value-type="string" calcext:value-type="string">
            <text:p>RX5 (TTYS3)</text:p>
          </table:table-cell>
        </table:table-row>
        <table:table-row table:style-name="ro1">
          <table:table-cell table:style-name="Default" office:value-type="float" office:value="268" calcext:value-type="float">
            <text:p>268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1]/32)+HEX2DEC(41))&amp;&quot;_&quot;&amp;MOD([.A271];32)" office:value-type="string" office:string-value="GPIOI_12" calcext:value-type="string">
            <text:p>GPIOI_12</text:p>
          </table:table-cell>
          <table:table-cell office:value-type="string" calcext:value-type="string">
            <text:p>UEXT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TX6 (TTYS4)</text:p>
          </table:table-cell>
          <table:table-cell table:style-name="ce4" office:value-type="string" calcext:value-type="string">
            <text:p>MOSI0</text:p>
          </table:table-cell>
          <table:table-cell/>
          <table:table-cell table:style-name="ce3" office:value-type="string" calcext:value-type="string">
            <text:p>TX6 (TTYS4)</text:p>
          </table:table-cell>
        </table:table-row>
        <table:table-row table:style-name="ro1">
          <table:table-cell table:style-name="Default" office:value-type="float" office:value="269" calcext:value-type="float">
            <text:p>269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2]/32)+HEX2DEC(41))&amp;&quot;_&quot;&amp;MOD([.A272];32)" office:value-type="string" office:string-value="GPIOI_13" calcext:value-type="string">
            <text:p>GPIOI_13</text:p>
          </table:table-cell>
          <table:table-cell office:value-type="string" calcext:value-type="string">
            <text:p>UEXT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RX6 (TTYS4)</text:p>
          </table:table-cell>
          <table:table-cell table:style-name="ce4" office:value-type="string" calcext:value-type="string">
            <text:p>MISO0</text:p>
          </table:table-cell>
          <table:table-cell/>
          <table:table-cell table:style-name="ce3" office:value-type="string" calcext:value-type="string">
            <text:p>RX6 (TTYS4)</text:p>
          </table:table-cell>
        </table:table-row>
        <table:table-row table:style-name="ro1">
          <table:table-cell table:style-name="Default" office:value-type="float" office:value="270" calcext:value-type="float">
            <text:p>270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3]/32)+HEX2DEC(41))&amp;&quot;_&quot;&amp;MOD([.A273];32)" office:value-type="string" office:string-value="GPIOI_14" calcext:value-type="string">
            <text:p>GPIOI_14</text:p>
          </table:table-cell>
          <table:table-cell office:value-type="string" calcext:value-type="string">
            <text:p>GPIO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table:style-name="ce4" office:value-type="string" calcext:value-type="string">
            <text:p>CS10</text:p>
          </table:table-cell>
          <table:table-cell table:number-columns-repeated="3"/>
        </table:table-row>
        <table:table-row table:style-name="ro1">
          <table:table-cell table:style-name="Default" office:value-type="float" office:value="271" calcext:value-type="float">
            <text:p>271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4]/32)+HEX2DEC(41))&amp;&quot;_&quot;&amp;MOD([.A274];32)" office:value-type="string" office:string-value="GPIOI_15" calcext:value-type="string">
            <text:p>GPIOI_15</text:p>
          </table:table-cell>
          <table:table-cell office:value-type="string" calcext:value-type="string">
            <text:p>GPIO2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table:style-name="ce4" office:value-type="string" calcext:value-type="string">
            <text:p>CS11</text:p>
          </table:table-cell>
          <table:table-cell table:number-columns-repeated="3"/>
        </table:table-row>
        <table:table-row table:style-name="ro1">
          <table:table-cell table:style-name="Default" office:value-type="float" office:value="272" calcext:value-type="float">
            <text:p>272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5]/32)+HEX2DEC(41))&amp;&quot;_&quot;&amp;MOD([.A275];32)" office:value-type="string" office:string-value="GPIOI_16" calcext:value-type="string">
            <text:p>GPIOI_16</text:p>
          </table:table-cell>
          <table:table-cell office:value-type="string" calcext:value-type="string">
            <text:p>UEXT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string" calcext:value-type="string">
            <text:p>CS10</text:p>
          </table:table-cell>
          <table:table-cell table:style-name="ce3" office:value-type="string" calcext:value-type="string">
            <text:p>RTS2</text:p>
          </table:table-cell>
          <table:table-cell table:number-columns-repeated="2"/>
        </table:table-row>
        <table:table-row table:style-name="ro1">
          <table:table-cell table:style-name="Default" office:value-type="float" office:value="273" calcext:value-type="float">
            <text:p>273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6]/32)+HEX2DEC(41))&amp;&quot;_&quot;&amp;MOD([.A276];32)" office:value-type="string" office:string-value="GPIOI_17" calcext:value-type="string">
            <text:p>GPIOI_17</text:p>
          </table:table-cell>
          <table:table-cell office:value-type="string" calcext:value-type="string">
            <text:p>UEXT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4" office:value-type="string" calcext:value-type="string">
            <text:p>SCK1</text:p>
          </table:table-cell>
          <table:table-cell table:style-name="ce3" office:value-type="string" calcext:value-type="string">
            <text:p>CTS2</text:p>
          </table:table-cell>
          <table:table-cell table:number-columns-repeated="2"/>
        </table:table-row>
        <table:table-row table:style-name="ro1">
          <table:table-cell table:style-name="Default" office:value-type="float" office:value="274" calcext:value-type="float">
            <text:p>274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7]/32)+HEX2DEC(41))&amp;&quot;_&quot;&amp;MOD([.A277];32)" office:value-type="string" office:string-value="GPIOI_18" calcext:value-type="string">
            <text:p>GPIOI_18</text:p>
          </table:table-cell>
          <table:table-cell office:value-type="string" calcext:value-type="string">
            <text:p>UEXT2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4" office:value-type="string" calcext:value-type="string">
            <text:p>MOSI1</text:p>
          </table:table-cell>
          <table:table-cell table:style-name="ce3" office:value-type="string" calcext:value-type="string">
            <text:p>TX2</text:p>
          </table:table-cell>
          <table:table-cell table:number-columns-repeated="2"/>
        </table:table-row>
        <table:table-row table:style-name="ro1">
          <table:table-cell table:style-name="Default" office:value-type="float" office:value="275" calcext:value-type="float">
            <text:p>275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8]/32)+HEX2DEC(41))&amp;&quot;_&quot;&amp;MOD([.A278];32)" office:value-type="string" office:string-value="GPIOI_19" calcext:value-type="string">
            <text:p>GPIOI_19</text:p>
          </table:table-cell>
          <table:table-cell office:value-type="string" calcext:value-type="string">
            <text:p>UEXT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4" office:value-type="string" calcext:value-type="string">
            <text:p>MISO1</text:p>
          </table:table-cell>
          <table:table-cell table:style-name="ce3" office:value-type="string" calcext:value-type="string">
            <text:p>RX2</text:p>
          </table:table-cell>
          <table:table-cell table:number-columns-repeated="2"/>
        </table:table-row>
        <table:table-row table:style-name="ro1">
          <table:table-cell table:style-name="Default" office:value-type="float" office:value="276" calcext:value-type="float">
            <text:p>276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79]/32)+HEX2DEC(41))&amp;&quot;_&quot;&amp;MOD([.A279];32)" office:value-type="string" office:string-value="GPIOI_20" calcext:value-type="string">
            <text:p>GPIOI_20</text:p>
          </table:table-cell>
          <table:table-cell office:value-type="string" calcext:value-type="string">
            <text:p>UEXT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TX7 (TTYS5)</text:p>
          </table:table-cell>
          <table:table-cell table:number-columns-repeated="2"/>
          <table:table-cell table:style-name="ce3" office:value-type="string" calcext:value-type="string">
            <text:p>TX7 (TTYS5)</text:p>
          </table:table-cell>
        </table:table-row>
        <table:table-row table:style-name="ro1">
          <table:table-cell table:style-name="Default" office:value-type="float" office:value="277" calcext:value-type="float">
            <text:p>277</text:p>
          </table:table-cell>
          <table:table-cell table:style-name="Default" office:value-type="string" calcext:value-type="string">
            <text:p>gpiochip0</text:p>
          </table:table-cell>
          <table:table-cell table:style-name="Default" table:formula="of:=&quot;GPIO&quot;&amp;CHAR(FLOOR([.A280]/32)+HEX2DEC(41))&amp;&quot;_&quot;&amp;MOD([.A280];32)" office:value-type="string" office:string-value="GPIOI_21" calcext:value-type="string">
            <text:p>GPIOI_21</text:p>
          </table:table-cell>
          <table:table-cell office:value-type="string" calcext:value-type="string">
            <text:p>UEXT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3" office:value-type="string" calcext:value-type="string">
            <text:p>RX7 (TTYS5)</text:p>
          </table:table-cell>
          <table:table-cell table:number-columns-repeated="2"/>
          <table:table-cell table:style-name="ce3" office:value-type="string" calcext:value-type="string">
            <text:p>RX7 (TTYS5)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gpiochip0</text:p>
          </table:table-cell>
          <table:table-cell table:formula="of:=&quot;GPIO&quot;&amp;CHAR(FLOOR([.A281]/32)+HEX2DEC(41))&amp;&quot;_&quot;&amp;MOD([.A281];32)" office:value-type="string" office:string-value="GPIOI_22" calcext:value-type="string">
            <text:p>GPIOI_22</text:p>
          </table:table-cell>
          <table:table-cell table:number-columns-repeated="8"/>
        </table:table-row>
        <table:table-row table:style-name="ro1" table:visibility="collapse">
          <table:table-cell office:value-type="float" office:value="279" calcext:value-type="float">
            <text:p>279</text:p>
          </table:table-cell>
          <table:table-cell office:value-type="string" calcext:value-type="string">
            <text:p>gpiochip0</text:p>
          </table:table-cell>
          <table:table-cell table:formula="of:=&quot;GPIO&quot;&amp;CHAR(FLOOR([.A282]/32)+HEX2DEC(41))&amp;&quot;_&quot;&amp;MOD([.A282];32)" office:value-type="string" office:string-value="GPIOI_23" calcext:value-type="string">
            <text:p>GPIOI_23</text:p>
          </table:table-cell>
          <table:table-cell table:number-columns-repeated="8"/>
        </table:table-row>
        <table:table-row table:style-name="ro1" table:visibility="collapse">
          <table:table-cell office:value-type="float" office:value="280" calcext:value-type="float">
            <text:p>280</text:p>
          </table:table-cell>
          <table:table-cell office:value-type="string" calcext:value-type="string">
            <text:p>gpiochip0</text:p>
          </table:table-cell>
          <table:table-cell table:formula="of:=&quot;GPIO&quot;&amp;CHAR(FLOOR([.A283]/32)+HEX2DEC(41))&amp;&quot;_&quot;&amp;MOD([.A283];32)" office:value-type="string" office:string-value="GPIOI_24" calcext:value-type="string">
            <text:p>GPIOI_24</text:p>
          </table:table-cell>
          <table:table-cell table:number-columns-repeated="8"/>
        </table:table-row>
        <table:table-row table:style-name="ro1" table:visibility="collapse">
          <table:table-cell office:value-type="float" office:value="281" calcext:value-type="float">
            <text:p>281</text:p>
          </table:table-cell>
          <table:table-cell office:value-type="string" calcext:value-type="string">
            <text:p>gpiochip0</text:p>
          </table:table-cell>
          <table:table-cell table:formula="of:=&quot;GPIO&quot;&amp;CHAR(FLOOR([.A284]/32)+HEX2DEC(41))&amp;&quot;_&quot;&amp;MOD([.A284];32)" office:value-type="string" office:string-value="GPIOI_25" calcext:value-type="string">
            <text:p>GPIOI_25</text:p>
          </table:table-cell>
          <table:table-cell table:number-columns-repeated="8"/>
        </table:table-row>
        <table:table-row table:style-name="ro1" table:visibility="collapse">
          <table:table-cell office:value-type="float" office:value="282" calcext:value-type="float">
            <text:p>282</text:p>
          </table:table-cell>
          <table:table-cell office:value-type="string" calcext:value-type="string">
            <text:p>gpiochip0</text:p>
          </table:table-cell>
          <table:table-cell table:formula="of:=&quot;GPIO&quot;&amp;CHAR(FLOOR([.A285]/32)+HEX2DEC(41))&amp;&quot;_&quot;&amp;MOD([.A285];32)" office:value-type="string" office:string-value="GPIOI_26" calcext:value-type="string">
            <text:p>GPIOI_26</text:p>
          </table:table-cell>
          <table:table-cell table:number-columns-repeated="8"/>
        </table:table-row>
        <table:table-row table:style-name="ro1" table:visibility="collapse">
          <table:table-cell office:value-type="float" office:value="283" calcext:value-type="float">
            <text:p>283</text:p>
          </table:table-cell>
          <table:table-cell office:value-type="string" calcext:value-type="string">
            <text:p>gpiochip0</text:p>
          </table:table-cell>
          <table:table-cell table:formula="of:=&quot;GPIO&quot;&amp;CHAR(FLOOR([.A286]/32)+HEX2DEC(41))&amp;&quot;_&quot;&amp;MOD([.A286];32)" office:value-type="string" office:string-value="GPIOI_27" calcext:value-type="string">
            <text:p>GPIOI_27</text:p>
          </table:table-cell>
          <table:table-cell table:number-columns-repeated="8"/>
        </table:table-row>
        <table:table-row table:style-name="ro1" table:visibility="collapse">
          <table:table-cell office:value-type="float" office:value="284" calcext:value-type="float">
            <text:p>284</text:p>
          </table:table-cell>
          <table:table-cell office:value-type="string" calcext:value-type="string">
            <text:p>gpiochip0</text:p>
          </table:table-cell>
          <table:table-cell table:formula="of:=&quot;GPIO&quot;&amp;CHAR(FLOOR([.A287]/32)+HEX2DEC(41))&amp;&quot;_&quot;&amp;MOD([.A287];32)" office:value-type="string" office:string-value="GPIOI_28" calcext:value-type="string">
            <text:p>GPIOI_28</text:p>
          </table:table-cell>
          <table:table-cell table:number-columns-repeated="8"/>
        </table:table-row>
        <table:table-row table:style-name="ro1" table:visibility="collapse">
          <table:table-cell office:value-type="float" office:value="285" calcext:value-type="float">
            <text:p>285</text:p>
          </table:table-cell>
          <table:table-cell office:value-type="string" calcext:value-type="string">
            <text:p>gpiochip0</text:p>
          </table:table-cell>
          <table:table-cell table:formula="of:=&quot;GPIO&quot;&amp;CHAR(FLOOR([.A288]/32)+HEX2DEC(41))&amp;&quot;_&quot;&amp;MOD([.A288];32)" office:value-type="string" office:string-value="GPIOI_29" calcext:value-type="string">
            <text:p>GPIOI_29</text:p>
          </table:table-cell>
          <table:table-cell table:number-columns-repeated="8"/>
        </table:table-row>
        <table:table-row table:style-name="ro1" table:visibility="collapse">
          <table:table-cell office:value-type="float" office:value="286" calcext:value-type="float">
            <text:p>286</text:p>
          </table:table-cell>
          <table:table-cell office:value-type="string" calcext:value-type="string">
            <text:p>gpiochip0</text:p>
          </table:table-cell>
          <table:table-cell table:formula="of:=&quot;GPIO&quot;&amp;CHAR(FLOOR([.A289]/32)+HEX2DEC(41))&amp;&quot;_&quot;&amp;MOD([.A289];32)" office:value-type="string" office:string-value="GPIOI_30" calcext:value-type="string">
            <text:p>GPIOI_30</text:p>
          </table:table-cell>
          <table:table-cell table:number-columns-repeated="8"/>
        </table:table-row>
        <table:table-row table:style-name="ro1" table:visibility="collapse">
          <table:table-cell office:value-type="float" office:value="287" calcext:value-type="float">
            <text:p>287</text:p>
          </table:table-cell>
          <table:table-cell office:value-type="string" calcext:value-type="string">
            <text:p>gpiochip0</text:p>
          </table:table-cell>
          <table:table-cell table:formula="of:=&quot;GPIO&quot;&amp;CHAR(FLOOR([.A290]/32)+HEX2DEC(41))&amp;&quot;_&quot;&amp;MOD([.A290];32)" office:value-type="string" office:string-value="GPIOI_31" calcext:value-type="string">
            <text:p>GPIOI_31</text:p>
          </table:table-cell>
          <table:table-cell table:number-columns-repeated="8"/>
        </table:table-row>
        <table:table-row table:style-name="ro1" table:visibility="collapse">
          <table:table-cell office:value-type="float" office:value="0" calcext:value-type="float">
            <text:p>0</text:p>
          </table:table-cell>
          <table:table-cell office:value-type="string" calcext:value-type="string">
            <text:p>gpiochip1</text:p>
          </table:table-cell>
          <table:table-cell table:formula="of:=&quot;GPIO&quot;&amp;CHAR(FLOOR([.A291]/32)+HEX2DEC(41))&amp;&quot;_&quot;&amp;MOD([.A291];32)" office:value-type="string" office:string-value="GPIOA_0" calcext:value-type="string">
            <text:p>GPIOA_0</text:p>
          </table:table-cell>
          <table:table-cell table:number-columns-repeated="8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string" calcext:value-type="string">
            <text:p>gpiochip1</text:p>
          </table:table-cell>
          <table:table-cell table:formula="of:=&quot;GPIO&quot;&amp;CHAR(FLOOR([.A292]/32)+HEX2DEC(41))&amp;&quot;_&quot;&amp;MOD([.A292];32)" office:value-type="string" office:string-value="GPIOA_1" calcext:value-type="string">
            <text:p>GPIOA_1</text:p>
          </table:table-cell>
          <table:table-cell table:number-columns-repeated="8"/>
        </table:table-row>
        <table:table-row table:style-name="ro1" table:visibility="collapse">
          <table:table-cell office:value-type="float" office:value="2" calcext:value-type="float">
            <text:p>2</text:p>
          </table:table-cell>
          <table:table-cell office:value-type="string" calcext:value-type="string">
            <text:p>gpiochip1</text:p>
          </table:table-cell>
          <table:table-cell table:formula="of:=&quot;GPIO&quot;&amp;CHAR(FLOOR([.A293]/32)+HEX2DEC(41))&amp;&quot;_&quot;&amp;MOD([.A293];32)" office:value-type="string" office:string-value="GPIOA_2" calcext:value-type="string">
            <text:p>GPIOA_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2">00/00/0000</text:date>, <text:time style:data-style-name="N2" text:time-value="12:43:35.6895552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27T11:11:02.953631890</meta:creation-date>
    <dc:date>2023-03-02T19:28:25.359008259</dc:date>
    <meta:editing-duration>P4DT9M17S</meta:editing-duration>
    <meta:editing-cycles>25</meta:editing-cycles>
    <meta:generator>LibreOffice/6.4.7.2$Linux_X86_64 LibreOffice_project/40$Build-2</meta:generator>
    <meta:document-statistic meta:table-count="1" meta:cell-count="1225" meta:object-count="0"/>
  </office:meta>
</office:document-meta>
</file>